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automatic-styles>
    <style:style style:name="ce1" style:family="table-cell" style:parent-style-name="Standard_32_2" style:data-style-name="N0">
      <style:table-cell-properties style:vertical-align="automatic" fo:background-color="transparent" style:cell-protect="protected"/>
      <style:text-properties fo:color="#000000" style:font-name="Calibri" style:font-name-asian="Calibri" style:font-name-complex="Calibri" fo:font-size="11pt" style:font-size-asian="11pt" style:font-size-complex="11pt"/>
    </style:style>
    <style:style style:name="ce2" style:family="table-cell" style:parent-style-name="Standard_32_2" style:data-style-name="N0">
      <style:table-cell-properties fo:border-top="thin solid #000000" fo:border-bottom="thin solid #000000" fo:border-left="none" fo:border-right="thin solid #000000" style:vertical-align="middle" fo:background-color="transparent" style:cell-protect="protected" style:repeat-content="false"/>
      <style:paragraph-properties fo:text-align="center"/>
      <style:text-properties fo:color="#000000" style:font-name="Calibri" style:font-name-asian="Calibri" style:font-name-complex="Calibri" fo:font-size="9pt" style:font-size-asian="9pt" style:font-size-complex="9pt"/>
    </style:style>
    <style:style style:name="ce3" style:family="table-cell" style:parent-style-name="Standard_32_2" style:data-style-name="N0">
      <style:table-cell-properties fo:border="thin solid #000000" style:vertical-align="middle" fo:background-color="transparent" style:cell-protect="protected" style:repeat-content="false"/>
      <style:paragraph-properties fo:text-align="center"/>
      <style:text-properties fo:color="#000000" style:font-name="Calibri" style:font-name-asian="Calibri" style:font-name-complex="Calibri" fo:font-size="9pt" style:font-size-asian="9pt" style:font-size-complex="9pt"/>
    </style:style>
    <style:style style:name="ce4" style:family="table-cell" style:parent-style-name="Standard_32_2" style:data-style-name="N0">
      <style:table-cell-properties fo:border-top="thin solid #000000" fo:border-bottom="thin solid #000000" fo:border-left="thin solid #000000" fo:border-right="none" style:vertical-align="middle" fo:background-color="transparent" style:cell-protect="protected" style:repeat-content="false"/>
      <style:paragraph-properties fo:text-align="center"/>
      <style:text-properties fo:color="#000000" style:font-name="Calibri" style:font-name-asian="Calibri" style:font-name-complex="Calibri" fo:font-size="9pt" style:font-size-asian="9pt" style:font-size-complex="9pt"/>
    </style:style>
    <style:style style:name="ce5" style:family="table-cell" style:parent-style-name="Standard_32_2" style:data-style-name="N0">
      <style:table-cell-properties style:vertical-align="automatic" fo:background-color="transparent" style:cell-protect="protected"/>
      <style:text-properties fo:color="#000000" style:font-name="Calibri" style:font-name-asian="Calibri" style:font-name-complex="Calibri" fo:font-size="9pt" style:font-size-asian="9pt" style:font-size-complex="9pt"/>
    </style:style>
    <style:style style:name="ce6" style:family="table-cell" style:parent-style-name="Standard_32_2" style:data-style-name="N30">
      <style:table-cell-properties style:vertical-align="automatic" fo:background-color="transparent" style:cell-protect="protected"/>
      <style:text-properties fo:color="#000000" style:font-name="Calibri" style:font-name-asian="Calibri" style:font-name-complex="Calibri" fo:font-size="9pt" style:font-size-asian="9pt" style:font-size-complex="9pt" fo:font-weight="bold" style:font-weight-asian="bold" style:font-weight-complex="bold"/>
    </style:style>
    <style:style style:name="ce7" style:family="table-cell" style:parent-style-name="AZ1" style:data-style-name="N36">
      <style:table-cell-properties style:vertical-align="automatic" fo:background-color="transparent"/>
      <style:text-properties fo:color="#000000" style:font-name="Calibri" style:font-name-asian="Calibri" style:font-name-complex="Calibri" fo:font-size="9pt" style:font-size-asian="9pt" style:font-size-complex="9pt" fo:font-weight="bold" style:font-weight-asian="bold" style:font-weight-complex="bold"/>
    </style:style>
    <style:style style:name="ce8" style:family="table-cell" style:parent-style-name="Standard_32_2" style:data-style-name="N30">
      <style:table-cell-properties style:vertical-align="automatic" fo:background-color="transparent" style:cell-protect="protected"/>
      <style:text-properties fo:color="#000000" style:font-name="Calibri" style:font-name-asian="Calibri" style:font-name-complex="Calibri" fo:font-size="9pt" style:font-size-asian="9pt" style:font-size-complex="9pt"/>
    </style:style>
    <style:style style:name="ce9" style:family="table-cell" style:parent-style-name="Standard_32_2" style:data-style-name="N36">
      <style:table-cell-properties style:vertical-align="automatic" fo:background-color="transparent" style:cell-protect="protected" style:repeat-content="false"/>
      <style:paragraph-properties fo:text-align="end" fo:margin-right="0cm"/>
      <style:text-properties fo:color="#000000" style:font-name="Calibri" style:font-name-asian="Calibri" style:font-name-complex="Calibri" fo:font-size="9pt" style:font-size-asian="9pt" style:font-size-complex="9pt"/>
    </style:style>
    <style:style style:name="ce10" style:family="table-cell" style:parent-style-name="AZ1" style:data-style-name="N36">
      <style:table-cell-properties style:vertical-align="automatic" fo:background-color="transparent" style:repeat-content="false"/>
      <style:paragraph-properties fo:text-align="end" fo:margin-right="0cm"/>
      <style:text-properties fo:color="#000000" style:font-name="Calibri" style:font-name-asian="Calibri" style:font-name-complex="Calibri" fo:font-size="9pt" style:font-size-asian="9pt" style:font-size-complex="9pt"/>
    </style:style>
    <style:style style:name="ce11" style:family="table-cell" style:parent-style-name="Standard_32_2" style:data-style-name="N37">
      <style:table-cell-properties style:vertical-align="automatic" fo:background-color="transparent" style:cell-protect="protected"/>
      <style:text-properties fo:color="#000000" style:font-name="Calibri" style:font-name-asian="Calibri" style:font-name-complex="Calibri" fo:font-size="9pt" style:font-size-asian="9pt" style:font-size-complex="9pt"/>
    </style:style>
    <style:style style:name="ce12" style:family="table-cell" style:parent-style-name="Standard_32_2" style:data-style-name="N36">
      <style:table-cell-properties style:vertical-align="automatic" fo:background-color="transparent" style:cell-protect="protected" style:repeat-content="false"/>
      <style:paragraph-properties fo:text-align="end" fo:margin-right="0cm"/>
      <style:text-properties fo:color="#000000" style:font-name="Calibri" style:font-name-asian="Calibri" style:font-name-complex="Calibri" fo:font-size="9pt" style:font-size-asian="9pt" style:font-size-complex="9pt" fo:font-weight="bold" style:font-weight-asian="bold" style:font-weight-complex="bold"/>
    </style:style>
    <style:style style:name="ce13" style:family="table-cell" style:parent-style-name="AZ1" style:data-style-name="N36">
      <style:table-cell-properties style:vertical-align="automatic" fo:background-color="transparent" style:repeat-content="false"/>
      <style:paragraph-properties fo:text-align="end" fo:margin-right="0cm"/>
      <style:text-properties fo:color="#000000" style:font-name="Calibri" style:font-name-asian="Calibri" style:font-name-complex="Calibri" fo:font-size="9pt" style:font-size-asian="9pt" style:font-size-complex="9pt" fo:font-weight="bold" style:font-weight-asian="bold" style:font-weight-complex="bold"/>
    </style:style>
    <style:style style:name="ce14" style:family="table-cell" style:parent-style-name="Standard_32_2" style:data-style-name="N0">
      <style:table-cell-properties style:vertical-align="automatic" fo:background-color="transparent" style:cell-protect="protected"/>
      <style:text-properties fo:color="#000000" style:font-name="Calibri" style:font-name-asian="Calibri" style:font-name-complex="Calibri" fo:font-size="9pt" style:font-size-asian="9pt" style:font-size-complex="9pt"/>
    </style:style>
    <style:style style:name="ce15" style:family="table-cell" style:parent-style-name="Standard_32_2" style:data-style-name="N0">
      <style:table-cell-properties style:vertical-align="automatic" fo:background-color="transparent" style:cell-protect="protected" style:repeat-content="false"/>
      <style:paragraph-properties fo:text-align="start" fo:margin-left="0.353cm"/>
      <style:text-properties fo:color="#000000" style:font-name="Calibri" style:font-name-asian="Calibri" style:font-name-complex="Calibri" fo:font-size="9pt" style:font-size-asian="9pt" style:font-size-complex="9pt"/>
    </style:style>
    <style:style style:name="ce16" style:family="table-cell" style:parent-style-name="Standard_32_2" style:data-style-name="N0">
      <style:table-cell-properties style:vertical-align="automatic" fo:background-color="transparent" style:cell-protect="protected" style:repeat-content="false"/>
      <style:paragraph-properties fo:text-align="start" fo:margin-left="0.706cm"/>
      <style:text-properties fo:color="#000000" style:font-name="Calibri" style:font-name-asian="Calibri" style:font-name-complex="Calibri" fo:font-size="9pt" style:font-size-asian="9pt" style:font-size-complex="9pt"/>
    </style:style>
    <style:style style:name="ce17" style:family="table-cell" style:parent-style-name="AZ2" style:data-style-name="N38">
      <style:table-cell-properties style:vertical-align="automatic" fo:background-color="transparent" style:repeat-content="false"/>
      <style:paragraph-properties fo:text-align="end" fo:margin-right="0cm"/>
      <style:text-properties fo:color="#000000" style:font-name="Calibri" style:font-name-asian="Calibri" style:font-name-complex="Calibri" fo:font-size="9pt" style:font-size-asian="9pt" style:font-size-complex="9pt"/>
    </style:style>
    <style:style style:name="ce18" style:family="table-cell" style:parent-style-name="AZ2" style:data-style-name="N38">
      <style:table-cell-properties style:vertical-align="automatic" style:repeat-content="false"/>
      <style:paragraph-properties fo:text-align="end" fo:margin-right="0cm"/>
      <style:text-properties fo:color="#000000" style:font-name="Calibri" style:font-name-asian="Calibri" style:font-name-complex="Calibri" fo:font-size="9pt" style:font-size-asian="9pt" style:font-size-complex="9pt"/>
    </style:style>
    <style:style style:name="ce19" style:family="table-cell" style:parent-style-name="AZ3" style:data-style-name="N39">
      <style:table-cell-properties style:vertical-align="automatic"/>
      <style:text-properties fo:color="#000000" style:font-name="Calibri" style:font-name-asian="Calibri" style:font-name-complex="Calibri" fo:font-size="9pt" style:font-size-asian="9pt" style:font-size-complex="9pt"/>
    </style:style>
    <style:style style:name="ce20" style:family="table-cell" style:parent-style-name="AZ1" style:data-style-name="N36">
      <style:table-cell-properties style:vertical-align="automatic" style:repeat-content="false"/>
      <style:paragraph-properties fo:text-align="end" fo:margin-right="0cm"/>
      <style:text-properties fo:color="#000000" style:font-name="Calibri" style:font-name-asian="Calibri" style:font-name-complex="Calibri" fo:font-size="9pt" style:font-size-asian="9pt" style:font-size-complex="9pt"/>
    </style:style>
    <style:style style:name="ce21" style:family="table-cell" style:parent-style-name="Standard_32_2" style:data-style-name="N30">
      <style:table-cell-properties style:vertical-align="automatic" fo:wrap-option="wrap" fo:background-color="transparent" style:cell-protect="protected"/>
      <style:text-properties fo:color="#000000" style:font-name="Calibri" style:font-name-asian="Calibri" style:font-name-complex="Calibri" fo:font-size="9pt" style:font-size-asian="9pt" style:font-size-complex="9pt" fo:font-weight="bold" style:font-weight-asian="bold" style:font-weight-complex="bold"/>
    </style:style>
    <style:style style:name="ce22" style:family="table-cell" style:parent-style-name="AZ1" style:data-style-name="N36">
      <style:table-cell-properties style:vertical-align="automatic" style:repeat-content="false"/>
      <style:paragraph-properties fo:text-align="end" fo:margin-right="0cm"/>
      <style:text-properties fo:color="#000000" style:font-name="Calibri" style:font-name-asian="Calibri" style:font-name-complex="Calibri" fo:font-size="9pt" style:font-size-asian="9pt" style:font-size-complex="9pt" fo:font-weight="bold" style:font-weight-asian="bold" style:font-weight-complex="bold"/>
    </style:style>
    <style:style style:name="ce23" style:family="table-cell" style:parent-style-name="Standard_32_2" style:data-style-name="N40">
      <style:table-cell-properties style:vertical-align="automatic" fo:background-color="transparent" style:cell-protect="protected"/>
      <style:text-properties fo:color="#000000" style:font-name="Calibri" style:font-name-asian="Calibri" style:font-name-complex="Calibri" fo:font-size="9pt" style:font-size-asian="9pt" style:font-size-complex="9pt"/>
    </style:style>
    <style:style style:name="ce24" style:family="table-cell" style:parent-style-name="Standard_32_2" style:data-style-name="N41">
      <style:table-cell-properties style:vertical-align="automatic" fo:background-color="transparent" style:cell-protect="protected" style:repeat-content="false"/>
      <style:paragraph-properties fo:text-align="end" fo:margin-right="0cm"/>
      <style:text-properties fo:color="#000000" style:font-name="Calibri" style:font-name-asian="Calibri" style:font-name-complex="Calibri" fo:font-size="9pt" style:font-size-asian="9pt" style:font-size-complex="9pt"/>
    </style:style>
    <style:style style:name="ce25" style:family="table-cell" style:parent-style-name="Standard_32_2" style:data-style-name="N42">
      <style:table-cell-properties style:vertical-align="automatic" fo:background-color="transparent" style:cell-protect="protected"/>
      <style:text-properties fo:color="#000000" style:font-name="Calibri" style:font-name-asian="Calibri" style:font-name-complex="Calibri" fo:font-size="9pt" style:font-size-asian="9pt" style:font-size-complex="9pt"/>
    </style:style>
    <style:style style:name="ce26" style:family="table-cell" style:parent-style-name="Standard_32_2" style:data-style-name="N43">
      <style:table-cell-properties style:vertical-align="automatic" fo:background-color="transparent" style:cell-protect="protected" style:repeat-content="false"/>
      <style:paragraph-properties fo:text-align="end" fo:margin-right="0cm"/>
      <style:text-properties fo:color="#000000" style:font-name="Calibri" style:font-name-asian="Calibri" style:font-name-complex="Calibri" fo:font-size="9pt" style:font-size-asian="9pt" style:font-size-complex="9pt"/>
    </style:style>
    <style:style style:name="ce27" style:family="table-cell" style:parent-style-name="Standard_32_2" style:data-style-name="N0">
      <style:table-cell-properties style:vertical-align="automatic" fo:wrap-option="wrap" fo:background-color="transparent" style:cell-protect="protected"/>
      <style:text-properties fo:color="#000000" style:font-name="Calibri" style:font-name-asian="Calibri" style:font-name-complex="Calibri" fo:font-size="9pt" style:font-size-asian="9pt" style:font-size-complex="9pt"/>
    </style:style>
    <style:style style:name="ce28" style:family="table-cell" style:parent-style-name="Standard_32_2" style:data-style-name="N0">
      <style:table-cell-properties fo:border-top="thin solid #000000" fo:border-bottom="thin solid #000000" fo:border-left="none" fo:border-right="none" style:vertical-align="middle" fo:background-color="transparent" style:cell-protect="protected" style:repeat-content="false"/>
      <style:paragraph-properties fo:text-align="center"/>
      <style:text-properties fo:color="#000000" style:font-name="Calibri" style:font-name-asian="Calibri" style:font-name-complex="Calibri" fo:font-size="9pt" style:font-size-asian="9pt" style:font-size-complex="9pt"/>
    </style:style>
    <style:style style:name="ce29" style:family="table-cell" style:parent-style-name="Standard_32_2" style:data-style-name="N0">
      <style:table-cell-properties style:vertical-align="automatic" fo:background-color="transparent" style:cell-protect="protected"/>
      <style:text-properties fo:color="#000000" style:font-name="Calibri" style:font-name-asian="Calibri" style:font-name-complex="Calibri" fo:font-size="9pt" style:font-size-asian="9pt" style:font-size-complex="9pt" fo:font-weight="bold" style:font-weight-asian="bold" style:font-weight-complex="bold"/>
    </style:style>
    <style:style style:name="ce30" style:family="table-cell" style:parent-style-name="AZ1_32_2" style:data-style-name="N36">
      <style:table-cell-properties style:vertical-align="automatic"/>
      <style:text-properties fo:color="#000000" style:font-name="Calibri" style:font-name-asian="Calibri" style:font-name-complex="Calibri" fo:font-size="9pt" style:font-size-asian="9pt" style:font-size-complex="9pt" fo:font-weight="bold" style:font-weight-asian="bold" style:font-weight-complex="bold"/>
    </style:style>
    <style:style style:name="ce31" style:family="table-cell" style:parent-style-name="Standard_32_2" style:data-style-name="N30">
      <style:table-cell-properties style:vertical-align="automatic" fo:background-color="transparent" style:cell-protect="protected"/>
      <style:text-properties fo:color="#000000" style:font-name="Calibri" style:font-name-asian="Calibri" style:font-name-complex="Calibri" fo:font-size="9pt" style:font-size-asian="9pt" style:font-size-complex="9pt"/>
    </style:style>
    <style:style style:name="ce32" style:family="table-cell" style:parent-style-name="AZ1_32_2" style:data-style-name="N36">
      <style:table-cell-properties style:vertical-align="automatic"/>
      <style:text-properties fo:color="#000000" style:font-name="Calibri" style:font-name-asian="Calibri" style:font-name-complex="Calibri" fo:font-size="9pt" style:font-size-asian="9pt" style:font-size-complex="9pt"/>
    </style:style>
    <style:style style:name="ce33" style:family="table-cell" style:parent-style-name="Prozent_32_2" style:data-style-name="N44">
      <style:text-properties fo:color="#000000" style:font-name="Calibri" style:font-name-asian="Calibri" style:font-name-complex="Calibri" fo:font-size="9pt" style:font-size-asian="9pt" style:font-size-complex="9pt"/>
    </style:style>
    <style:style style:name="ce34" style:family="table-cell" style:parent-style-name="Standard_32_2" style:data-style-name="N0">
      <style:table-cell-properties style:vertical-align="automatic" fo:background-color="transparent" style:cell-protect="protected" style:repeat-content="false"/>
      <style:paragraph-properties fo:text-align="start" fo:margin-left="0.353cm"/>
      <style:text-properties fo:color="#000000" style:font-name="Calibri" style:font-name-asian="Calibri" style:font-name-complex="Calibri" fo:font-size="9pt" style:font-size-asian="9pt" style:font-size-complex="9pt"/>
    </style:style>
    <style:style style:name="ce35" style:family="table-cell" style:parent-style-name="Komma_32_2" style:data-style-name="N45">
      <style:text-properties fo:color="#000000" style:font-name="Calibri" style:font-name-asian="Calibri" style:font-name-complex="Calibri" fo:font-size="9pt" style:font-size-asian="9pt" style:font-size-complex="9pt"/>
    </style:style>
    <style:style style:name="ce36" style:family="table-cell" style:parent-style-name="Standard_32_2" style:data-style-name="N0">
      <style:table-cell-properties style:vertical-align="automatic" fo:background-color="transparent" style:cell-protect="protected"/>
      <style:text-properties fo:color="#000000" style:font-name="Calibri" style:font-name-asian="Calibri" style:font-name-complex="Calibri" fo:font-size="9pt" style:font-size-asian="9pt" style:font-size-complex="9pt"/>
    </style:style>
    <style:style style:name="ce37" style:family="table-cell" style:parent-style-name="Standard_32_2" style:data-style-name="N0">
      <style:table-cell-properties style:vertical-align="automatic" fo:background-color="transparent" style:cell-protect="protected" style:repeat-content="false"/>
      <style:paragraph-properties fo:text-align="start" fo:margin-left="0cm"/>
      <style:text-properties fo:color="#000000" style:font-name="Calibri" style:font-name-asian="Calibri" style:font-name-complex="Calibri" fo:font-size="9pt" style:font-size-asian="9pt" style:font-size-complex="9pt"/>
    </style:style>
    <style:style style:name="ce38" style:family="table-cell" style:parent-style-name="Standard_32_2" style:data-style-name="N46">
      <style:table-cell-properties style:vertical-align="automatic" fo:background-color="transparent" style:cell-protect="protected"/>
      <style:text-properties fo:color="#000000" style:font-name="Calibri" style:font-name-asian="Calibri" style:font-name-complex="Calibri" fo:font-size="9pt" style:font-size-asian="9pt" style:font-size-complex="9pt"/>
    </style:style>
    <style:style style:name="ce39" style:family="table-cell" style:parent-style-name="Standard_32_2" style:data-style-name="N30">
      <style:table-cell-properties style:vertical-align="automatic" fo:background-color="transparent" style:cell-protect="protected"/>
      <style:text-properties fo:color="#000000" style:font-name="Calibri" style:font-name-asian="Calibri" style:font-name-complex="Calibri" fo:font-size="9pt" style:font-size-asian="9pt" style:font-size-complex="9pt"/>
    </style:style>
    <style:style style:name="ce40" style:family="table-cell" style:parent-style-name="Standard_32_2" style:data-style-name="N47">
      <style:table-cell-properties style:vertical-align="automatic" fo:background-color="transparent" style:cell-protect="protected"/>
      <style:text-properties fo:color="#000000" style:font-name="Calibri" style:font-name-asian="Calibri" style:font-name-complex="Calibri" fo:font-size="9pt" style:font-size-asian="9pt" style:font-size-complex="9pt"/>
    </style:style>
    <style:style style:name="ce41" style:family="table-cell" style:parent-style-name="Standard_32_2" style:data-style-name="N47">
      <style:table-cell-properties style:vertical-align="automatic" fo:background-color="transparent" style:cell-protect="protected"/>
      <style:text-properties fo:color="#000000" style:font-name="Calibri" style:font-name-asian="Calibri" style:font-name-complex="Calibri" fo:font-size="9pt" style:font-size-asian="9pt" style:font-size-complex="9pt"/>
    </style:style>
    <style:style style:name="ce42" style:family="table-cell" style:parent-style-name="Standard_32_2" style:data-style-name="N2">
      <style:table-cell-properties style:vertical-align="automatic" fo:background-color="transparent" style:cell-protect="protected"/>
      <style:text-properties fo:color="#000000" style:font-name="Calibri" style:font-name-asian="Calibri" style:font-name-complex="Calibri" fo:font-size="9pt" style:font-size-asian="9pt" style:font-size-complex="9pt"/>
    </style:style>
    <style:style style:name="ce43" style:family="table-cell" style:parent-style-name="Standard_32_2" style:data-style-name="N2">
      <style:table-cell-properties style:vertical-align="automatic" fo:background-color="transparent" style:cell-protect="protected"/>
      <style:text-properties fo:color="#000000" style:font-name="Calibri" style:font-name-asian="Calibri" style:font-name-complex="Calibri" fo:font-size="9pt" style:font-size-asian="9pt" style:font-size-complex="9pt" fo:font-style="italic" style:font-style-asian="italic" style:font-style-complex="italic"/>
    </style:style>
    <style:style style:name="ce44" style:family="table-cell" style:parent-style-name="Standard_32_2" style:data-style-name="N2">
      <style:table-cell-properties style:vertical-align="automatic" fo:background-color="transparent" style:cell-protect="protected"/>
      <style:text-properties fo:color="#000000" style:font-name="Calibri" style:font-name-asian="Calibri" style:font-name-complex="Calibri" fo:font-size="9pt" style:font-size-asian="9pt" style:font-size-complex="9pt"/>
    </style:style>
    <style:style style:name="ce45" style:family="table-cell" style:parent-style-name="PZ1" style:data-style-name="N46">
      <style:table-cell-properties style:vertical-align="automatic" fo:background-color="transparent" style:repeat-content="false"/>
      <style:paragraph-properties fo:text-align="end" fo:margin-right="0cm"/>
      <style:text-properties fo:color="#000000" style:font-name="Calibri" style:font-name-asian="Calibri" style:font-name-complex="Calibri" fo:font-size="9pt" style:font-size-asian="9pt" style:font-size-complex="9pt" fo:font-style="normal" style:font-style-asian="normal" style:font-style-complex="normal"/>
    </style:style>
    <style:style style:name="ce46" style:family="table-cell" style:parent-style-name="PZ2" style:data-style-name="N46">
      <style:table-cell-properties style:vertical-align="automatic" fo:background-color="transparent"/>
      <style:text-properties fo:color="#000000" style:font-name="Calibri" style:font-name-asian="Calibri" style:font-name-complex="Calibri" fo:font-size="9pt" style:font-size-asian="9pt" style:font-size-complex="9pt" fo:font-style="normal" style:font-style-asian="normal" style:font-style-complex="normal"/>
    </style:style>
    <style:style style:name="ce47" style:family="table-cell" style:parent-style-name="PZ1" style:data-style-name="N50">
      <style:table-cell-properties style:vertical-align="automatic" fo:background-color="transparent" style:repeat-content="false"/>
      <style:paragraph-properties fo:text-align="end" fo:margin-right="0cm"/>
      <style:text-properties fo:color="#000000" style:font-name="Calibri" style:font-name-asian="Calibri" style:font-name-complex="Calibri" fo:font-size="9pt" style:font-size-asian="9pt" style:font-size-complex="9pt" fo:font-style="normal" style:font-style-asian="normal" style:font-style-complex="normal"/>
    </style:style>
    <style:style style:name="ce48" style:family="table-cell" style:parent-style-name="AZ3_32_2" style:data-style-name="N46">
      <style:table-cell-properties style:vertical-align="automatic" fo:background-color="transparent"/>
      <style:text-properties fo:color="#000000" style:font-name="Calibri" style:font-name-asian="Calibri" style:font-name-complex="Calibri" fo:font-size="9pt" style:font-size-asian="9pt" style:font-size-complex="9pt"/>
    </style:style>
    <style:style style:name="ce49" style:family="table-cell" style:parent-style-name="AZ3_32_2" style:data-style-name="N52">
      <style:table-cell-properties style:vertical-align="automatic" fo:background-color="transparent"/>
      <style:text-properties fo:color="#000000" style:font-name="Calibri" style:font-name-asian="Calibri" style:font-name-complex="Calibri" fo:font-size="9pt" style:font-size-asian="9pt" style:font-size-complex="9pt"/>
    </style:style>
    <style:style style:name="ce50" style:family="table-cell" style:parent-style-name="PZ1" style:data-style-name="N46">
      <style:table-cell-properties style:vertical-align="automatic" fo:background-color="transparent"/>
      <style:text-properties fo:color="#000000" style:font-name="Calibri" style:font-name-asian="Calibri" style:font-name-complex="Calibri" fo:font-size="9pt" style:font-size-asian="9pt" style:font-size-complex="9pt" fo:font-style="normal" style:font-style-asian="normal" style:font-style-complex="normal"/>
    </style:style>
    <style:style style:name="ce51" style:family="table-cell" style:parent-style-name="PZ1" style:data-style-name="N52">
      <style:table-cell-properties style:vertical-align="automatic" fo:background-color="transparent" style:repeat-content="false"/>
      <style:paragraph-properties fo:text-align="end" fo:margin-right="0cm"/>
      <style:text-properties fo:color="#000000" style:font-name="Calibri" style:font-name-asian="Calibri" style:font-name-complex="Calibri" fo:font-size="9pt" style:font-size-asian="9pt" style:font-size-complex="9pt" fo:font-style="normal" style:font-style-asian="normal" style:font-style-complex="normal"/>
    </style:style>
    <style:style style:name="ce52" style:family="table-cell" style:parent-style-name="Standard_32_2" style:data-style-name="N0">
      <style:table-cell-properties style:vertical-align="automatic" fo:background-color="transparent" style:cell-protect="protected"/>
      <style:text-properties fo:color="#000000" style:font-name="Calibri" style:font-name-asian="Calibri" style:font-name-complex="Calibri" fo:font-size="9pt" style:font-size-asian="9pt" style:font-size-complex="9pt"/>
    </style:style>
    <style:style style:name="ce53" style:family="table-cell" style:parent-style-name="Standard_32_2" style:data-style-name="N30">
      <style:table-cell-properties style:vertical-align="automatic" fo:background-color="transparent" style:cell-protect="protected"/>
      <style:text-properties fo:color="#FF0000" style:font-name="Calibri" style:font-name-asian="Calibri" style:font-name-complex="Calibri" fo:font-size="9pt" style:font-size-asian="9pt" style:font-size-complex="9pt"/>
    </style:style>
    <style:style style:name="ce54" style:family="table-cell" style:parent-style-name="Standard_32_2" style:data-style-name="N0">
      <style:table-cell-properties style:vertical-align="automatic" fo:background-color="transparent" style:cell-protect="protected"/>
      <style:text-properties fo:color="#000000" style:font-name="Calibri" style:font-name-asian="Calibri" style:font-name-complex="Calibri" fo:font-size="9pt" style:font-size-asian="9pt" style:font-size-complex="9pt" fo:font-weight="bold" style:font-weight-asian="bold" style:font-weight-complex="bold"/>
    </style:style>
    <style:style style:name="ce55" style:family="table-cell" style:parent-style-name="AZ1_32_3" style:data-style-name="N53">
      <style:table-cell-properties style:vertical-align="automatic" fo:background-color="transparent"/>
      <style:text-properties fo:color="#000000" style:font-name="Calibri" style:font-name-asian="Calibri" style:font-name-complex="Calibri" fo:font-size="9pt" style:font-size-asian="9pt" style:font-size-complex="9pt"/>
    </style:style>
    <style:style style:name="ce56" style:family="table-cell" style:parent-style-name="AZ2_32_2" style:data-style-name="N54">
      <style:table-cell-properties style:vertical-align="automatic" fo:background-color="transparent"/>
      <style:text-properties fo:color="#000000" style:font-name="Calibri" style:font-name-asian="Calibri" style:font-name-complex="Calibri" fo:font-size="9pt" style:font-size-asian="9pt" style:font-size-complex="9pt"/>
    </style:style>
    <style:style style:name="ce57" style:family="table-cell" style:parent-style-name="AZ1_32_3" style:data-style-name="N54">
      <style:table-cell-properties style:vertical-align="automatic" fo:background-color="transparent"/>
      <style:text-properties fo:color="#000000" style:font-name="Calibri" style:font-name-asian="Calibri" style:font-name-complex="Calibri" fo:font-size="9pt" style:font-size-asian="9pt" style:font-size-complex="9pt"/>
    </style:style>
    <style:style style:name="ce58" style:family="table-cell" style:parent-style-name="AZ2_32_2" style:data-style-name="N52">
      <style:table-cell-properties style:vertical-align="automatic" fo:background-color="transparent"/>
      <style:text-properties fo:color="#000000" style:font-name="Calibri" style:font-name-asian="Calibri" style:font-name-complex="Calibri" fo:font-size="9pt" style:font-size-asian="9pt" style:font-size-complex="9pt"/>
    </style:style>
    <style:style style:name="ce59" style:family="table-cell" style:parent-style-name="AZ1_32_3" style:data-style-name="N53">
      <style:table-cell-properties style:vertical-align="automatic" fo:background-color="transparent" style:repeat-content="false"/>
      <style:paragraph-properties fo:text-align="end" fo:margin-right="0cm"/>
      <style:text-properties fo:color="#000000" style:font-name="Calibri" style:font-name-asian="Calibri" style:font-name-complex="Calibri" fo:font-size="9pt" style:font-size-asian="9pt" style:font-size-complex="9pt" fo:font-weight="bold" style:font-weight-asian="bold" style:font-weight-complex="bold"/>
    </style:style>
    <style:style style:name="ce60" style:family="table-cell" style:parent-style-name="Standard_32_2" style:data-style-name="N30">
      <style:table-cell-properties fo:border-top="thin solid #000000" fo:border-bottom="thin solid #000000" fo:border-left="thin solid #000000" fo:border-right="none" style:vertical-align="middle" fo:background-color="transparent" style:cell-protect="protected" style:repeat-content="false"/>
      <style:paragraph-properties fo:text-align="center"/>
      <style:text-properties fo:color="#000000" style:font-name="Calibri" style:font-name-asian="Calibri" style:font-name-complex="Calibri" fo:font-size="9pt" style:font-size-asian="9pt" style:font-size-complex="9pt"/>
    </style:style>
    <style:style style:name="ce61" style:family="table-cell" style:parent-style-name="Standard_32_2" style:data-style-name="N30">
      <style:table-cell-properties fo:border="thin solid #000000" style:vertical-align="middle" fo:wrap-option="wrap" fo:background-color="transparent" style:cell-protect="protected" style:repeat-content="false"/>
      <style:paragraph-properties fo:text-align="center"/>
      <style:text-properties fo:color="#000000" style:font-name="Calibri" style:font-name-asian="Calibri" style:font-name-complex="Calibri" fo:font-size="9pt" style:font-size-asian="9pt" style:font-size-complex="9pt"/>
    </style:style>
    <style:style style:name="ce62" style:family="table-cell" style:parent-style-name="Standard_32_2" style:data-style-name="N30">
      <style:table-cell-properties style:vertical-align="automatic" fo:background-color="transparent" style:cell-protect="protected"/>
      <style:text-properties fo:color="#000000" style:font-name="Calibri" style:font-name-asian="Calibri" style:font-name-complex="Calibri" fo:font-size="11pt" style:font-size-asian="11pt" style:font-size-complex="11pt"/>
    </style:style>
    <style:style style:name="ce63" style:family="table-cell" style:parent-style-name="Standard_32_2" style:data-style-name="N0">
      <style:table-cell-properties style:vertical-align="automatic" fo:background-color="transparent" style:cell-protect="protected"/>
      <style:text-properties fo:color="#000000" fo:font-size="10pt" style:font-size-asian="10pt" style:font-size-complex="10pt"/>
    </style:style>
    <style:style style:name="ce64" style:family="table-cell" style:parent-style-name="AZ1_32_3" style:data-style-name="N52">
      <style:table-cell-properties style:vertical-align="automatic" fo:background-color="transparent"/>
      <style:text-properties fo:color="#000000" style:font-name="Calibri" style:font-name-asian="Calibri" style:font-name-complex="Calibri" fo:font-size="9pt" style:font-size-asian="9pt" style:font-size-complex="9pt"/>
    </style:style>
    <style:style style:name="ce65" style:family="table-cell" style:parent-style-name="AZ3_32_2" style:data-style-name="N54">
      <style:table-cell-properties style:vertical-align="automatic" fo:background-color="transparent"/>
      <style:text-properties fo:color="#000000" style:font-name="Calibri" style:font-name-asian="Calibri" style:font-name-complex="Calibri" fo:font-size="9pt" style:font-size-asian="9pt" style:font-size-complex="9pt"/>
    </style:style>
    <style:style style:name="ce66" style:family="table-cell" style:parent-style-name="Standard_32_2" style:data-style-name="N46">
      <style:table-cell-properties style:vertical-align="automatic" fo:background-color="transparent" style:cell-protect="protected"/>
      <style:text-properties fo:color="#000000" style:font-name="Calibri" style:font-name-asian="Calibri" style:font-name-complex="Calibri" fo:font-size="9pt" style:font-size-asian="9pt" style:font-size-complex="9pt" fo:font-style="italic" style:font-style-asian="italic" style:font-style-complex="italic"/>
    </style:style>
    <style:style style:name="ce67" style:family="table-cell" style:parent-style-name="AZ2_32_2" style:data-style-name="N53">
      <style:table-cell-properties style:vertical-align="automatic" fo:background-color="transparent"/>
      <style:text-properties fo:color="#000000" style:font-name="Calibri" style:font-name-asian="Calibri" style:font-name-complex="Calibri" fo:font-size="9pt" style:font-size-asian="9pt" style:font-size-complex="9pt"/>
    </style:style>
    <style:style style:name="ce68" style:family="table-cell" style:parent-style-name="PZ1" style:data-style-name="N55">
      <style:table-cell-properties style:vertical-align="automatic" fo:background-color="transparent" style:repeat-content="false"/>
      <style:paragraph-properties fo:text-align="end" fo:margin-right="0cm"/>
      <style:text-properties fo:color="#000000" style:font-name="Calibri" style:font-name-asian="Calibri" style:font-name-complex="Calibri" fo:font-size="9pt" style:font-size-asian="9pt" style:font-size-complex="9pt" fo:font-style="normal" style:font-style-asian="normal" style:font-style-complex="normal"/>
    </style:style>
    <style:style style:name="ce69" style:family="table-cell" style:parent-style-name="PZ1" style:data-style-name="N56">
      <style:table-cell-properties style:vertical-align="automatic" fo:background-color="transparent" style:repeat-content="false"/>
      <style:paragraph-properties fo:text-align="end" fo:margin-right="0cm"/>
      <style:text-properties fo:color="#000000" style:font-name="Calibri" style:font-name-asian="Calibri" style:font-name-complex="Calibri" fo:font-size="9pt" style:font-size-asian="9pt" style:font-size-complex="9pt" fo:font-style="normal" style:font-style-asian="normal" style:font-style-complex="normal"/>
    </style:style>
    <style:style style:name="ce70" style:family="table-cell" style:parent-style-name="Standard_32_2" style:data-style-name="N30">
      <style:table-cell-properties style:vertical-align="automatic" fo:background-color="transparent" style:cell-protect="protected"/>
      <style:text-properties fo:color="#000000" style:font-name="Calibri" style:font-name-asian="Calibri" style:font-name-complex="Calibri" fo:font-size="9pt" style:font-size-asian="9pt" style:font-size-complex="9pt" fo:font-weight="bold" style:font-weight-asian="bold" style:font-weight-complex="bold"/>
    </style:style>
    <style:style style:name="ce71" style:family="table-cell" style:parent-style-name="Standard_32_2" style:data-style-name="N57">
      <style:table-cell-properties style:vertical-align="automatic" fo:background-color="transparent" style:cell-protect="protected"/>
      <style:text-properties fo:color="#000000" style:font-name="Calibri" style:font-name-asian="Calibri" style:font-name-complex="Calibri" fo:font-size="9pt" style:font-size-asian="9pt" style:font-size-complex="9pt"/>
    </style:style>
    <style:style style:name="ce72" style:family="table-cell" style:parent-style-name="AZ1_32_3" style:data-style-name="N53">
      <style:table-cell-properties style:vertical-align="automatic" fo:background-color="transparent" style:repeat-content="false"/>
      <style:paragraph-properties fo:text-align="end" fo:margin-right="0cm"/>
      <style:text-properties fo:color="#000000" style:font-name="Calibri" style:font-name-asian="Calibri" style:font-name-complex="Calibri" fo:font-size="9pt" style:font-size-asian="9pt" style:font-size-complex="9pt"/>
    </style:style>
    <style:style style:name="ce73" style:family="table-cell" style:parent-style-name="Standard_32_2" style:data-style-name="N0">
      <style:table-cell-properties style:vertical-align="automatic" fo:background-color="transparent" style:cell-protect="protected"/>
      <style:text-properties fo:color="#FF0000" style:font-name="Calibri" style:font-name-asian="Calibri" style:font-name-complex="Calibri" fo:font-size="9pt" style:font-size-asian="9pt" style:font-size-complex="9pt"/>
    </style:style>
    <style:style style:name="ce74" style:family="table-cell" style:parent-style-name="PZ1" style:data-style-name="N46">
      <style:table-cell-properties style:vertical-align="automatic" fo:background-color="transparent" style:repeat-content="false"/>
      <style:paragraph-properties fo:text-align="end" fo:margin-right="0cm"/>
      <style:text-properties fo:color="#000000" style:font-name="Calibri" style:font-name-asian="Calibri" style:font-name-complex="Calibri" fo:font-size="9pt" style:font-size-asian="9pt" style:font-size-complex="9pt" fo:font-style="normal" style:font-style-asian="normal" style:font-style-complex="normal" fo:font-weight="bold" style:font-weight-asian="bold" style:font-weight-complex="bold"/>
    </style:style>
    <style:style style:name="ce75" style:family="table-cell" style:parent-style-name="AZ3_32_2" style:data-style-name="N51">
      <style:table-cell-properties style:vertical-align="automatic" fo:background-color="transparent"/>
      <style:text-properties fo:color="#FF0000" style:font-name="Calibri" style:font-name-asian="Calibri" style:font-name-complex="Calibri" fo:font-size="9pt" style:font-size-asian="9pt" style:font-size-complex="9pt"/>
    </style:style>
    <style:style style:name="ce76" style:family="table-cell" style:parent-style-name="Standard_32_2" style:data-style-name="N0">
      <style:table-cell-properties style:vertical-align="automatic" fo:background-color="transparent" style:cell-protect="protected"/>
      <style:text-properties fo:color="#000000" style:font-name="Calibri" style:font-name-asian="Calibri" style:font-name-complex="Calibri" fo:font-size="11pt" style:font-size-asian="11pt" style:font-size-complex="11pt"/>
    </style:style>
    <style:style style:name="ce77" style:family="table-cell" style:parent-style-name="Standard_32_2" style:data-style-name="N47">
      <style:table-cell-properties style:vertical-align="automatic" fo:background-color="transparent" style:cell-protect="protected"/>
      <style:text-properties fo:color="#000000" style:font-name="Calibri" style:font-name-asian="Calibri" style:font-name-complex="Calibri" fo:font-size="11pt" style:font-size-asian="11pt" style:font-size-complex="11pt"/>
    </style:style>
    <style:style style:name="ce78" style:family="table-cell" style:parent-style-name="Default" style:data-style-name="N0">
      <style:text-properties style:font-name="Calibri" style:font-name-asian="Calibri" style:font-name-complex="Calibri" fo:font-weight="bold" style:font-weight-asian="bold" style:font-weight-complex="bold"/>
    </style:style>
    <style:style style:name="ce79" style:family="table-cell" style:parent-style-name="Default" style:data-style-name="N0">
      <style:text-properties style:font-name="Calibri" style:font-name-asian="Calibri" style:font-name-complex="Calibri"/>
    </style:style>
    <style:style style:name="ce80" style:family="table-cell" style:parent-style-name="Standard_32_2" style:data-style-name="N0">
      <style:table-cell-properties fo:border-top="thin solid #000000" fo:border-bottom="thin solid #000000" fo:border-left="thin solid #000000" fo:border-right="thin solid #000000" style:vertical-align="middle" fo:wrap-option="wrap" fo:background-color="transparent" style:cell-protect="protected"/>
      <style:text-properties fo:color="#000000" style:font-name="Calibri" style:font-name-asian="Calibri" style:font-name-complex="Calibri" fo:font-size="9pt" style:font-size-asian="9pt" style:font-size-complex="9pt"/>
    </style:style>
    <style:style style:name="ce81" style:family="table-cell" style:parent-style-name="Standard_32_2" style:data-style-name="N0">
      <style:table-cell-properties fo:border="thin solid #000000" style:vertical-align="middle" fo:wrap-option="wrap" fo:background-color="transparent" style:cell-protect="protected"/>
      <style:text-properties fo:color="#000000" style:font-name="Calibri" style:font-name-asian="Calibri" style:font-name-complex="Calibri" fo:font-size="9pt" style:font-size-asian="9pt" style:font-size-complex="9pt"/>
    </style:style>
    <style:style style:name="ce82" style:family="table-cell" style:parent-style-name="Standard_32_2" style:data-style-name="N0">
      <style:table-cell-properties fo:border-top="thin solid #000000" fo:border-bottom="thin solid #000000" fo:border-left="none" fo:border-right="thin solid #000000" style:vertical-align="middle" fo:wrap-option="wrap" fo:background-color="transparent" style:cell-protect="protected"/>
      <style:text-properties fo:color="#000000" style:font-name="Calibri" style:font-name-asian="Calibri" style:font-name-complex="Calibri" fo:font-size="9pt" style:font-size-asian="9pt" style:font-size-complex="9pt"/>
    </style:style>
    <style:style style:name="ce83" style:family="table-cell" style:parent-style-name="Standard_32_2" style:data-style-name="N0">
      <style:table-cell-properties fo:border-top="thin solid #000000" fo:border-bottom="thin solid #000000" fo:border-left="thin solid #000000" fo:border-right="thin solid #000000" style:vertical-align="middle" fo:wrap-option="wrap" fo:background-color="transparent" style:cell-protect="protected" style:repeat-content="false"/>
      <style:paragraph-properties fo:text-align="center"/>
      <style:text-properties fo:color="#000000" style:font-name="Calibri" style:font-name-asian="Calibri" style:font-name-complex="Calibri" fo:font-size="9pt" style:font-size-asian="9pt" style:font-size-complex="9pt"/>
    </style:style>
    <style:style style:name="ce84" style:family="table-cell" style:parent-style-name="Standard_32_2" style:data-style-name="N0">
      <style:table-cell-properties fo:border-top="thin solid #000000" fo:border-bottom="thin solid #000000" fo:border-left="thin solid #000000" fo:border-right="none" style:vertical-align="middle" fo:wrap-option="wrap" fo:background-color="transparent" style:cell-protect="protected" style:repeat-content="false"/>
      <style:paragraph-properties fo:text-align="center"/>
      <style:text-properties fo:color="#000000" style:font-name="Calibri" style:font-name-asian="Calibri" style:font-name-complex="Calibri" fo:font-size="9pt" style:font-size-asian="9pt" style:font-size-complex="9pt"/>
    </style:style>
    <style:style style:name="ce85" style:family="table-cell" style:parent-style-name="Standard_32_2" style:data-style-name="N0">
      <style:table-cell-properties style:vertical-align="automatic" fo:wrap-option="wrap" fo:background-color="transparent" style:cell-protect="protected"/>
      <style:text-properties fo:color="#000000" style:font-name="Calibri" style:font-name-asian="Calibri" style:font-name-complex="Calibri" fo:font-size="9pt" style:font-size-asian="9pt" style:font-size-complex="9pt" fo:font-weight="bold" style:font-weight-asian="bold" style:font-weight-complex="bold"/>
    </style:style>
    <style:style style:name="ce86" style:family="table-cell" style:parent-style-name="Default" style:data-style-name="N0">
      <style:table-cell-properties style:vertical-align="automatic"/>
      <style:text-properties style:font-name="Calibri" style:font-name-asian="Calibri" style:font-name-complex="Calibri"/>
    </style:style>
    <style:style style:name="ce87" style:family="table-cell" style:parent-style-name="Standard_32_2" style:data-style-name="N0">
      <style:table-cell-properties fo:border-top="thin solid #000000" fo:border-bottom="thin solid #000000" fo:border-left="none" fo:border-right="thin solid #000000" style:vertical-align="middle" fo:background-color="transparent" style:cell-protect="protected"/>
      <style:text-properties fo:color="#000000" style:font-name="Calibri" style:font-name-asian="Calibri" style:font-name-complex="Calibri" fo:font-size="9pt" style:font-size-asian="9pt" style:font-size-complex="9pt"/>
    </style:style>
    <style:style style:name="ce88" style:family="table-cell" style:parent-style-name="Standard_32_2" style:data-style-name="N0">
      <style:table-cell-properties style:vertical-align="top" fo:wrap-option="wrap" fo:background-color="transparent" style:cell-protect="protected" style:repeat-content="false"/>
      <style:paragraph-properties fo:text-align="start" fo:margin-left="0cm"/>
      <style:text-properties fo:color="#000000" style:font-name="Calibri" style:font-name-asian="Calibri" style:font-name-complex="Calibri" fo:font-size="11pt" style:font-size-asian="11pt" style:font-size-complex="11pt" fo:font-weight="bold" style:font-weight-asian="bold" style:font-weight-complex="bold"/>
    </style:style>
    <style:style style:name="ce89" style:family="table-cell" style:parent-style-name="Standard_32_2" style:data-style-name="N0">
      <style:table-cell-properties style:vertical-align="automatic" fo:wrap-option="wrap" fo:background-color="transparent" style:cell-protect="protected" style:repeat-content="false"/>
      <style:paragraph-properties fo:text-align="start" fo:margin-left="0cm"/>
      <style:text-properties fo:color="#000000" style:font-name="Calibri" style:font-name-asian="Calibri" style:font-name-complex="Calibri" fo:font-size="9pt" style:font-size-asian="9pt" style:font-size-complex="9pt"/>
    </style:style>
    <style:style style:name="ce90" style:family="table-cell" style:parent-style-name="Standard_32_2" style:data-style-name="N0">
      <style:table-cell-properties style:vertical-align="top" fo:wrap-option="wrap" fo:background-color="transparent" style:cell-protect="protected" style:repeat-content="false"/>
      <style:paragraph-properties fo:text-align="start" fo:margin-left="0cm"/>
      <style:text-properties fo:color="#000000" style:font-name="Calibri" style:font-name-asian="Calibri" style:font-name-complex="Calibri" fo:font-size="11pt" style:font-size-asian="11pt" style:font-size-complex="11pt" fo:font-weight="bold" style:font-weight-asian="bold" style:font-weight-complex="bold"/>
    </style:style>
    <style:style style:name="ce91" style:family="table-cell" style:parent-style-name="Standard_32_2" style:data-style-name="N30">
      <style:table-cell-properties style:vertical-align="top" fo:wrap-option="wrap" fo:background-color="transparent" style:cell-protect="protected" style:repeat-content="false"/>
      <style:paragraph-properties fo:text-align="start" fo:margin-left="0cm"/>
      <style:text-properties fo:color="#000000" style:font-name="Calibri" style:font-name-asian="Calibri" style:font-name-complex="Calibri" fo:font-size="11pt" style:font-size-asian="11pt" style:font-size-complex="11pt" fo:font-weight="bold" style:font-weight-asian="bold" style:font-weight-complex="bold"/>
    </style:style>
    <style:style style:name="ce92" style:family="table-cell" style:parent-style-name="Standard_32_2" style:data-style-name="N0">
      <style:table-cell-properties style:vertical-align="automatic" fo:wrap-option="wrap" fo:background-color="transparent" style:cell-protect="protected" style:repeat-content="false"/>
      <style:paragraph-properties fo:text-align="start" fo:margin-left="0cm"/>
      <style:text-properties fo:color="#000000" style:font-name="Calibri" style:font-name-asian="Calibri" style:font-name-complex="Calibri" fo:font-size="9pt" style:font-size-asian="9pt" style:font-size-complex="9pt"/>
    </style:style>
    <style:style style:name="ce93" style:family="table-cell" style:parent-style-name="Standard_32_2" style:data-style-name="N0">
      <style:table-cell-properties fo:border-top="none" fo:border-bottom="thin solid #000000" fo:border-left="none" fo:border-right="none" style:vertical-align="top" fo:wrap-option="wrap" fo:background-color="transparent" style:cell-protect="protected" style:repeat-content="false"/>
      <style:paragraph-properties fo:text-align="start" fo:margin-left="0cm"/>
      <style:text-properties fo:color="#000000" style:font-name="Calibri" style:font-name-asian="Calibri" style:font-name-complex="Calibri" fo:font-size="11pt" style:font-size-asian="11pt" style:font-size-complex="11pt" fo:font-weight="bold" style:font-weight-asian="bold" style:font-weight-complex="bold"/>
    </style:style>
    <style:style style:name="ce94" style:family="table-cell" style:parent-style-name="Standard_32_2" style:data-style-name="N0">
      <style:table-cell-properties fo:border-top="none" fo:border-bottom="thin solid #000000" fo:border-left="none" fo:border-right="none" style:vertical-align="top" fo:wrap-option="wrap" fo:background-color="transparent" style:cell-protect="protected" style:repeat-content="false"/>
      <style:paragraph-properties fo:text-align="start" fo:margin-left="0cm"/>
      <style:text-properties fo:color="#000000" style:font-name="Calibri" style:font-name-asian="Calibri" style:font-name-complex="Calibri" fo:font-size="11pt" style:font-size-asian="11pt" style:font-size-complex="11pt" fo:font-weight="bold" style:font-weight-asian="bold" style:font-weight-complex="bold"/>
    </style:style>
    <style:style style:name="ce95" style:family="table-cell" style:parent-style-name="Standard_32_2" style:data-style-name="N30">
      <style:table-cell-properties fo:border-top="none" fo:border-bottom="thin solid #000000" fo:border-left="none" fo:border-right="none" style:vertical-align="top" fo:wrap-option="wrap" fo:background-color="transparent" style:cell-protect="protected" style:repeat-content="false"/>
      <style:paragraph-properties fo:text-align="start" fo:margin-left="0cm"/>
      <style:text-properties fo:color="#000000" style:font-name="Calibri" style:font-name-asian="Calibri" style:font-name-complex="Calibri" fo:font-size="11pt" style:font-size-asian="11pt" style:font-size-complex="11pt" fo:font-weight="bold" style:font-weight-asian="bold" style:font-weight-complex="bold"/>
    </style:style>
    <style:style style:name="co1" style:family="table-column">
      <style:table-column-properties fo:break-before="auto" style:column-width="2.37066666666667cm"/>
    </style:style>
    <style:style style:name="co2" style:family="table-column">
      <style:table-column-properties fo:break-before="auto" style:column-width="5.69383333333333cm"/>
    </style:style>
    <style:style style:name="co3" style:family="table-column">
      <style:table-column-properties fo:break-before="auto" style:column-width="1.24883333333333cm"/>
    </style:style>
    <style:style style:name="co4" style:family="table-column">
      <style:table-column-properties fo:break-before="auto" style:column-width="2.11666666666667cm"/>
    </style:style>
    <style:style style:name="co5" style:family="table-column">
      <style:table-column-properties fo:break-before="auto" style:column-width="5.05883333333333cm"/>
    </style:style>
    <style:style style:name="co6" style:family="table-column">
      <style:table-column-properties fo:break-before="auto" style:column-width="0.973666666666667cm"/>
    </style:style>
    <style:style style:name="co7" style:family="table-column">
      <style:table-column-properties fo:break-before="auto" style:column-width="4.6355cm"/>
    </style:style>
    <style:style style:name="co8" style:family="table-column">
      <style:table-column-properties fo:break-before="auto" style:column-width="4.02166666666667cm"/>
    </style:style>
    <style:style style:name="co9" style:family="table-column">
      <style:table-column-properties fo:break-before="auto" style:column-width="1.651cm"/>
    </style:style>
    <style:style style:name="co10" style:family="table-column">
      <style:table-column-properties fo:break-before="auto" style:column-width="1.48166666666667cm"/>
    </style:style>
    <style:style style:name="co11" style:family="table-column">
      <style:table-column-properties fo:break-before="auto" style:column-width="1.60866666666667cm"/>
    </style:style>
    <style:style style:name="co12" style:family="table-column">
      <style:table-column-properties fo:break-before="auto" style:column-width="1.397cm"/>
    </style:style>
    <style:style style:name="co13" style:family="table-column">
      <style:table-column-properties fo:break-before="auto" style:column-width="1.5875cm"/>
    </style:style>
    <style:style style:name="co14" style:family="table-column">
      <style:table-column-properties fo:break-before="auto" style:column-width="2.794cm"/>
    </style:style>
    <style:style style:name="co15" style:family="table-column">
      <style:table-column-properties fo:break-before="auto" style:column-width="1.75683333333333cm"/>
    </style:style>
    <style:style style:name="co16" style:family="table-column">
      <style:table-column-properties fo:break-before="auto" style:column-width="1.62983333333333cm"/>
    </style:style>
    <style:style style:name="ro1" style:family="table-row">
      <style:table-row-properties style:row-height="14.4pt" style:use-optimal-row-height="true" fo:break-before="auto"/>
    </style:style>
    <style:style style:name="ro2" style:family="table-row">
      <style:table-row-properties style:row-height="14.4pt" style:use-optimal-row-height="false" fo:break-before="auto"/>
    </style:style>
    <style:style style:name="ro3" style:family="table-row">
      <style:table-row-properties style:row-height="25.05pt" style:use-optimal-row-height="false" fo:break-before="auto"/>
    </style:style>
    <style:style style:name="ro4" style:family="table-row">
      <style:table-row-properties style:row-height="12.75pt" style:use-optimal-row-height="false" fo:break-before="auto"/>
    </style:style>
    <style:style style:name="ro5" style:family="table-row">
      <style:table-row-properties style:row-height="12pt" style:use-optimal-row-height="true" fo:break-before="auto"/>
    </style:style>
    <style:style style:name="ro6" style:family="table-row">
      <style:table-row-properties style:row-height="25.8pt" style:use-optimal-row-height="false" fo:break-before="auto"/>
    </style:style>
    <style:style style:name="ro7" style:family="table-row">
      <style:table-row-properties style:row-height="24pt" style:use-optimal-row-height="true" fo:break-before="auto"/>
    </style:style>
    <style:style style:name="ro8" style:family="table-row">
      <style:table-row-properties style:row-height="73.2pt" style:use-optimal-row-height="false" fo:break-before="auto"/>
    </style:style>
    <style:style style:name="ro9" style:family="table-row">
      <style:table-row-properties style:row-height="36pt" style:use-optimal-row-height="false" fo:break-before="auto"/>
    </style:style>
    <style:style style:name="ro10" style:family="table-row">
      <style:table-row-properties style:row-height="84pt" style:use-optimal-row-height="true" fo:break-before="auto"/>
    </style:style>
    <style:style style:name="ro11" style:family="table-row">
      <style:table-row-properties style:row-height="79.8pt" style:use-optimal-row-height="false" fo:break-before="auto"/>
    </style:style>
    <style:style style:name="ro12" style:family="table-row">
      <style:table-row-properties style:row-height="33.6pt" style:use-optimal-row-height="false" fo:break-before="auto"/>
    </style:style>
    <style:style style:name="ro13" style:family="table-row">
      <style:table-row-properties style:row-height="48pt" style:use-optimal-row-height="true" fo:break-before="auto"/>
    </style:style>
    <style:style style:name="ro14" style:family="table-row">
      <style:table-row-properties style:row-height="13.2pt" style:use-optimal-row-height="true" fo:break-before="auto"/>
    </style:style>
    <style:style style:name="ro15" style:family="table-row">
      <style:table-row-properties style:row-height="62.4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ce96" style:family="table-cell" style:parent-style-name="AZ1_32_3" style:data-style-name="N53">
      <style:table-cell-properties style:vertical-align="automatic" fo:background-color="transparent" style:repeat-content="false"/>
      <style:paragraph-properties fo:text-align="end" fo:margin-right="0cm"/>
      <style:text-properties fo:color="#000000" style:font-name="Calibri" style:font-name-asian="Calibri" style:font-name-complex="Calibri" fo:font-size="9pt" style:font-size-asian="9pt" style:font-size-complex="9pt" fo:font-weight="bold" style:font-weight-asian="bold" style:font-weight-complex="bold"/>
      <style:map style:condition="of:cell-content()&lt;[.#REF!]" style:apply-style-name="cf1" style:base-cell-address="3.B3"/>
      <style:map style:condition="of:cell-content()&lt;[.#REF!]" style:apply-style-name="cf2" style:base-cell-address="3.B3"/>
    </style:style>
    <style:style style:name="ce97" style:family="table-cell" style:parent-style-name="AZ1_32_3" style:data-style-name="N53">
      <style:table-cell-properties style:vertical-align="automatic" fo:background-color="transparent"/>
      <style:text-properties fo:color="#000000" style:font-name="Calibri" style:font-name-asian="Calibri" style:font-name-complex="Calibri" fo:font-size="9pt" style:font-size-asian="9pt" style:font-size-complex="9pt"/>
      <style:map style:condition="of:cell-content()&lt;[.#REF!]" style:apply-style-name="cf1" style:base-cell-address="3.B3"/>
      <style:map style:condition="of:cell-content()&lt;[.#REF!]" style:apply-style-name="cf2" style:base-cell-address="3.B3"/>
    </style:style>
    <style:style style:name="ce98" style:family="table-cell" style:parent-style-name="AZ2_32_2" style:data-style-name="N54">
      <style:table-cell-properties style:vertical-align="automatic" fo:background-color="transparent"/>
      <style:text-properties fo:color="#000000" style:font-name="Calibri" style:font-name-asian="Calibri" style:font-name-complex="Calibri" fo:font-size="9pt" style:font-size-asian="9pt" style:font-size-complex="9pt"/>
      <style:map style:condition="of:cell-content()&lt;[.#REF!]" style:apply-style-name="cf1" style:base-cell-address="3.B3"/>
      <style:map style:condition="of:cell-content()&lt;[.#REF!]" style:apply-style-name="cf2" style:base-cell-address="3.B3"/>
    </style:style>
    <style:style style:name="ce99" style:family="table-cell" style:parent-style-name="AZ3_32_2" style:data-style-name="N52">
      <style:table-cell-properties style:vertical-align="automatic" fo:background-color="transparent"/>
      <style:text-properties fo:color="#000000" style:font-name="Calibri" style:font-name-asian="Calibri" style:font-name-complex="Calibri" fo:font-size="9pt" style:font-size-asian="9pt" style:font-size-complex="9pt"/>
      <style:map style:condition="of:cell-content()&lt;[.#REF!]" style:apply-style-name="cf1" style:base-cell-address="3.B3"/>
      <style:map style:condition="of:cell-content()&lt;[.#REF!]" style:apply-style-name="cf2" style:base-cell-address="3.B3"/>
    </style:style>
    <style:style style:name="ce100" style:family="table-cell" style:parent-style-name="AZ2_32_2" style:data-style-name="N52">
      <style:table-cell-properties style:vertical-align="automatic" fo:background-color="transparent"/>
      <style:text-properties fo:color="#000000" style:font-name="Calibri" style:font-name-asian="Calibri" style:font-name-complex="Calibri" fo:font-size="9pt" style:font-size-asian="9pt" style:font-size-complex="9pt"/>
      <style:map style:condition="of:cell-content()&lt;[.#REF!]" style:apply-style-name="cf1" style:base-cell-address="3.B3"/>
      <style:map style:condition="of:cell-content()&lt;[.#REF!]" style:apply-style-name="cf2" style:base-cell-address="3.B3"/>
    </style:style>
    <style:style style:name="ce101" style:family="table-cell" style:parent-style-name="AZ1_32_3" style:data-style-name="N54">
      <style:table-cell-properties style:vertical-align="automatic" fo:background-color="transparent"/>
      <style:text-properties fo:color="#000000" style:font-name="Calibri" style:font-name-asian="Calibri" style:font-name-complex="Calibri" fo:font-size="9pt" style:font-size-asian="9pt" style:font-size-complex="9pt"/>
      <style:map style:condition="of:cell-content()&lt;[.#REF!]" style:apply-style-name="cf1" style:base-cell-address="3.B3"/>
      <style:map style:condition="of:cell-content()&lt;[.#REF!]" style:apply-style-name="cf2" style:base-cell-address="3.B3"/>
    </style:style>
    <style:style style:name="ce102" style:family="table-cell" style:parent-style-name="PZ1" style:data-style-name="N46">
      <style:table-cell-properties style:vertical-align="automatic" fo:background-color="transparent" style:repeat-content="false"/>
      <style:paragraph-properties fo:text-align="end" fo:margin-right="0cm"/>
      <style:text-properties fo:color="#000000" style:font-name="Calibri" style:font-name-asian="Calibri" style:font-name-complex="Calibri" fo:font-size="9pt" style:font-size-asian="9pt" style:font-size-complex="9pt" fo:font-style="normal" style:font-style-asian="normal" style:font-style-complex="normal"/>
      <style:map style:condition="of:cell-content()&lt;[.#REF!]" style:apply-style-name="cf1" style:base-cell-address="3.B3"/>
      <style:map style:condition="of:cell-content()&lt;[.#REF!]" style:apply-style-name="cf2" style:base-cell-address="3.B3"/>
    </style:style>
    <style:style style:name="ce103" style:family="table-cell" style:parent-style-name="AZ3_32_2" style:data-style-name="N52">
      <style:table-cell-properties style:vertical-align="automatic" fo:background-color="transparent"/>
      <style:text-properties fo:color="#000000" style:font-name="Calibri" style:font-name-asian="Calibri" style:font-name-complex="Calibri" fo:font-size="9pt" style:font-size-asian="9pt" style:font-size-complex="9pt"/>
      <style:map style:condition="of:cell-content()&lt;[.#REF!]" style:apply-style-name="cf1" style:base-cell-address="3.H23"/>
      <style:map style:condition="of:cell-content()&lt;[.#REF!]" style:apply-style-name="cf2" style:base-cell-address="3.H23"/>
    </style:style>
    <style:style style:name="ce104" style:family="table-cell" style:parent-style-name="AZ3_32_2" style:data-style-name="N46">
      <style:table-cell-properties style:vertical-align="automatic" fo:background-color="transparent"/>
      <style:text-properties fo:color="#000000" style:font-name="Calibri" style:font-name-asian="Calibri" style:font-name-complex="Calibri" fo:font-size="9pt" style:font-size-asian="9pt" style:font-size-complex="9pt"/>
      <style:map style:condition="of:cell-content()&lt;[.#REF!]" style:apply-style-name="cf1" style:base-cell-address="3.H23"/>
      <style:map style:condition="of:cell-content()&lt;[.#REF!]" style:apply-style-name="cf2" style:base-cell-address="3.H23"/>
    </style:style>
    <style:style style:name="ce105" style:family="table-cell" style:parent-style-name="AZ1_32_3" style:data-style-name="N53">
      <style:table-cell-properties style:vertical-align="automatic" fo:background-color="transparent" style:repeat-content="false"/>
      <style:paragraph-properties fo:text-align="end" fo:margin-right="0cm"/>
      <style:text-properties fo:color="#000000" style:font-name="Calibri" style:font-name-asian="Calibri" style:font-name-complex="Calibri" fo:font-size="9pt" style:font-size-asian="9pt" style:font-size-complex="9pt" fo:font-weight="bold" style:font-weight-asian="bold" style:font-weight-complex="bold"/>
      <style:map style:condition="of:cell-content()&lt;[.$M$3]" style:apply-style-name="cf1" style:base-cell-address="4.D3"/>
      <style:map style:condition="of:cell-content()&lt;[.#REF!]" style:apply-style-name="cf2" style:base-cell-address="4.D3"/>
    </style:style>
    <style:style style:name="ce106" style:family="table-cell" style:parent-style-name="AZ1_32_3" style:data-style-name="N53">
      <style:table-cell-properties style:vertical-align="automatic" fo:background-color="transparent" style:repeat-content="false"/>
      <style:paragraph-properties fo:text-align="end" fo:margin-right="0cm"/>
      <style:text-properties fo:color="#000000" style:font-name="Calibri" style:font-name-asian="Calibri" style:font-name-complex="Calibri" fo:font-size="9pt" style:font-size-asian="9pt" style:font-size-complex="9pt"/>
      <style:map style:condition="of:cell-content()&lt;[.$M$3]" style:apply-style-name="cf1" style:base-cell-address="4.D3"/>
      <style:map style:condition="of:cell-content()&lt;[.#REF!]" style:apply-style-name="cf2" style:base-cell-address="4.D3"/>
    </style:style>
    <style:style style:name="ce107" style:family="table-cell" style:parent-style-name="AZ1_32_3" style:data-style-name="N53">
      <style:table-cell-properties style:vertical-align="automatic" fo:background-color="transparent"/>
      <style:text-properties fo:color="#000000" style:font-name="Calibri" style:font-name-asian="Calibri" style:font-name-complex="Calibri" fo:font-size="9pt" style:font-size-asian="9pt" style:font-size-complex="9pt"/>
      <style:map style:condition="of:cell-content()&lt;[.$M$3]" style:apply-style-name="cf1" style:base-cell-address="4.D3"/>
      <style:map style:condition="of:cell-content()&lt;[.#REF!]" style:apply-style-name="cf2" style:base-cell-address="4.D3"/>
    </style:style>
    <style:style style:name="ce108" style:family="table-cell" style:parent-style-name="AZ3_32_2" style:data-style-name="N52">
      <style:table-cell-properties style:vertical-align="automatic" fo:background-color="transparent"/>
      <style:text-properties fo:color="#000000" style:font-name="Calibri" style:font-name-asian="Calibri" style:font-name-complex="Calibri" fo:font-size="9pt" style:font-size-asian="9pt" style:font-size-complex="9pt"/>
      <style:map style:condition="of:cell-content()&lt;[.$M$3]" style:apply-style-name="cf1" style:base-cell-address="4.D3"/>
      <style:map style:condition="of:cell-content()&lt;[.#REF!]" style:apply-style-name="cf2" style:base-cell-address="4.D3"/>
    </style:style>
    <style:style style:name="ce109" style:family="table-cell" style:parent-style-name="AZ1_32_3" style:data-style-name="N53">
      <style:table-cell-properties style:vertical-align="automatic" fo:background-color="transparent"/>
      <style:text-properties fo:color="#000000" style:font-name="Calibri" style:font-name-asian="Calibri" style:font-name-complex="Calibri" fo:font-size="9pt" style:font-size-asian="9pt" style:font-size-complex="9pt"/>
      <style:map style:condition="of:cell-content()&lt;[.$M$4]" style:apply-style-name="cf1" style:base-cell-address="4.F28"/>
      <style:map style:condition="of:cell-content()&lt;[.$M$3]" style:apply-style-name="cf2" style:base-cell-address="4.F28"/>
    </style:style>
  </office:automatic-styles>
  <office:body>
    <office:spreadsheet>
      <table:calculation-settings table:case-sensitive="false" table:search-criteria-must-apply-to-whole-cell="true" table:use-wildcards="true" table:use-regular-expressions="false" table:automatic-find-labels="false"/>
      <table:table table:name="Tabellenverzeichnis" table:style-name="ta1">
        <table:table-column table:style-name="co1" table:number-columns-repeated="16384" table:default-cell-style-name="ce79"/>
        <table:table-row table:style-name="ro1">
          <table:table-cell office:value-type="string" table:style-name="ce78">
            <text:p>Tabellenverzeichnis</text:p>
          </table:table-cell>
          <table:table-cell table:number-columns-repeated="16383" table:style-name="ce79"/>
        </table:table-row>
        <table:table-row table:style-name="ro2">
          <table:table-cell office:value-type="float" office:value="1" table:style-name="ce79">
            <text:p>1</text:p>
          </table:table-cell>
          <table:table-cell office:value-type="string" table:style-name="ce86">
            <text:p>Privathaushalte 1985 bis 2021 – in Tausend</text:p>
          </table:table-cell>
          <table:table-cell table:number-columns-repeated="8" table:style-name="ce86"/>
          <table:table-cell table:number-columns-repeated="16374"/>
        </table:table-row>
        <table:table-row table:style-name="ro2">
          <table:table-cell office:value-type="float" office:value="2" table:style-name="ce79">
            <text:p>2</text:p>
          </table:table-cell>
          <table:table-cell office:value-type="string" table:style-name="ce86">
            <text:p>Privathaushalte nach Haushaltstypen 1985 bis 2021 – in Tausend</text:p>
          </table:table-cell>
          <table:table-cell table:number-columns-repeated="8" table:style-name="ce86"/>
          <table:table-cell table:number-columns-repeated="16374"/>
        </table:table-row>
        <table:table-row table:style-name="ro2">
          <table:table-cell office:value-type="float" office:value="3" table:style-name="ce79">
            <text:p>3</text:p>
          </table:table-cell>
          <table:table-cell office:value-type="string" table:style-name="ce79">
            <text:p>Privathaushalte nach Geburtsland der Haushaltsreferenzperson, Haushaltsgröße und Bundesland Jahresdurchschnitt 2021 – in Tausend</text:p>
          </table:table-cell>
          <table:table-cell table:number-columns-repeated="16382" table:style-name="ce79"/>
        </table:table-row>
        <table:table-row table:style-name="ro1">
          <table:table-cell office:value-type="float" office:value="4" table:style-name="ce79">
            <text:p>4</text:p>
          </table:table-cell>
          <table:table-cell office:value-type="string" table:style-name="ce79">
            <text:p>Privathaushalte nach Haushaltsgröße, Bundesland und Alter der Haushaltsreferenzperson Jahresdurchschnitt 2021 – in Tausend</text:p>
          </table:table-cell>
          <table:table-cell table:number-columns-repeated="16382" table:style-name="ce79"/>
        </table:table-row>
        <table:table-row table:number-rows-repeated="1048571" table:style-name="ro1">
          <table:table-cell table:number-columns-repeated="16384"/>
        </table:table-row>
      </table:table>
      <table:table table:name="1" table:style-name="ta2">
        <table:table-column table:style-name="co2" table:default-cell-style-name="ce5"/>
        <table:table-column table:style-name="co3" table:number-columns-repeated="8" table:default-cell-style-name="ce5"/>
        <table:table-column table:style-name="co4" table:number-columns-repeated="16375" table:default-cell-style-name="ce5"/>
        <table:table-row table:style-name="ro3">
          <table:table-cell office:value-type="string" table:number-columns-spanned="9" table:number-rows-spanned="1" table:style-name="ce93">
            <text:p>Privathaushalte 1985 bis 2021 – in Tausend</text:p>
          </table:table-cell>
          <table:covered-table-cell table:number-columns-repeated="8"/>
          <table:table-cell table:number-columns-repeated="16375" table:style-name="ce1"/>
        </table:table-row>
        <table:table-row table:style-name="ro4">
          <table:table-cell office:value-type="string" table:style-name="ce28">
            <text:p>Haushalte, Haushaltsgröße</text:p>
          </table:table-cell>
          <table:table-cell office:value-type="float" office:value="1985" table:style-name="ce3">
            <text:p>1985</text:p>
          </table:table-cell>
          <table:table-cell office:value-type="float" office:value="1990" table:style-name="ce3">
            <text:p>1990</text:p>
          </table:table-cell>
          <table:table-cell office:value-type="float" office:value="1995" table:style-name="ce3">
            <text:p>1995</text:p>
          </table:table-cell>
          <table:table-cell office:value-type="float" office:value="2000" table:style-name="ce3">
            <text:p>2000</text:p>
          </table:table-cell>
          <table:table-cell office:value-type="float" office:value="2005" table:style-name="ce3">
            <text:p>2005</text:p>
          </table:table-cell>
          <table:table-cell office:value-type="float" office:value="2010" table:style-name="ce4">
            <text:p>2010</text:p>
          </table:table-cell>
          <table:table-cell office:value-type="float" office:value="2015" table:style-name="ce4">
            <text:p>2015</text:p>
          </table:table-cell>
          <table:table-cell office:value-type="float" office:value="2021" table:style-name="ce4">
            <text:p>2021</text:p>
          </table:table-cell>
          <table:table-cell table:number-columns-repeated="16375" table:style-name="ce5"/>
        </table:table-row>
        <table:table-row table:style-name="ro5">
          <table:table-cell office:value-type="string" table:style-name="ce29">
            <text:p>Haushalte insgesamt</text:p>
          </table:table-cell>
          <table:table-cell office:value-type="float" office:value="2801132.0799999689" table:style-name="ce30">
            <text:p>2 801<text:s/></text:p>
          </table:table-cell>
          <table:table-cell office:value-type="float" office:value="2913124.8800000101" table:style-name="ce30">
            <text:p>2 913<text:s/></text:p>
          </table:table-cell>
          <table:table-cell office:value-type="float" office:value="3093235.4000000255" table:style-name="ce30">
            <text:p>3 093<text:s/></text:p>
          </table:table-cell>
          <table:table-cell office:value-type="float" office:value="3237083.48" table:style-name="ce30">
            <text:p>3 237<text:s/></text:p>
          </table:table-cell>
          <table:table-cell office:value-type="float" office:value="3475342" table:style-name="ce30">
            <text:p>3 475<text:s/></text:p>
          </table:table-cell>
          <table:table-cell office:value-type="float" office:value="3623754" table:style-name="ce30">
            <text:p>3 624<text:s/></text:p>
          </table:table-cell>
          <table:table-cell office:value-type="float" office:value="3816766" table:style-name="ce30">
            <text:p>3 817<text:s/></text:p>
          </table:table-cell>
          <table:table-cell office:value-type="float" office:value="4019744" table:style-name="ce30">
            <text:p>4 020<text:s/></text:p>
          </table:table-cell>
          <table:table-cell table:number-columns-repeated="16375" table:style-name="ce5"/>
        </table:table-row>
        <table:table-row table:style-name="ro5">
          <table:table-cell office:value-type="string" table:style-name="ce31">
            <text:p>Einpersonenhaushalte</text:p>
          </table:table-cell>
          <table:table-cell office:value-type="float" office:value="768058.62999999267" table:style-name="ce32">
            <text:p>768<text:s/></text:p>
          </table:table-cell>
          <table:table-cell office:value-type="float" office:value="814416.80000000086" table:style-name="ce32">
            <text:p>814<text:s/></text:p>
          </table:table-cell>
          <table:table-cell office:value-type="float" office:value="892546.38000000163" table:style-name="ce32">
            <text:p>893<text:s/></text:p>
          </table:table-cell>
          <table:table-cell office:value-type="float" office:value="976630.23000000161" table:style-name="ce32">
            <text:p>977<text:s/></text:p>
          </table:table-cell>
          <table:table-cell office:value-type="float" office:value="1198477" table:style-name="ce32">
            <text:p>1 198<text:s/></text:p>
          </table:table-cell>
          <table:table-cell office:value-type="float" office:value="1300166" table:style-name="ce32">
            <text:p>1 300<text:s/></text:p>
          </table:table-cell>
          <table:table-cell office:value-type="float" office:value="1418449" table:style-name="ce32">
            <text:p>1 418<text:s/></text:p>
          </table:table-cell>
          <table:table-cell office:value-type="float" office:value="1525735" table:style-name="ce32">
            <text:p>1 526<text:s/></text:p>
          </table:table-cell>
          <table:table-cell table:style-name="ce5"/>
          <table:table-cell table:style-name="ce33"/>
          <table:table-cell table:number-columns-repeated="16373"/>
        </table:table-row>
        <table:table-row table:style-name="ro5">
          <table:table-cell office:value-type="string" table:style-name="ce31">
            <text:p>Mehrpersonenhaushalte</text:p>
          </table:table-cell>
          <table:table-cell office:value-type="float" office:value="2033073.4499999858" table:style-name="ce32">
            <text:p>2 033<text:s/></text:p>
          </table:table-cell>
          <table:table-cell office:value-type="float" office:value="2098708.0799999945" table:style-name="ce32">
            <text:p>2 099<text:s/></text:p>
          </table:table-cell>
          <table:table-cell office:value-type="float" office:value="2200689.02" table:style-name="ce32">
            <text:p>2 201<text:s/></text:p>
          </table:table-cell>
          <table:table-cell office:value-type="float" office:value="2260453.2499999893" table:style-name="ce32">
            <text:p>2 260<text:s/></text:p>
          </table:table-cell>
          <table:table-cell office:value-type="float" office:value="2276865" table:style-name="ce32">
            <text:p>2 277<text:s/></text:p>
          </table:table-cell>
          <table:table-cell office:value-type="float" office:value="2323587" table:style-name="ce32">
            <text:p>2 324<text:s/></text:p>
          </table:table-cell>
          <table:table-cell office:value-type="float" office:value="2398317" table:style-name="ce32">
            <text:p>2 398<text:s/></text:p>
          </table:table-cell>
          <table:table-cell office:value-type="float" office:value="2494009" table:style-name="ce32">
            <text:p>2 494<text:s/></text:p>
          </table:table-cell>
          <table:table-cell table:style-name="ce5"/>
          <table:table-cell table:style-name="ce33"/>
          <table:table-cell table:number-columns-repeated="16373"/>
        </table:table-row>
        <table:table-row table:style-name="ro5">
          <table:table-cell office:value-type="string" table:style-name="ce31">
            <text:p>darunter mit</text:p>
          </table:table-cell>
          <table:table-cell table:number-columns-repeated="4" table:style-name="ce32"/>
          <table:table-cell table:number-columns-repeated="5" table:style-name="ce5"/>
          <table:table-cell table:style-name="ce33"/>
          <table:table-cell table:number-columns-repeated="16373"/>
        </table:table-row>
        <table:table-row table:style-name="ro5">
          <table:table-cell office:value-type="string" table:style-name="ce34">
            <text:p>2 Personen</text:p>
          </table:table-cell>
          <table:table-cell office:value-type="float" office:value="758143.75000000081" table:style-name="ce32">
            <text:p>758<text:s/></text:p>
          </table:table-cell>
          <table:table-cell office:value-type="float" office:value="802273.01000000257" table:style-name="ce32">
            <text:p>802<text:s/></text:p>
          </table:table-cell>
          <table:table-cell office:value-type="float" office:value="876465.29999999434" table:style-name="ce32">
            <text:p>876<text:s/></text:p>
          </table:table-cell>
          <table:table-cell office:value-type="float" office:value="974935.05999999074" table:style-name="ce32">
            <text:p>975<text:s/></text:p>
          </table:table-cell>
          <table:table-cell office:value-type="float" office:value="1006429" table:style-name="ce32">
            <text:p>1 006<text:s/></text:p>
          </table:table-cell>
          <table:table-cell office:value-type="float" office:value="1068997" table:style-name="ce32">
            <text:p>1 069<text:s/></text:p>
          </table:table-cell>
          <table:table-cell office:value-type="float" office:value="1141239" table:style-name="ce32">
            <text:p>1 141<text:s/></text:p>
          </table:table-cell>
          <table:table-cell office:value-type="float" office:value="1222031" table:style-name="ce32">
            <text:p>1 222<text:s/></text:p>
          </table:table-cell>
          <table:table-cell table:style-name="ce5"/>
          <table:table-cell table:style-name="ce35"/>
          <table:table-cell table:number-columns-repeated="16373"/>
        </table:table-row>
        <table:table-row table:style-name="ro5">
          <table:table-cell office:value-type="string" table:style-name="ce34">
            <text:p>3 Personen</text:p>
          </table:table-cell>
          <table:table-cell office:value-type="float" office:value="492935.08000000328" table:style-name="ce32">
            <text:p>493<text:s/></text:p>
          </table:table-cell>
          <table:table-cell office:value-type="float" office:value="524767.66999999899" table:style-name="ce32">
            <text:p>525<text:s/></text:p>
          </table:table-cell>
          <table:table-cell office:value-type="float" office:value="542417.75999999931" table:style-name="ce32">
            <text:p>542<text:s/></text:p>
          </table:table-cell>
          <table:table-cell office:value-type="float" office:value="531954.11" table:style-name="ce32">
            <text:p>532<text:s/></text:p>
          </table:table-cell>
          <table:table-cell office:value-type="float" office:value="554526" table:style-name="ce32">
            <text:p>555<text:s/></text:p>
          </table:table-cell>
          <table:table-cell office:value-type="float" office:value="561664" table:style-name="ce32">
            <text:p>562<text:s/></text:p>
          </table:table-cell>
          <table:table-cell office:value-type="float" office:value="573997" table:style-name="ce32">
            <text:p>574<text:s/></text:p>
          </table:table-cell>
          <table:table-cell office:value-type="float" office:value="581740" table:style-name="ce32">
            <text:p>582<text:s/></text:p>
          </table:table-cell>
          <table:table-cell table:style-name="ce5"/>
          <table:table-cell table:style-name="ce33"/>
          <table:table-cell table:number-columns-repeated="16373"/>
        </table:table-row>
        <table:table-row table:style-name="ro5">
          <table:table-cell office:value-type="string" table:style-name="ce34">
            <text:p>4 Personen</text:p>
          </table:table-cell>
          <table:table-cell office:value-type="float" office:value="441138.23999999894" table:style-name="ce32">
            <text:p>441<text:s/></text:p>
          </table:table-cell>
          <table:table-cell office:value-type="float" office:value="464136.39999999653" table:style-name="ce32">
            <text:p>464<text:s/></text:p>
          </table:table-cell>
          <table:table-cell office:value-type="float" office:value="495787.32" table:style-name="ce32">
            <text:p>496<text:s/></text:p>
          </table:table-cell>
          <table:table-cell office:value-type="float" office:value="492597.40999999817" table:style-name="ce32">
            <text:p>493<text:s/></text:p>
          </table:table-cell>
          <table:table-cell office:value-type="float" office:value="460419" table:style-name="ce32">
            <text:p>460<text:s/></text:p>
          </table:table-cell>
          <table:table-cell office:value-type="float" office:value="450194" table:style-name="ce32">
            <text:p>450<text:s/></text:p>
          </table:table-cell>
          <table:table-cell office:value-type="float" office:value="444895" table:style-name="ce32">
            <text:p>445<text:s/></text:p>
          </table:table-cell>
          <table:table-cell office:value-type="float" office:value="450322" table:style-name="ce32">
            <text:p>450<text:s/></text:p>
          </table:table-cell>
          <table:table-cell table:style-name="ce5"/>
          <table:table-cell table:style-name="ce33"/>
          <table:table-cell table:number-columns-repeated="16373"/>
        </table:table-row>
        <table:table-row table:style-name="ro5">
          <table:table-cell office:value-type="string" table:style-name="ce34">
            <text:p>5 Personen</text:p>
          </table:table-cell>
          <table:table-cell office:value-type="float" office:value="194109.39999999947" table:style-name="ce32">
            <text:p>194<text:s/></text:p>
          </table:table-cell>
          <table:table-cell office:value-type="float" office:value="184365.35" table:style-name="ce32">
            <text:p>184<text:s/></text:p>
          </table:table-cell>
          <table:table-cell office:value-type="float" office:value="176145.51" table:style-name="ce32">
            <text:p>176<text:s/></text:p>
          </table:table-cell>
          <table:table-cell office:value-type="float" office:value="174811.48" table:style-name="ce32">
            <text:p>175<text:s/></text:p>
          </table:table-cell>
          <table:table-cell office:value-type="float" office:value="169676" table:style-name="ce32">
            <text:p>170<text:s/></text:p>
          </table:table-cell>
          <table:table-cell office:value-type="float" office:value="166116" table:style-name="ce32">
            <text:p>166<text:s/></text:p>
          </table:table-cell>
          <table:table-cell office:value-type="float" office:value="170231" table:style-name="ce32">
            <text:p>170<text:s/></text:p>
          </table:table-cell>
          <table:table-cell office:value-type="float" office:value="176552" table:style-name="ce32">
            <text:p>177<text:s/></text:p>
          </table:table-cell>
          <table:table-cell table:style-name="ce5"/>
          <table:table-cell table:style-name="ce33"/>
          <table:table-cell table:number-columns-repeated="16373"/>
        </table:table-row>
        <table:table-row table:style-name="ro5">
          <table:table-cell office:value-type="string" table:style-name="ce34">
            <text:p>6 und mehr Personen</text:p>
          </table:table-cell>
          <table:table-cell office:value-type="float" office:value="146746.97999999949" table:style-name="ce32">
            <text:p>147<text:s/></text:p>
          </table:table-cell>
          <table:table-cell office:value-type="float" office:value="123165.65" table:style-name="ce32">
            <text:p>123<text:s/></text:p>
          </table:table-cell>
          <table:table-cell office:value-type="float" office:value="109873.13" table:style-name="ce32">
            <text:p>110<text:s/></text:p>
          </table:table-cell>
          <table:table-cell office:value-type="float" office:value="86155.189999999842" table:style-name="ce32">
            <text:p>86<text:s/></text:p>
          </table:table-cell>
          <table:table-cell office:value-type="float" office:value="85815" table:style-name="ce32">
            <text:p>86<text:s/></text:p>
          </table:table-cell>
          <table:table-cell office:value-type="float" office:value="76616" table:style-name="ce32">
            <text:p>77<text:s/></text:p>
          </table:table-cell>
          <table:table-cell office:value-type="float" office:value="67956" table:style-name="ce32">
            <text:p>68<text:s/></text:p>
          </table:table-cell>
          <table:table-cell office:value-type="float" office:value="63364" table:style-name="ce32">
            <text:p>63<text:s/></text:p>
          </table:table-cell>
          <table:table-cell table:style-name="ce5"/>
          <table:table-cell table:style-name="ce33"/>
          <table:table-cell table:number-columns-repeated="16373"/>
        </table:table-row>
        <table:table-row table:style-name="ro5">
          <table:table-cell office:value-type="string" table:style-name="ce36">
            <text:p>Personen in Privathaushalten</text:p>
          </table:table-cell>
          <table:table-cell office:value-type="float" office:value="7480922.1799999746" table:style-name="ce32">
            <text:p>7 481<text:s/></text:p>
          </table:table-cell>
          <table:table-cell office:value-type="float" office:value="7586614.2800001083" table:style-name="ce32">
            <text:p>7 587<text:s/></text:p>
          </table:table-cell>
          <table:table-cell office:value-type="float" office:value="7861114.0499999588" table:style-name="ce32">
            <text:p>7 861<text:s/></text:p>
          </table:table-cell>
          <table:table-cell office:value-type="float" office:value="7920493.580000137" table:style-name="ce32">
            <text:p>7 920<text:s/></text:p>
          </table:table-cell>
          <table:table-cell office:value-type="float" office:value="8118932.5160106802" table:style-name="ce32">
            <text:p>8 119<text:s/></text:p>
          </table:table-cell>
          <table:table-cell office:value-type="float" office:value="8245490.2864504801" table:style-name="ce32">
            <text:p>8 245<text:s/></text:p>
          </table:table-cell>
          <table:table-cell office:value-type="float" office:value="8491004" table:style-name="ce32">
            <text:p>8 491<text:s/></text:p>
          </table:table-cell>
          <table:table-cell office:value-type="float" office:value="8807314" table:style-name="ce32">
            <text:p>8 807<text:s/></text:p>
          </table:table-cell>
          <table:table-cell table:number-columns-repeated="16375" table:style-name="ce5"/>
        </table:table-row>
        <table:table-row table:style-name="ro5">
          <table:table-cell office:value-type="string" table:style-name="ce29">
            <text:p>Haushalte nach Bundesland</text:p>
          </table:table-cell>
          <table:table-cell table:number-columns-repeated="8" table:style-name="ce29"/>
          <table:table-cell table:number-columns-repeated="16375" table:style-name="ce5"/>
        </table:table-row>
        <table:table-row table:style-name="ro5">
          <table:table-cell office:value-type="string" table:style-name="ce36">
            <text:p>Burgenland</text:p>
          </table:table-cell>
          <table:table-cell office:value-type="float" office:value="88657.650000000183" table:style-name="ce32">
            <text:p>89<text:s/></text:p>
          </table:table-cell>
          <table:table-cell office:value-type="float" office:value="93817.020000000353" table:style-name="ce32">
            <text:p>94<text:s/></text:p>
          </table:table-cell>
          <table:table-cell office:value-type="float" office:value="97888.270000000251" table:style-name="ce32">
            <text:p>98<text:s/></text:p>
          </table:table-cell>
          <table:table-cell office:value-type="float" office:value="99922.390000000247" table:style-name="ce32">
            <text:p>100<text:s/></text:p>
          </table:table-cell>
          <table:table-cell office:value-type="float" office:value="109803" table:style-name="ce32">
            <text:p>110<text:s/></text:p>
          </table:table-cell>
          <table:table-cell office:value-type="float" office:value="115770" table:style-name="ce32">
            <text:p>116<text:s/></text:p>
          </table:table-cell>
          <table:table-cell office:value-type="float" office:value="120770" table:style-name="ce32">
            <text:p>121<text:s/></text:p>
          </table:table-cell>
          <table:table-cell office:value-type="float" office:value="129052" table:style-name="ce32">
            <text:p>129<text:s/></text:p>
          </table:table-cell>
          <table:table-cell table:number-columns-repeated="16375" table:style-name="ce5"/>
        </table:table-row>
        <table:table-row table:style-name="ro5">
          <table:table-cell office:value-type="string" table:style-name="ce36">
            <text:p>Kärnten</text:p>
          </table:table-cell>
          <table:table-cell office:value-type="float" office:value="183254.88" table:style-name="ce32">
            <text:p>183<text:s/></text:p>
          </table:table-cell>
          <table:table-cell office:value-type="float" office:value="196713.61" table:style-name="ce32">
            <text:p>197<text:s/></text:p>
          </table:table-cell>
          <table:table-cell office:value-type="float" office:value="209738.59999999931" table:style-name="ce32">
            <text:p>210<text:s/></text:p>
          </table:table-cell>
          <table:table-cell office:value-type="float" office:value="215286.14999999944" table:style-name="ce32">
            <text:p>215<text:s/></text:p>
          </table:table-cell>
          <table:table-cell office:value-type="float" office:value="231422" table:style-name="ce32">
            <text:p>231<text:s/></text:p>
          </table:table-cell>
          <table:table-cell office:value-type="float" office:value="239729" table:style-name="ce32">
            <text:p>240<text:s/></text:p>
          </table:table-cell>
          <table:table-cell office:value-type="float" office:value="247981" table:style-name="ce32">
            <text:p>248<text:s/></text:p>
          </table:table-cell>
          <table:table-cell office:value-type="float" office:value="258108" table:style-name="ce32">
            <text:p>258<text:s/></text:p>
          </table:table-cell>
          <table:table-cell table:number-columns-repeated="16375" table:style-name="ce5"/>
        </table:table-row>
        <table:table-row table:style-name="ro5">
          <table:table-cell office:value-type="string" table:style-name="ce36">
            <text:p>Niederösterreich</text:p>
          </table:table-cell>
          <table:table-cell office:value-type="float" office:value="504478.0600000007" table:style-name="ce32">
            <text:p>504<text:s/></text:p>
          </table:table-cell>
          <table:table-cell office:value-type="float" office:value="530109.31000000006" table:style-name="ce32">
            <text:p>530<text:s/></text:p>
          </table:table-cell>
          <table:table-cell office:value-type="float" office:value="564272.50999999826" table:style-name="ce32">
            <text:p>564<text:s/></text:p>
          </table:table-cell>
          <table:table-cell office:value-type="float" office:value="584452.30999999889" table:style-name="ce32">
            <text:p>584<text:s/></text:p>
          </table:table-cell>
          <table:table-cell office:value-type="float" office:value="643211" table:style-name="ce32">
            <text:p>643<text:s/></text:p>
          </table:table-cell>
          <table:table-cell office:value-type="float" office:value="673969" table:style-name="ce32">
            <text:p>674<text:s/></text:p>
          </table:table-cell>
          <table:table-cell office:value-type="float" office:value="704039" table:style-name="ce32">
            <text:p>704<text:s/></text:p>
          </table:table-cell>
          <table:table-cell office:value-type="float" office:value="742348" table:style-name="ce32">
            <text:p>742<text:s/></text:p>
          </table:table-cell>
          <table:table-cell table:number-columns-repeated="16375" table:style-name="ce5"/>
        </table:table-row>
        <table:table-row table:style-name="ro5">
          <table:table-cell office:value-type="string" table:style-name="ce36">
            <text:p>Oberösterreich</text:p>
          </table:table-cell>
          <table:table-cell office:value-type="float" office:value="442103.52000000078" table:style-name="ce32">
            <text:p>442<text:s/></text:p>
          </table:table-cell>
          <table:table-cell office:value-type="float" office:value="451706.63999999809" table:style-name="ce32">
            <text:p>452<text:s/></text:p>
          </table:table-cell>
          <table:table-cell office:value-type="float" office:value="492821.08000000188" table:style-name="ce32">
            <text:p>493<text:s/></text:p>
          </table:table-cell>
          <table:table-cell office:value-type="float" office:value="527652.39000000141" table:style-name="ce32">
            <text:p>528<text:s/></text:p>
          </table:table-cell>
          <table:table-cell office:value-type="float" office:value="560815" table:style-name="ce32">
            <text:p>561<text:s/></text:p>
          </table:table-cell>
          <table:table-cell office:value-type="float" office:value="585371" table:style-name="ce32">
            <text:p>585<text:s/></text:p>
          </table:table-cell>
          <table:table-cell office:value-type="float" office:value="615420" table:style-name="ce32">
            <text:p>615<text:s/></text:p>
          </table:table-cell>
          <table:table-cell office:value-type="float" office:value="651274" table:style-name="ce32">
            <text:p>651<text:s/></text:p>
          </table:table-cell>
          <table:table-cell table:number-columns-repeated="16375"/>
        </table:table-row>
        <table:table-row table:style-name="ro5">
          <table:table-cell office:value-type="string" table:style-name="ce36">
            <text:p>Salzburg</text:p>
          </table:table-cell>
          <table:table-cell office:value-type="float" office:value="161930.18" table:style-name="ce32">
            <text:p>162<text:s/></text:p>
          </table:table-cell>
          <table:table-cell office:value-type="float" office:value="174089.46" table:style-name="ce32">
            <text:p>174<text:s/></text:p>
          </table:table-cell>
          <table:table-cell office:value-type="float" office:value="190999.78" table:style-name="ce32">
            <text:p>191<text:s/></text:p>
          </table:table-cell>
          <table:table-cell office:value-type="float" office:value="201631.65" table:style-name="ce32">
            <text:p>202<text:s/></text:p>
          </table:table-cell>
          <table:table-cell office:value-type="float" office:value="215150" table:style-name="ce32">
            <text:p>215<text:s/></text:p>
          </table:table-cell>
          <table:table-cell office:value-type="float" office:value="222155" table:style-name="ce32">
            <text:p>222<text:s/></text:p>
          </table:table-cell>
          <table:table-cell office:value-type="float" office:value="233749" table:style-name="ce32">
            <text:p>234<text:s/></text:p>
          </table:table-cell>
          <table:table-cell office:value-type="float" office:value="246739" table:style-name="ce32">
            <text:p>247<text:s/></text:p>
          </table:table-cell>
          <table:table-cell table:number-columns-repeated="16375"/>
        </table:table-row>
        <table:table-row table:style-name="ro5">
          <table:table-cell office:value-type="string" table:style-name="ce36">
            <text:p>Steiermark</text:p>
          </table:table-cell>
          <table:table-cell office:value-type="float" office:value="402815.00999999931" table:style-name="ce32">
            <text:p>403<text:s/></text:p>
          </table:table-cell>
          <table:table-cell office:value-type="float" office:value="410027.62" table:style-name="ce32">
            <text:p>410<text:s/></text:p>
          </table:table-cell>
          <table:table-cell office:value-type="float" office:value="436539.64" table:style-name="ce32">
            <text:p>437<text:s/></text:p>
          </table:table-cell>
          <table:table-cell office:value-type="float" office:value="451450.32000000146" table:style-name="ce32">
            <text:p>451<text:s/></text:p>
          </table:table-cell>
          <table:table-cell office:value-type="float" office:value="488458" table:style-name="ce32">
            <text:p>488<text:s/></text:p>
          </table:table-cell>
          <table:table-cell office:value-type="float" office:value="509391" table:style-name="ce32">
            <text:p>509<text:s/></text:p>
          </table:table-cell>
          <table:table-cell office:value-type="float" office:value="531065" table:style-name="ce32">
            <text:p>531<text:s/></text:p>
          </table:table-cell>
          <table:table-cell office:value-type="float" office:value="558550" table:style-name="ce32">
            <text:p>559<text:s/></text:p>
          </table:table-cell>
          <table:table-cell table:number-columns-repeated="16375"/>
        </table:table-row>
        <table:table-row table:style-name="ro5">
          <table:table-cell office:value-type="string" table:style-name="ce36">
            <text:p>Tirol</text:p>
          </table:table-cell>
          <table:table-cell office:value-type="float" office:value="201873.63999999885" table:style-name="ce32">
            <text:p>202<text:s/></text:p>
          </table:table-cell>
          <table:table-cell office:value-type="float" office:value="218384.56" table:style-name="ce32">
            <text:p>218<text:s/></text:p>
          </table:table-cell>
          <table:table-cell office:value-type="float" office:value="233739.03999999934" table:style-name="ce32">
            <text:p>234<text:s/></text:p>
          </table:table-cell>
          <table:table-cell office:value-type="float" office:value="253569.46000000095" table:style-name="ce32">
            <text:p>254<text:s/></text:p>
          </table:table-cell>
          <table:table-cell office:value-type="float" office:value="276388" table:style-name="ce32">
            <text:p>276<text:s/></text:p>
          </table:table-cell>
          <table:table-cell office:value-type="float" office:value="292807" table:style-name="ce32">
            <text:p>293<text:s/></text:p>
          </table:table-cell>
          <table:table-cell office:value-type="float" office:value="313632" table:style-name="ce32">
            <text:p>314<text:s/></text:p>
          </table:table-cell>
          <table:table-cell office:value-type="float" office:value="335285" table:style-name="ce32">
            <text:p>335<text:s/></text:p>
          </table:table-cell>
          <table:table-cell table:number-columns-repeated="16375"/>
        </table:table-row>
        <table:table-row table:style-name="ro5">
          <table:table-cell office:value-type="string" table:style-name="ce36">
            <text:p>Vorarlberg</text:p>
          </table:table-cell>
          <table:table-cell office:value-type="float" office:value="99659.75" table:style-name="ce32">
            <text:p>100<text:s/></text:p>
          </table:table-cell>
          <table:table-cell office:value-type="float" office:value="110295.93000000059" table:style-name="ce32">
            <text:p>110<text:s/></text:p>
          </table:table-cell>
          <table:table-cell office:value-type="float" office:value="121009.82" table:style-name="ce32">
            <text:p>121<text:s/></text:p>
          </table:table-cell>
          <table:table-cell office:value-type="float" office:value="129684.57" table:style-name="ce32">
            <text:p>130<text:s/></text:p>
          </table:table-cell>
          <table:table-cell office:value-type="float" office:value="141791" table:style-name="ce32">
            <text:p>142<text:s/></text:p>
          </table:table-cell>
          <table:table-cell office:value-type="float" office:value="150136" table:style-name="ce32">
            <text:p>150<text:s/></text:p>
          </table:table-cell>
          <table:table-cell office:value-type="float" office:value="160426" table:style-name="ce32">
            <text:p>160<text:s/></text:p>
          </table:table-cell>
          <table:table-cell office:value-type="float" office:value="172436" table:style-name="ce32">
            <text:p>172<text:s/></text:p>
          </table:table-cell>
          <table:table-cell table:number-columns-repeated="16375"/>
        </table:table-row>
        <table:table-row table:style-name="ro5">
          <table:table-cell office:value-type="string" table:style-name="ce36">
            <text:p>Wien</text:p>
          </table:table-cell>
          <table:table-cell office:value-type="float" office:value="716359.39000000129" table:style-name="ce32">
            <text:p>716<text:s/></text:p>
          </table:table-cell>
          <table:table-cell office:value-type="float" office:value="727980.72999999649" table:style-name="ce32">
            <text:p>728<text:s/></text:p>
          </table:table-cell>
          <table:table-cell office:value-type="float" office:value="746226.66000000283" table:style-name="ce32">
            <text:p>746<text:s/></text:p>
          </table:table-cell>
          <table:table-cell office:value-type="float" office:value="773434.24" table:style-name="ce32">
            <text:p>773<text:s/></text:p>
          </table:table-cell>
          <table:table-cell office:value-type="float" office:value="808304" table:style-name="ce32">
            <text:p>808<text:s/></text:p>
          </table:table-cell>
          <table:table-cell office:value-type="float" office:value="834425" table:style-name="ce32">
            <text:p>834<text:s/></text:p>
          </table:table-cell>
          <table:table-cell office:value-type="float" office:value="889683" table:style-name="ce32">
            <text:p>890<text:s/></text:p>
          </table:table-cell>
          <table:table-cell office:value-type="float" office:value="925951" table:style-name="ce32">
            <text:p>926<text:s/></text:p>
          </table:table-cell>
          <table:table-cell table:number-columns-repeated="16375"/>
        </table:table-row>
        <table:table-row table:style-name="ro5">
          <table:table-cell office:value-type="string" table:style-name="ce29">
            <text:p>Ø Haushaltsgröße</text:p>
          </table:table-cell>
          <table:table-cell table:number-columns-repeated="8" table:style-name="ce29"/>
          <table:table-cell table:number-columns-repeated="16375"/>
        </table:table-row>
        <table:table-row table:style-name="ro5">
          <table:table-cell office:value-type="string" table:style-name="ce37">
            <text:p>Österreich</text:p>
          </table:table-cell>
          <table:table-cell office:value-type="float" office:value="2.6711347613426173" table:style-name="ce38">
            <text:p>2,67<text:s/></text:p>
          </table:table-cell>
          <table:table-cell office:value-type="float" office:value="2.6061043321973965" table:style-name="ce38">
            <text:p>2,61<text:s/></text:p>
          </table:table-cell>
          <table:table-cell office:value-type="float" office:value="2.5413843640869085" table:style-name="ce38">
            <text:p>2,54<text:s/></text:p>
          </table:table-cell>
          <table:table-cell office:value-type="float" office:value="2.4467992960132312" table:style-name="ce38">
            <text:p>2,45<text:s/></text:p>
          </table:table-cell>
          <table:table-cell office:value-type="float" office:value="2.3361535400000002" table:style-name="ce38">
            <text:p>2,34<text:s/></text:p>
          </table:table-cell>
          <table:table-cell office:value-type="float" office:value="2.27540012" table:style-name="ce38">
            <text:p>2,28<text:s/></text:p>
          </table:table-cell>
          <table:table-cell office:value-type="float" office:value="2.2246999999999999" table:style-name="ce38">
            <text:p>2,22<text:s/></text:p>
          </table:table-cell>
          <table:table-cell office:value-type="float" office:value="2.1909999999999998" table:style-name="ce38">
            <text:p>2,19<text:s/></text:p>
          </table:table-cell>
          <table:table-cell table:number-columns-repeated="16375"/>
        </table:table-row>
        <table:table-row table:style-name="ro5">
          <table:table-cell office:value-type="string" table:style-name="ce34">
            <text:p>Burgenland</text:p>
          </table:table-cell>
          <table:table-cell office:value-type="float" office:value="3.0285568137662002" table:style-name="ce38">
            <text:p>3,03<text:s/></text:p>
          </table:table-cell>
          <table:table-cell office:value-type="float" office:value="2.8815145695312059" table:style-name="ce38">
            <text:p>2,88<text:s/></text:p>
          </table:table-cell>
          <table:table-cell office:value-type="float" office:value="2.8198631970919541" table:style-name="ce38">
            <text:p>2,82<text:s/></text:p>
          </table:table-cell>
          <table:table-cell office:value-type="float" office:value="2.7441672482013209" table:style-name="ce38">
            <text:p>2,74<text:s/></text:p>
          </table:table-cell>
          <table:table-cell office:value-type="float" office:value="2.5129266000000001" table:style-name="ce38">
            <text:p>2,51<text:s/></text:p>
          </table:table-cell>
          <table:table-cell office:value-type="float" office:value="2.4264406699999999" table:style-name="ce38">
            <text:p>2,43<text:s/></text:p>
          </table:table-cell>
          <table:table-cell office:value-type="float" office:value="2.3632" table:style-name="ce38">
            <text:p>2,36<text:s/></text:p>
          </table:table-cell>
          <table:table-cell office:value-type="float" office:value="2.2677" table:style-name="ce38">
            <text:p>2,27<text:s/></text:p>
          </table:table-cell>
          <table:table-cell table:number-columns-repeated="16375"/>
        </table:table-row>
        <table:table-row table:style-name="ro5">
          <table:table-cell office:value-type="string" table:style-name="ce34">
            <text:p>Kärnten</text:p>
          </table:table-cell>
          <table:table-cell office:value-type="float" office:value="2.9303664928322788" table:style-name="ce38">
            <text:p>2,93<text:s/></text:p>
          </table:table-cell>
          <table:table-cell office:value-type="float" office:value="2.7564669775517809" table:style-name="ce38">
            <text:p>2,76<text:s/></text:p>
          </table:table-cell>
          <table:table-cell office:value-type="float" office:value="2.6560549655618919" table:style-name="ce38">
            <text:p>2,66<text:s/></text:p>
          </table:table-cell>
          <table:table-cell office:value-type="float" office:value="2.5825429085893505" table:style-name="ce38">
            <text:p>2,58<text:s/></text:p>
          </table:table-cell>
          <table:table-cell office:value-type="float" office:value="2.39331826" table:style-name="ce38">
            <text:p>2,39<text:s/></text:p>
          </table:table-cell>
          <table:table-cell office:value-type="float" office:value="2.2996395600000001" table:style-name="ce38">
            <text:p>2,30<text:s/></text:p>
          </table:table-cell>
          <table:table-cell office:value-type="float" office:value="2.2206000000000001" table:style-name="ce38">
            <text:p>2,22<text:s/></text:p>
          </table:table-cell>
          <table:table-cell office:value-type="float" office:value="2.1476000000000002" table:style-name="ce38">
            <text:p>2,15<text:s/></text:p>
          </table:table-cell>
          <table:table-cell table:number-columns-repeated="16375"/>
        </table:table-row>
        <table:table-row table:style-name="ro5">
          <table:table-cell office:value-type="string" table:style-name="ce34">
            <text:p>Niederösterreich</text:p>
          </table:table-cell>
          <table:table-cell office:value-type="float" office:value="2.810166689905214" table:style-name="ce38">
            <text:p>2,81<text:s/></text:p>
          </table:table-cell>
          <table:table-cell office:value-type="float" office:value="2.7298548105106786" table:style-name="ce38">
            <text:p>2,73<text:s/></text:p>
          </table:table-cell>
          <table:table-cell office:value-type="float" office:value="2.6657989239986324" table:style-name="ce38">
            <text:p>2,67<text:s/></text:p>
          </table:table-cell>
          <table:table-cell office:value-type="float" office:value="2.6027542093212053" table:style-name="ce38">
            <text:p>2,60<text:s/></text:p>
          </table:table-cell>
          <table:table-cell office:value-type="float" office:value="2.4201945299999998" table:style-name="ce38">
            <text:p>2,42<text:s/></text:p>
          </table:table-cell>
          <table:table-cell office:value-type="float" office:value="2.35854191" table:style-name="ce38">
            <text:p>2,36<text:s/></text:p>
          </table:table-cell>
          <table:table-cell office:value-type="float" office:value="2.3037000000000001" table:style-name="ce38">
            <text:p>2,30<text:s/></text:p>
          </table:table-cell>
          <table:table-cell office:value-type="float" office:value="2.2561" table:style-name="ce38">
            <text:p>2,26<text:s/></text:p>
          </table:table-cell>
          <table:table-cell table:number-columns-repeated="16375"/>
        </table:table-row>
        <table:table-row table:style-name="ro5">
          <table:table-cell office:value-type="string" table:style-name="ce34">
            <text:p>Oberösterreich</text:p>
          </table:table-cell>
          <table:table-cell office:value-type="float" office:value="2.8608860205410647" table:style-name="ce38">
            <text:p>2,86<text:s/></text:p>
          </table:table-cell>
          <table:table-cell office:value-type="float" office:value="2.846132547442743" table:style-name="ce38">
            <text:p>2,85<text:s/></text:p>
          </table:table-cell>
          <table:table-cell office:value-type="float" office:value="2.7261009005540027" table:style-name="ce38">
            <text:p>2,73<text:s/></text:p>
          </table:table-cell>
          <table:table-cell office:value-type="float" office:value="2.565241294557572" table:style-name="ce38">
            <text:p>2,57<text:s/></text:p>
          </table:table-cell>
          <table:table-cell office:value-type="float" office:value="2.4582791500000001" table:style-name="ce38">
            <text:p>2,46<text:s/></text:p>
          </table:table-cell>
          <table:table-cell office:value-type="float" office:value="2.3765573099999999" table:style-name="ce38">
            <text:p>2,38<text:s/></text:p>
          </table:table-cell>
          <table:table-cell office:value-type="float" office:value="2.3096999999999999" table:style-name="ce38">
            <text:p>2,31<text:s/></text:p>
          </table:table-cell>
          <table:table-cell office:value-type="float" office:value="2.2665999999999999" table:style-name="ce38">
            <text:p>2,27<text:s/></text:p>
          </table:table-cell>
          <table:table-cell table:number-columns-repeated="16375"/>
        </table:table-row>
        <table:table-row table:style-name="ro5">
          <table:table-cell office:value-type="string" table:style-name="ce34">
            <text:p>Salzburg</text:p>
          </table:table-cell>
          <table:table-cell office:value-type="float" office:value="2.77267566799468" table:style-name="ce38">
            <text:p>2,77<text:s/></text:p>
          </table:table-cell>
          <table:table-cell office:value-type="float" office:value="2.6992831731455733" table:style-name="ce38">
            <text:p>2,70<text:s/></text:p>
          </table:table-cell>
          <table:table-cell office:value-type="float" office:value="2.6220272609738036" table:style-name="ce38">
            <text:p>2,62<text:s/></text:p>
          </table:table-cell>
          <table:table-cell office:value-type="float" office:value="2.5145979314259419" table:style-name="ce38">
            <text:p>2,51<text:s/></text:p>
          </table:table-cell>
          <table:table-cell office:value-type="float" office:value="2.3980408500000001" table:style-name="ce38">
            <text:p>2,40<text:s/></text:p>
          </table:table-cell>
          <table:table-cell office:value-type="float" office:value="2.3371397300000001" table:style-name="ce38">
            <text:p>2,34<text:s/></text:p>
          </table:table-cell>
          <table:table-cell office:value-type="float" office:value="2.2759999999999998" table:style-name="ce38">
            <text:p>2,28<text:s/></text:p>
          </table:table-cell>
          <table:table-cell office:value-type="float" office:value="2.2360000000000002" table:style-name="ce38">
            <text:p>2,24<text:s/></text:p>
          </table:table-cell>
          <table:table-cell table:number-columns-repeated="16375"/>
        </table:table-row>
        <table:table-row table:style-name="ro5">
          <table:table-cell office:value-type="string" table:style-name="ce34">
            <text:p>Steiermark</text:p>
          </table:table-cell>
          <table:table-cell office:value-type="float" office:value="2.910020383798515" table:style-name="ce38">
            <text:p>2,91<text:s/></text:p>
          </table:table-cell>
          <table:table-cell office:value-type="float" office:value="2.8331958466602725" table:style-name="ce38">
            <text:p>2,83<text:s/></text:p>
          </table:table-cell>
          <table:table-cell office:value-type="float" office:value="2.692741396863747" table:style-name="ce38">
            <text:p>2,69<text:s/></text:p>
          </table:table-cell>
          <table:table-cell office:value-type="float" office:value="2.5958183172846092" table:style-name="ce38">
            <text:p>2,60<text:s/></text:p>
          </table:table-cell>
          <table:table-cell office:value-type="float" office:value="2.4251754000000001" table:style-name="ce38">
            <text:p>2,43<text:s/></text:p>
          </table:table-cell>
          <table:table-cell office:value-type="float" office:value="2.3333177900000002" table:style-name="ce38">
            <text:p>2,33<text:s/></text:p>
          </table:table-cell>
          <table:table-cell office:value-type="float" office:value="2.2704" table:style-name="ce38">
            <text:p>2,27<text:s/></text:p>
          </table:table-cell>
          <table:table-cell office:value-type="float" office:value="2.2000000000000002" table:style-name="ce38">
            <text:p>2,20<text:s/></text:p>
          </table:table-cell>
          <table:table-cell table:number-columns-repeated="16375"/>
        </table:table-row>
        <table:table-row table:style-name="ro5">
          <table:table-cell office:value-type="string" table:style-name="ce34">
            <text:p>Tirol</text:p>
          </table:table-cell>
          <table:table-cell office:value-type="float" office:value="2.935437781772789" table:style-name="ce38">
            <text:p>2,94<text:s/></text:p>
          </table:table-cell>
          <table:table-cell office:value-type="float" office:value="2.8090500537217422" table:style-name="ce38">
            <text:p>2,81<text:s/></text:p>
          </table:table-cell>
          <table:table-cell office:value-type="float" office:value="2.7545972209007208" table:style-name="ce38">
            <text:p>2,75<text:s/></text:p>
          </table:table-cell>
          <table:table-cell office:value-type="float" office:value="2.6122634799947932" table:style-name="ce38">
            <text:p>2,61<text:s/></text:p>
          </table:table-cell>
          <table:table-cell office:value-type="float" office:value="2.4694160200000002" table:style-name="ce38">
            <text:p>2,47<text:s/></text:p>
          </table:table-cell>
          <table:table-cell office:value-type="float" office:value="2.3758605099999999" table:style-name="ce38">
            <text:p>2,38<text:s/></text:p>
          </table:table-cell>
          <table:table-cell office:value-type="float" office:value="2.2978000000000001" table:style-name="ce38">
            <text:p>2,30<text:s/></text:p>
          </table:table-cell>
          <table:table-cell office:value-type="float" office:value="2.2319" table:style-name="ce38">
            <text:p>2,23<text:s/></text:p>
          </table:table-cell>
          <table:table-cell table:number-columns-repeated="16375"/>
        </table:table-row>
        <table:table-row table:style-name="ro5">
          <table:table-cell office:value-type="string" table:style-name="ce34">
            <text:p>Vorarlberg</text:p>
          </table:table-cell>
          <table:table-cell office:value-type="float" office:value="3.0734805174606543" table:style-name="ce38">
            <text:p>3,07<text:s/></text:p>
          </table:table-cell>
          <table:table-cell office:value-type="float" office:value="2.9282627201203173" table:style-name="ce38">
            <text:p>2,93<text:s/></text:p>
          </table:table-cell>
          <table:table-cell office:value-type="float" office:value="2.7992696791053837" table:style-name="ce38">
            <text:p>2,80<text:s/></text:p>
          </table:table-cell>
          <table:table-cell office:value-type="float" office:value="2.6685685891544346" table:style-name="ce38">
            <text:p>2,67<text:s/></text:p>
          </table:table-cell>
          <table:table-cell office:value-type="float" office:value="2.5231160500000001" table:style-name="ce38">
            <text:p>2,52<text:s/></text:p>
          </table:table-cell>
          <table:table-cell office:value-type="float" office:value="2.4304759499999999" table:style-name="ce38">
            <text:p>2,43<text:s/></text:p>
          </table:table-cell>
          <table:table-cell office:value-type="float" office:value="2.3443999999999998" table:style-name="ce38">
            <text:p>2,34<text:s/></text:p>
          </table:table-cell>
          <table:table-cell office:value-type="float" office:value="2.2915000000000001" table:style-name="ce38">
            <text:p>2,29<text:s/></text:p>
          </table:table-cell>
          <table:table-cell table:number-columns-repeated="16375"/>
        </table:table-row>
        <table:table-row table:style-name="ro5">
          <table:table-cell office:value-type="string" table:style-name="ce34">
            <text:p>Wien</text:p>
          </table:table-cell>
          <table:table-cell office:value-type="float" office:value="2.0578327171784441" table:style-name="ce38">
            <text:p>2,06<text:s/></text:p>
          </table:table-cell>
          <table:table-cell office:value-type="float" office:value="2.0310501213404351" table:style-name="ce38">
            <text:p>2,03<text:s/></text:p>
          </table:table-cell>
          <table:table-cell office:value-type="float" office:value="2.0387682745078939" table:style-name="ce38">
            <text:p>2,04<text:s/></text:p>
          </table:table-cell>
          <table:table-cell office:value-type="float" office:value="1.9758560857093685" table:style-name="ce38">
            <text:p>1,98<text:s/></text:p>
          </table:table-cell>
          <table:table-cell office:value-type="float" office:value="1.99553183" table:style-name="ce38">
            <text:p>2,00<text:s/></text:p>
          </table:table-cell>
          <table:table-cell office:value-type="float" office:value="1.9944128999999999" table:style-name="ce38">
            <text:p>1,99<text:s/></text:p>
          </table:table-cell>
          <table:table-cell office:value-type="float" office:value="1.9974000000000001" table:style-name="ce38">
            <text:p>2,00<text:s/></text:p>
          </table:table-cell>
          <table:table-cell office:value-type="float" office:value="2.0362" table:style-name="ce38">
            <text:p>2,04<text:s/></text:p>
          </table:table-cell>
          <table:table-cell table:number-columns-repeated="16375"/>
        </table:table-row>
        <table:table-row table:style-name="ro6">
          <table:table-cell office:value-type="string" table:number-columns-spanned="9" table:number-rows-spanned="1" table:style-name="ce89">
            <text:p>Q: STATISTIK AUSTRIA, bis 2003 Mikrozensus (Durchschnitt der Monate März, Juni, September und Dezember); ab 2004 Mikrozensus-Arbeitskräfteerhebung (Durchschnitt aller Wochen eines Jahres). Erstellt am 18.03.2022.</text:p>
          </table:table-cell>
          <table:covered-table-cell table:number-columns-repeated="8"/>
          <table:table-cell table:number-columns-repeated="16375"/>
        </table:table-row>
        <table:table-row table:number-rows-repeated="1048542" table:style-name="ro5">
          <table:table-cell table:number-columns-repeated="16384"/>
        </table:table-row>
      </table:table>
      <table:table table:name="2" table:style-name="ta3">
        <table:table-column table:style-name="co5" table:default-cell-style-name="ce5"/>
        <table:table-column table:style-name="co6" table:number-columns-repeated="8" table:default-cell-style-name="ce5"/>
        <table:table-column table:style-name="co4" table:default-cell-style-name="ce5"/>
        <table:table-column table:style-name="co7" table:default-cell-style-name="ce5"/>
        <table:table-column table:style-name="co4" table:number-columns-repeated="16373" table:default-cell-style-name="ce5"/>
        <table:table-row table:style-name="ro3">
          <table:table-cell office:value-type="string" table:number-columns-spanned="9" table:number-rows-spanned="1" table:style-name="ce94">
            <text:p>Privathaushalte nach Haushaltstypen 1985 bis 2021 – in Tausend</text:p>
          </table:table-cell>
          <table:covered-table-cell table:number-columns-repeated="8"/>
          <table:table-cell table:number-columns-repeated="16375" table:style-name="ce1"/>
        </table:table-row>
        <table:table-row table:style-name="ro4">
          <table:table-cell office:value-type="string" table:style-name="ce2">
            <text:p>Haushaltstyp</text:p>
          </table:table-cell>
          <table:table-cell office:value-type="float" office:value="1985" table:style-name="ce2">
            <text:p>1985</text:p>
          </table:table-cell>
          <table:table-cell office:value-type="float" office:value="1990" table:style-name="ce2">
            <text:p>1990</text:p>
          </table:table-cell>
          <table:table-cell office:value-type="float" office:value="1995" table:style-name="ce3">
            <text:p>1995</text:p>
          </table:table-cell>
          <table:table-cell office:value-type="float" office:value="2000" table:style-name="ce3">
            <text:p>2000</text:p>
          </table:table-cell>
          <table:table-cell office:value-type="float" office:value="2005" table:style-name="ce3">
            <text:p>2005</text:p>
          </table:table-cell>
          <table:table-cell office:value-type="float" office:value="2010" table:style-name="ce4">
            <text:p>2010</text:p>
          </table:table-cell>
          <table:table-cell office:value-type="float" office:value="2015" table:style-name="ce3">
            <text:p>2015</text:p>
          </table:table-cell>
          <table:table-cell office:value-type="float" office:value="2021" table:style-name="ce4">
            <text:p>2021</text:p>
          </table:table-cell>
          <table:table-cell table:number-columns-repeated="16375" table:style-name="ce5"/>
        </table:table-row>
        <table:table-row table:style-name="ro5">
          <table:table-cell office:value-type="string" table:style-name="ce6">
            <text:p>Privathaushalte insgesamt</text:p>
          </table:table-cell>
          <table:table-cell office:value-type="float" office:value="2801132.0799999926" table:style-name="ce7">
            <text:p>2 801<text:s/></text:p>
          </table:table-cell>
          <table:table-cell office:value-type="float" office:value="2913124.88" table:style-name="ce7">
            <text:p>2 913<text:s/></text:p>
          </table:table-cell>
          <table:table-cell office:value-type="float" office:value="3093235.3999999948" table:style-name="ce7">
            <text:p>3 093<text:s/></text:p>
          </table:table-cell>
          <table:table-cell office:value-type="float" office:value="3237083.48" table:style-name="ce7">
            <text:p>3 237<text:s/></text:p>
          </table:table-cell>
          <table:table-cell office:value-type="float" office:value="3475342" table:style-name="ce7">
            <text:p>3 475<text:s/></text:p>
          </table:table-cell>
          <table:table-cell office:value-type="float" office:value="3623754" table:style-name="ce7">
            <text:p>3 624<text:s/></text:p>
          </table:table-cell>
          <table:table-cell office:value-type="float" office:value="3816766" table:style-name="ce7">
            <text:p>3 817<text:s/></text:p>
          </table:table-cell>
          <table:table-cell office:value-type="float" office:value="4019744" table:style-name="ce7">
            <text:p>4 020<text:s/></text:p>
          </table:table-cell>
          <table:table-cell table:number-columns-repeated="16375" table:style-name="ce5"/>
        </table:table-row>
        <table:table-row table:style-name="ro5">
          <table:table-cell office:value-type="string" table:style-name="ce8">
            <text:p>Familienhaushalte zusammen</text:p>
          </table:table-cell>
          <table:table-cell office:value-type="float" office:value="1968637.46" table:style-name="ce9">
            <text:p>1 969<text:s/></text:p>
          </table:table-cell>
          <table:table-cell office:value-type="float" office:value="2033608.87" table:style-name="ce9">
            <text:p>2 034<text:s/></text:p>
          </table:table-cell>
          <table:table-cell office:value-type="float" office:value="2143716.7199999918" table:style-name="ce9">
            <text:p>2 144<text:s/></text:p>
          </table:table-cell>
          <table:table-cell office:value-type="float" office:value="2202396.1599999932" table:style-name="ce9">
            <text:p>2 202<text:s/></text:p>
          </table:table-cell>
          <table:table-cell office:value-type="float" office:value="2224670" table:style-name="ce10">
            <text:p>2 225<text:s/></text:p>
          </table:table-cell>
          <table:table-cell office:value-type="float" office:value="2268375" table:style-name="ce10">
            <text:p>2 268<text:s/></text:p>
          </table:table-cell>
          <table:table-cell office:value-type="float" office:value="2327719" table:style-name="ce10">
            <text:p>2 328<text:s/></text:p>
          </table:table-cell>
          <table:table-cell office:value-type="float" office:value="2412568" table:style-name="ce10">
            <text:p>2 413<text:s/></text:p>
          </table:table-cell>
          <table:table-cell table:style-name="ce11"/>
          <table:table-cell table:number-columns-repeated="16374"/>
        </table:table-row>
        <table:table-row table:style-name="ro5">
          <table:table-cell office:value-type="string" table:style-name="ce6">
            <text:p>Einfamilienhaushalte zusammen</text:p>
          </table:table-cell>
          <table:table-cell office:value-type="float" office:value="1888767.04" table:style-name="ce12">
            <text:p>1 889<text:s/></text:p>
          </table:table-cell>
          <table:table-cell office:value-type="float" office:value="1955282.58" table:style-name="ce12">
            <text:p>1 955<text:s/></text:p>
          </table:table-cell>
          <table:table-cell office:value-type="float" office:value="2066543.7799999921" table:style-name="ce12">
            <text:p>2 067<text:s/></text:p>
          </table:table-cell>
          <table:table-cell office:value-type="float" office:value="2141255.499999993" table:style-name="ce12">
            <text:p>2 141<text:s/></text:p>
          </table:table-cell>
          <table:table-cell office:value-type="float" office:value="2160448" table:style-name="ce13">
            <text:p>2 160<text:s/></text:p>
          </table:table-cell>
          <table:table-cell office:value-type="float" office:value="2204794" table:style-name="ce13">
            <text:p>2 205<text:s/></text:p>
          </table:table-cell>
          <table:table-cell office:value-type="float" office:value="2266830" table:style-name="ce13">
            <text:p>2 267<text:s/></text:p>
          </table:table-cell>
          <table:table-cell office:value-type="float" office:value="2357892" table:style-name="ce13">
            <text:p>2 358<text:s/></text:p>
          </table:table-cell>
          <table:table-cell table:style-name="ce11"/>
          <table:table-cell table:number-columns-repeated="16374"/>
        </table:table-row>
        <table:table-row table:style-name="ro5">
          <table:table-cell office:value-type="string" table:style-name="ce14">
            <text:p>Paare</text:p>
          </table:table-cell>
          <table:table-cell office:value-type="float" office:value="1657746.53" table:style-name="ce9">
            <text:p>1 658<text:s/></text:p>
          </table:table-cell>
          <table:table-cell office:value-type="float" office:value="1719276.28" table:style-name="ce9">
            <text:p>1 719<text:s/></text:p>
          </table:table-cell>
          <table:table-cell office:value-type="float" office:value="1814730.3599999922" table:style-name="ce9">
            <text:p>1 815<text:s/></text:p>
          </table:table-cell>
          <table:table-cell office:value-type="float" office:value="1873339.6099999929" table:style-name="ce9">
            <text:p>1 873<text:s/></text:p>
          </table:table-cell>
          <table:table-cell office:value-type="float" office:value="1881586" table:style-name="ce10">
            <text:p>1 882<text:s/></text:p>
          </table:table-cell>
          <table:table-cell office:value-type="float" office:value="1927986" table:style-name="ce10">
            <text:p>1 928<text:s/></text:p>
          </table:table-cell>
          <table:table-cell office:value-type="float" office:value="1998574" table:style-name="ce10">
            <text:p>1 999<text:s/></text:p>
          </table:table-cell>
          <table:table-cell office:value-type="float" office:value="2103834" table:style-name="ce10">
            <text:p>2 104<text:s/></text:p>
          </table:table-cell>
          <table:table-cell table:style-name="ce11"/>
          <table:table-cell table:number-columns-repeated="16374"/>
        </table:table-row>
        <table:table-row table:style-name="ro5">
          <table:table-cell office:value-type="string" table:style-name="ce15">
            <text:p>ohne Kinder</text:p>
          </table:table-cell>
          <table:table-cell office:value-type="float" office:value="597328.96" table:style-name="ce9">
            <text:p>597<text:s/></text:p>
          </table:table-cell>
          <table:table-cell office:value-type="float" office:value="635802.98" table:style-name="ce9">
            <text:p>636<text:s/></text:p>
          </table:table-cell>
          <table:table-cell office:value-type="float" office:value="709072.9599999988" table:style-name="ce9">
            <text:p>709<text:s/></text:p>
          </table:table-cell>
          <table:table-cell office:value-type="float" office:value="789624.30999999284" table:style-name="ce9">
            <text:p>790<text:s/></text:p>
          </table:table-cell>
          <table:table-cell office:value-type="float" office:value="826273" table:style-name="ce10">
            <text:p>826<text:s/></text:p>
          </table:table-cell>
          <table:table-cell office:value-type="float" office:value="880302" table:style-name="ce10">
            <text:p>880<text:s/></text:p>
          </table:table-cell>
          <table:table-cell office:value-type="float" office:value="944286" table:style-name="ce10">
            <text:p>944<text:s/></text:p>
          </table:table-cell>
          <table:table-cell office:value-type="float" office:value="1023073" table:style-name="ce10">
            <text:p>1 023<text:s/></text:p>
          </table:table-cell>
          <table:table-cell table:style-name="ce11"/>
          <table:table-cell table:number-columns-repeated="16374"/>
        </table:table-row>
        <table:table-row table:style-name="ro5">
          <table:table-cell office:value-type="string" table:style-name="ce16">
            <text:p>ohne weitere Personen</text:p>
          </table:table-cell>
          <table:table-cell office:value-type="float" office:value="561685.6" table:style-name="ce10">
            <text:p>562<text:s/></text:p>
          </table:table-cell>
          <table:table-cell office:value-type="float" office:value="603488.54999999946" table:style-name="ce10">
            <text:p>603<text:s/></text:p>
          </table:table-cell>
          <table:table-cell office:value-type="float" office:value="670081.89999999874" table:style-name="ce10">
            <text:p>670<text:s/></text:p>
          </table:table-cell>
          <table:table-cell office:value-type="float" office:value="754505.30999999284" table:style-name="ce10">
            <text:p>755<text:s/></text:p>
          </table:table-cell>
          <table:table-cell office:value-type="float" office:value="792721" table:style-name="ce10">
            <text:p>793<text:s/></text:p>
          </table:table-cell>
          <table:table-cell office:value-type="float" office:value="850121" table:style-name="ce10">
            <text:p>850<text:s/></text:p>
          </table:table-cell>
          <table:table-cell office:value-type="float" office:value="913747" table:style-name="ce10">
            <text:p>914<text:s/></text:p>
          </table:table-cell>
          <table:table-cell office:value-type="float" office:value="993876" table:style-name="ce10">
            <text:p>994<text:s/></text:p>
          </table:table-cell>
          <table:table-cell table:style-name="ce11"/>
          <table:table-cell table:number-columns-repeated="16374"/>
        </table:table-row>
        <table:table-row table:style-name="ro5">
          <table:table-cell office:value-type="string" table:style-name="ce16">
            <text:p>mit weiteren Personen</text:p>
          </table:table-cell>
          <table:table-cell office:value-type="float" office:value="35643.360000000001" table:style-name="ce10">
            <text:p>36<text:s/></text:p>
          </table:table-cell>
          <table:table-cell office:value-type="float" office:value="32314.43" table:style-name="ce10">
            <text:p>32<text:s/></text:p>
          </table:table-cell>
          <table:table-cell office:value-type="float" office:value="38991.06" table:style-name="ce10">
            <text:p>39<text:s/></text:p>
          </table:table-cell>
          <table:table-cell office:value-type="float" office:value="35118.999999999942" table:style-name="ce10">
            <text:p>35<text:s/></text:p>
          </table:table-cell>
          <table:table-cell office:value-type="float" office:value="33552" table:style-name="ce10">
            <text:p>34<text:s/></text:p>
          </table:table-cell>
          <table:table-cell office:value-type="float" office:value="30181" table:style-name="ce10">
            <text:p>30<text:s/></text:p>
          </table:table-cell>
          <table:table-cell office:value-type="float" office:value="30540" table:style-name="ce10">
            <text:p>31<text:s/></text:p>
          </table:table-cell>
          <table:table-cell office:value-type="float" office:value="29197" table:style-name="ce10">
            <text:p>29<text:s/></text:p>
          </table:table-cell>
          <table:table-cell table:style-name="ce11"/>
          <table:table-cell table:number-columns-repeated="16374"/>
        </table:table-row>
        <table:table-row table:style-name="ro5">
          <table:table-cell office:value-type="string" table:style-name="ce15">
            <text:p>mit Kindern</text:p>
          </table:table-cell>
          <table:table-cell office:value-type="float" office:value="1060417.57" table:style-name="ce9">
            <text:p>1 060<text:s/></text:p>
          </table:table-cell>
          <table:table-cell office:value-type="float" office:value="1083473.3" table:style-name="ce9">
            <text:p>1 083<text:s/></text:p>
          </table:table-cell>
          <table:table-cell office:value-type="float" office:value="1105657.3999999934" table:style-name="ce9">
            <text:p>1 106<text:s/></text:p>
          </table:table-cell>
          <table:table-cell office:value-type="float" office:value="1083715.3" table:style-name="ce9">
            <text:p>1 084<text:s/></text:p>
          </table:table-cell>
          <table:table-cell office:value-type="float" office:value="1055314" table:style-name="ce10">
            <text:p>1 055<text:s/></text:p>
          </table:table-cell>
          <table:table-cell office:value-type="float" office:value="1047684" table:style-name="ce10">
            <text:p>1 048<text:s/></text:p>
          </table:table-cell>
          <table:table-cell office:value-type="float" office:value="1054288" table:style-name="ce10">
            <text:p>1 054<text:s/></text:p>
          </table:table-cell>
          <table:table-cell office:value-type="float" office:value="1080761" table:style-name="ce10">
            <text:p>1 081<text:s/></text:p>
          </table:table-cell>
          <table:table-cell table:style-name="ce11"/>
          <table:table-cell table:number-columns-repeated="16374"/>
        </table:table-row>
        <table:table-row table:style-name="ro5">
          <table:table-cell office:value-type="string" table:style-name="ce16">
            <text:p>ohne weitere Personen</text:p>
          </table:table-cell>
          <table:table-cell office:value-type="float" office:value="968327.6299999964" table:style-name="ce10">
            <text:p>968<text:s/></text:p>
          </table:table-cell>
          <table:table-cell office:value-type="float" office:value="995516.02999999945" table:style-name="ce10">
            <text:p>996<text:s/></text:p>
          </table:table-cell>
          <table:table-cell office:value-type="float" office:value="1033321.3799999935" table:style-name="ce10">
            <text:p>1 033<text:s/></text:p>
          </table:table-cell>
          <table:table-cell office:value-type="float" office:value="1017962.2" table:style-name="ce10">
            <text:p>1 018<text:s/></text:p>
          </table:table-cell>
          <table:table-cell office:value-type="float" office:value="995714" table:style-name="ce10">
            <text:p>996<text:s/></text:p>
          </table:table-cell>
          <table:table-cell office:value-type="float" office:value="995772" table:style-name="ce10">
            <text:p>996<text:s/></text:p>
          </table:table-cell>
          <table:table-cell office:value-type="float" office:value="1009961" table:style-name="ce10">
            <text:p>1 010<text:s/></text:p>
          </table:table-cell>
          <table:table-cell office:value-type="float" office:value="1038398" table:style-name="ce10">
            <text:p>1 038<text:s/></text:p>
          </table:table-cell>
          <table:table-cell table:style-name="ce11"/>
          <table:table-cell table:number-columns-repeated="16374"/>
        </table:table-row>
        <table:table-row table:style-name="ro5">
          <table:table-cell office:value-type="string" table:style-name="ce16">
            <text:p>mit weiteren Personen</text:p>
          </table:table-cell>
          <table:table-cell office:value-type="float" office:value="92089.939999999799" table:style-name="ce10">
            <text:p>92<text:s/></text:p>
          </table:table-cell>
          <table:table-cell office:value-type="float" office:value="87957.269999999844" table:style-name="ce10">
            <text:p>88<text:s/></text:p>
          </table:table-cell>
          <table:table-cell office:value-type="float" office:value="72336.02" table:style-name="ce10">
            <text:p>72<text:s/></text:p>
          </table:table-cell>
          <table:table-cell office:value-type="float" office:value="65753.100000000006" table:style-name="ce10">
            <text:p>66<text:s/></text:p>
          </table:table-cell>
          <table:table-cell office:value-type="float" office:value="59600" table:style-name="ce10">
            <text:p>60<text:s/></text:p>
          </table:table-cell>
          <table:table-cell office:value-type="float" office:value="51913" table:style-name="ce10">
            <text:p>52<text:s/></text:p>
          </table:table-cell>
          <table:table-cell office:value-type="float" office:value="44327" table:style-name="ce10">
            <text:p>44<text:s/></text:p>
          </table:table-cell>
          <table:table-cell office:value-type="float" office:value="42363" table:style-name="ce10">
            <text:p>42<text:s/></text:p>
          </table:table-cell>
          <table:table-cell table:style-name="ce11"/>
          <table:table-cell table:number-columns-repeated="16374"/>
        </table:table-row>
        <table:table-row table:style-name="ro5">
          <table:table-cell office:value-type="string" table:style-name="ce14">
            <text:p>Ein-Eltern-Haushalte zusammen</text:p>
          </table:table-cell>
          <table:table-cell office:value-type="float" office:value="231020.51" table:style-name="ce9">
            <text:p>231<text:s/></text:p>
          </table:table-cell>
          <table:table-cell office:value-type="float" office:value="236006.3" table:style-name="ce9">
            <text:p>236<text:s/></text:p>
          </table:table-cell>
          <table:table-cell office:value-type="float" office:value="251813.42" table:style-name="ce9">
            <text:p>252<text:s/></text:p>
          </table:table-cell>
          <table:table-cell office:value-type="float" office:value="267915.89" table:style-name="ce9">
            <text:p>268<text:s/></text:p>
          </table:table-cell>
          <table:table-cell office:value-type="float" office:value="278862" table:style-name="ce10">
            <text:p>279<text:s/></text:p>
          </table:table-cell>
          <table:table-cell office:value-type="float" office:value="276808" table:style-name="ce10">
            <text:p>277<text:s/></text:p>
          </table:table-cell>
          <table:table-cell office:value-type="float" office:value="268256" table:style-name="ce10">
            <text:p>268<text:s/></text:p>
          </table:table-cell>
          <table:table-cell office:value-type="float" office:value="254058" table:style-name="ce10">
            <text:p>254<text:s/></text:p>
          </table:table-cell>
          <table:table-cell table:style-name="ce11"/>
          <table:table-cell table:number-columns-repeated="16374"/>
        </table:table-row>
        <table:table-row table:style-name="ro5">
          <table:table-cell office:value-type="string" table:style-name="ce16">
            <text:p>ohne weitere Personen</text:p>
          </table:table-cell>
          <table:table-cell office:value-type="float" office:value="200547.32" table:style-name="ce9">
            <text:p>201<text:s/></text:p>
          </table:table-cell>
          <table:table-cell office:value-type="float" office:value="204233.89" table:style-name="ce9">
            <text:p>204<text:s/></text:p>
          </table:table-cell>
          <table:table-cell office:value-type="float" office:value="227690.44" table:style-name="ce9">
            <text:p>228<text:s/></text:p>
          </table:table-cell>
          <table:table-cell office:value-type="float" office:value="245566.52" table:style-name="ce9">
            <text:p>246<text:s/></text:p>
          </table:table-cell>
          <table:table-cell office:value-type="float" office:value="256429" table:style-name="ce10">
            <text:p>256<text:s/></text:p>
          </table:table-cell>
          <table:table-cell office:value-type="float" office:value="255316" table:style-name="ce10">
            <text:p>255<text:s/></text:p>
          </table:table-cell>
          <table:table-cell office:value-type="float" office:value="251751" table:style-name="ce10">
            <text:p>252<text:s/></text:p>
          </table:table-cell>
          <table:table-cell office:value-type="float" office:value="239880" table:style-name="ce10">
            <text:p>240<text:s/></text:p>
          </table:table-cell>
          <table:table-cell table:style-name="ce11"/>
          <table:table-cell table:number-columns-repeated="16374"/>
        </table:table-row>
        <table:table-row table:style-name="ro5">
          <table:table-cell office:value-type="string" table:style-name="ce16">
            <text:p>mit weiteren Personen</text:p>
          </table:table-cell>
          <table:table-cell office:value-type="float" office:value="30473.19" table:style-name="ce9">
            <text:p>30<text:s/></text:p>
          </table:table-cell>
          <table:table-cell office:value-type="float" office:value="31772.41" table:style-name="ce9">
            <text:p>32<text:s/></text:p>
          </table:table-cell>
          <table:table-cell office:value-type="float" office:value="24122.98" table:style-name="ce9">
            <text:p>24<text:s/></text:p>
          </table:table-cell>
          <table:table-cell office:value-type="float" office:value="22349.37" table:style-name="ce9">
            <text:p>22<text:s/></text:p>
          </table:table-cell>
          <table:table-cell office:value-type="float" office:value="22433" table:style-name="ce10">
            <text:p>22<text:s/></text:p>
          </table:table-cell>
          <table:table-cell office:value-type="float" office:value="21492" table:style-name="ce10">
            <text:p>21<text:s/></text:p>
          </table:table-cell>
          <table:table-cell office:value-type="float" office:value="16505" table:style-name="ce10">
            <text:p>17<text:s/></text:p>
          </table:table-cell>
          <table:table-cell office:value-type="float" office:value="14178" table:style-name="ce10">
            <text:p>14<text:s/></text:p>
          </table:table-cell>
          <table:table-cell table:style-name="ce11"/>
          <table:table-cell table:number-columns-repeated="16374"/>
        </table:table-row>
        <table:table-row table:style-name="ro5">
          <table:table-cell office:value-type="string" table:style-name="ce15">
            <text:p>Väter in Ein-Eltern-Haushalten</text:p>
          </table:table-cell>
          <table:table-cell office:value-type="float" office:value="29227.03" table:style-name="ce9">
            <text:p>29<text:s/></text:p>
          </table:table-cell>
          <table:table-cell office:value-type="float" office:value="33514.65" table:style-name="ce9">
            <text:p>34<text:s/></text:p>
          </table:table-cell>
          <table:table-cell office:value-type="float" office:value="32171.82" table:style-name="ce9">
            <text:p>32<text:s/></text:p>
          </table:table-cell>
          <table:table-cell office:value-type="float" office:value="34592.82" table:style-name="ce9">
            <text:p>35<text:s/></text:p>
          </table:table-cell>
          <table:table-cell office:value-type="float" office:value="42669" table:style-name="ce10">
            <text:p>43<text:s/></text:p>
          </table:table-cell>
          <table:table-cell office:value-type="float" office:value="39302" table:style-name="ce10">
            <text:p>39<text:s/></text:p>
          </table:table-cell>
          <table:table-cell office:value-type="float" office:value="41105" table:style-name="ce10">
            <text:p>41<text:s/></text:p>
          </table:table-cell>
          <table:table-cell office:value-type="float" office:value="45237" table:style-name="ce10">
            <text:p>45<text:s/></text:p>
          </table:table-cell>
          <table:table-cell table:style-name="ce11"/>
          <table:table-cell table:number-columns-repeated="16374"/>
        </table:table-row>
        <table:table-row table:style-name="ro5">
          <table:table-cell office:value-type="string" table:style-name="ce16">
            <text:p>ohne weitere Personen</text:p>
          </table:table-cell>
          <table:table-cell office:value-type="float" office:value="22507.51" table:style-name="ce10">
            <text:p>23<text:s/></text:p>
          </table:table-cell>
          <table:table-cell office:value-type="float" office:value="25117.74" table:style-name="ce10">
            <text:p>25<text:s/></text:p>
          </table:table-cell>
          <table:table-cell office:value-type="float" office:value="27498.92" table:style-name="ce10">
            <text:p>27<text:s/></text:p>
          </table:table-cell>
          <table:table-cell office:value-type="float" office:value="31337.48" table:style-name="ce10">
            <text:p>31<text:s/></text:p>
          </table:table-cell>
          <table:table-cell office:value-type="float" office:value="39454" table:style-name="ce10">
            <text:p>39<text:s/></text:p>
          </table:table-cell>
          <table:table-cell office:value-type="float" office:value="35218" table:style-name="ce10">
            <text:p>35<text:s/></text:p>
          </table:table-cell>
          <table:table-cell office:value-type="float" office:value="38915" table:style-name="ce10">
            <text:p>39<text:s/></text:p>
          </table:table-cell>
          <table:table-cell office:value-type="float" office:value="43016" table:style-name="ce10">
            <text:p>43<text:s/></text:p>
          </table:table-cell>
          <table:table-cell table:style-name="ce11"/>
          <table:table-cell table:number-columns-repeated="16374"/>
        </table:table-row>
        <table:table-row table:style-name="ro5">
          <table:table-cell office:value-type="string" table:style-name="ce16">
            <text:p>mit weiteren Personen</text:p>
          </table:table-cell>
          <table:table-cell office:value-type="float" office:value="6719.52" table:style-name="ce10">
            <text:p>7<text:s/></text:p>
          </table:table-cell>
          <table:table-cell office:value-type="float" office:value="8396.91" table:style-name="ce10">
            <text:p>8<text:s/></text:p>
          </table:table-cell>
          <table:table-cell office:value-type="float" office:value="4672.8999999999996" table:style-name="ce17">
            <text:p>(5)</text:p>
          </table:table-cell>
          <table:table-cell office:value-type="float" office:value="3255.34" table:style-name="ce17">
            <text:p>(3)</text:p>
          </table:table-cell>
          <table:table-cell office:value-type="float" office:value="3214" table:style-name="ce17">
            <text:p>(3)</text:p>
          </table:table-cell>
          <table:table-cell office:value-type="float" office:value="4084" table:style-name="ce18">
            <text:p>(4)</text:p>
          </table:table-cell>
          <table:table-cell office:value-type="float" office:value="2189" table:style-name="ce19">
            <text:p>(x)<text:s/></text:p>
          </table:table-cell>
          <table:table-cell office:value-type="float" office:value="2221" table:style-name="ce18">
            <text:p>(2)</text:p>
          </table:table-cell>
          <table:table-cell table:style-name="ce11"/>
          <table:table-cell table:number-columns-repeated="16374"/>
        </table:table-row>
        <table:table-row table:style-name="ro5">
          <table:table-cell office:value-type="string" table:style-name="ce15">
            <text:p>Mütter in Ein-Eltern-Haushalten</text:p>
          </table:table-cell>
          <table:table-cell office:value-type="float" office:value="201793.48" table:style-name="ce9">
            <text:p>202<text:s/></text:p>
          </table:table-cell>
          <table:table-cell office:value-type="float" office:value="202491.65" table:style-name="ce9">
            <text:p>202<text:s/></text:p>
          </table:table-cell>
          <table:table-cell office:value-type="float" office:value="219641.60000000001" table:style-name="ce9">
            <text:p>220<text:s/></text:p>
          </table:table-cell>
          <table:table-cell office:value-type="float" office:value="233323.07" table:style-name="ce9">
            <text:p>233<text:s/></text:p>
          </table:table-cell>
          <table:table-cell office:value-type="float" office:value="236193" table:style-name="ce10">
            <text:p>236<text:s/></text:p>
          </table:table-cell>
          <table:table-cell office:value-type="float" office:value="237505" table:style-name="ce20">
            <text:p>238<text:s/></text:p>
          </table:table-cell>
          <table:table-cell office:value-type="float" office:value="227151" table:style-name="ce20">
            <text:p>227<text:s/></text:p>
          </table:table-cell>
          <table:table-cell office:value-type="float" office:value="208821" table:style-name="ce20">
            <text:p>209<text:s/></text:p>
          </table:table-cell>
          <table:table-cell table:style-name="ce11"/>
          <table:table-cell table:number-columns-repeated="16374"/>
        </table:table-row>
        <table:table-row table:style-name="ro5">
          <table:table-cell office:value-type="string" table:style-name="ce16">
            <text:p>ohne weitere Personen</text:p>
          </table:table-cell>
          <table:table-cell office:value-type="float" office:value="178039.81" table:style-name="ce10">
            <text:p>178<text:s/></text:p>
          </table:table-cell>
          <table:table-cell office:value-type="float" office:value="179116.15" table:style-name="ce10">
            <text:p>179<text:s/></text:p>
          </table:table-cell>
          <table:table-cell office:value-type="float" office:value="200191.52" table:style-name="ce10">
            <text:p>200<text:s/></text:p>
          </table:table-cell>
          <table:table-cell office:value-type="float" office:value="214229.04" table:style-name="ce10">
            <text:p>214<text:s/></text:p>
          </table:table-cell>
          <table:table-cell office:value-type="float" office:value="216974" table:style-name="ce10">
            <text:p>217<text:s/></text:p>
          </table:table-cell>
          <table:table-cell office:value-type="float" office:value="220098" table:style-name="ce20">
            <text:p>220<text:s/></text:p>
          </table:table-cell>
          <table:table-cell office:value-type="float" office:value="212835" table:style-name="ce20">
            <text:p>213<text:s/></text:p>
          </table:table-cell>
          <table:table-cell office:value-type="float" office:value="196864" table:style-name="ce20">
            <text:p>197<text:s/></text:p>
          </table:table-cell>
          <table:table-cell table:style-name="ce11"/>
          <table:table-cell table:number-columns-repeated="16374"/>
        </table:table-row>
        <table:table-row table:style-name="ro5">
          <table:table-cell office:value-type="string" table:style-name="ce16">
            <text:p>mit weiteren Personen</text:p>
          </table:table-cell>
          <table:table-cell office:value-type="float" office:value="23753.67" table:style-name="ce10">
            <text:p>24<text:s/></text:p>
          </table:table-cell>
          <table:table-cell office:value-type="float" office:value="23375.5" table:style-name="ce10">
            <text:p>23<text:s/></text:p>
          </table:table-cell>
          <table:table-cell office:value-type="float" office:value="19450.080000000002" table:style-name="ce10">
            <text:p>19<text:s/></text:p>
          </table:table-cell>
          <table:table-cell office:value-type="float" office:value="19094.03" table:style-name="ce10">
            <text:p>19<text:s/></text:p>
          </table:table-cell>
          <table:table-cell office:value-type="float" office:value="19219" table:style-name="ce10">
            <text:p>19<text:s/></text:p>
          </table:table-cell>
          <table:table-cell office:value-type="float" office:value="17407" table:style-name="ce20">
            <text:p>17<text:s/></text:p>
          </table:table-cell>
          <table:table-cell office:value-type="float" office:value="14316" table:style-name="ce20">
            <text:p>14<text:s/></text:p>
          </table:table-cell>
          <table:table-cell office:value-type="float" office:value="11957" table:style-name="ce20">
            <text:p>12<text:s/></text:p>
          </table:table-cell>
          <table:table-cell table:style-name="ce11"/>
          <table:table-cell table:number-columns-repeated="16374"/>
        </table:table-row>
        <table:table-row table:style-name="ro7">
          <table:table-cell office:value-type="string" table:style-name="ce21">
            <text:p>Zwei- und Mehrfamilienhaushalte</text:p>
            <text:p>zusammen</text:p>
          </table:table-cell>
          <table:table-cell office:value-type="float" office:value="79870.420000000115" table:style-name="ce13">
            <text:p>80<text:s/></text:p>
          </table:table-cell>
          <table:table-cell office:value-type="float" office:value="78326.289999999863" table:style-name="ce13">
            <text:p>78<text:s/></text:p>
          </table:table-cell>
          <table:table-cell office:value-type="float" office:value="77172.93999999993" table:style-name="ce13">
            <text:p>77<text:s/></text:p>
          </table:table-cell>
          <table:table-cell office:value-type="float" office:value="61140.659999999945" table:style-name="ce13">
            <text:p>61<text:s/></text:p>
          </table:table-cell>
          <table:table-cell office:value-type="float" office:value="64221" table:style-name="ce13">
            <text:p>64<text:s/></text:p>
          </table:table-cell>
          <table:table-cell office:value-type="float" office:value="63581" table:style-name="ce22">
            <text:p>64<text:s/></text:p>
          </table:table-cell>
          <table:table-cell office:value-type="float" office:value="60889" table:style-name="ce22">
            <text:p>61<text:s/></text:p>
          </table:table-cell>
          <table:table-cell office:value-type="float" office:value="54676" table:style-name="ce22">
            <text:p>55<text:s/></text:p>
          </table:table-cell>
          <table:table-cell table:number-columns-repeated="16375" table:style-name="ce5"/>
        </table:table-row>
        <table:table-row table:style-name="ro5">
          <table:table-cell office:value-type="string" table:style-name="ce6">
            <text:p>Nichtfamilienhaushalte zusammen</text:p>
          </table:table-cell>
          <table:table-cell office:value-type="float" office:value="832494.61999999627" table:style-name="ce12">
            <text:p>832<text:s/></text:p>
          </table:table-cell>
          <table:table-cell office:value-type="float" office:value="879516.0099999978" table:style-name="ce12">
            <text:p>880<text:s/></text:p>
          </table:table-cell>
          <table:table-cell office:value-type="float" office:value="949518.68000000319" table:style-name="ce12">
            <text:p>950<text:s/></text:p>
          </table:table-cell>
          <table:table-cell office:value-type="float" office:value="1034687.3200000051" table:style-name="ce12">
            <text:p>1 035<text:s/></text:p>
          </table:table-cell>
          <table:table-cell office:value-type="float" office:value="1250673" table:style-name="ce13">
            <text:p>1 251<text:s/></text:p>
          </table:table-cell>
          <table:table-cell office:value-type="float" office:value="1355379" table:style-name="ce13">
            <text:p>1 355<text:s/></text:p>
          </table:table-cell>
          <table:table-cell office:value-type="float" office:value="1489047" table:style-name="ce13">
            <text:p>1 489<text:s/></text:p>
          </table:table-cell>
          <table:table-cell office:value-type="float" office:value="1607176" table:style-name="ce13">
            <text:p>1 607<text:s/></text:p>
          </table:table-cell>
          <table:table-cell table:style-name="ce11"/>
          <table:table-cell table:number-columns-repeated="16374"/>
        </table:table-row>
        <table:table-row table:style-name="ro5">
          <table:table-cell office:value-type="string" table:style-name="ce15">
            <text:p>Einpersonenhaushalte</text:p>
          </table:table-cell>
          <table:table-cell office:value-type="float" office:value="768058.6299999964" table:style-name="ce9">
            <text:p>768<text:s/></text:p>
          </table:table-cell>
          <table:table-cell office:value-type="float" office:value="814416.79999999783" table:style-name="ce9">
            <text:p>814<text:s/></text:p>
          </table:table-cell>
          <table:table-cell office:value-type="float" office:value="892546.38000000315" table:style-name="ce9">
            <text:p>893<text:s/></text:p>
          </table:table-cell>
          <table:table-cell office:value-type="float" office:value="976630.2300000051" table:style-name="ce9">
            <text:p>977<text:s/></text:p>
          </table:table-cell>
          <table:table-cell office:value-type="float" office:value="1198477" table:style-name="ce10">
            <text:p>1 198<text:s/></text:p>
          </table:table-cell>
          <table:table-cell office:value-type="float" office:value="1300166" table:style-name="ce10">
            <text:p>1 300<text:s/></text:p>
          </table:table-cell>
          <table:table-cell office:value-type="float" office:value="1418449" table:style-name="ce10">
            <text:p>1 418<text:s/></text:p>
          </table:table-cell>
          <table:table-cell office:value-type="float" office:value="1525735" table:style-name="ce10">
            <text:p>1 526<text:s/></text:p>
          </table:table-cell>
          <table:table-cell table:style-name="ce11"/>
          <table:table-cell table:number-columns-repeated="16374"/>
        </table:table-row>
        <table:table-row table:style-name="ro5">
          <table:table-cell office:value-type="string" table:style-name="ce16">
            <text:p>Männlich</text:p>
          </table:table-cell>
          <table:table-cell office:value-type="float" office:value="222713.329999999" table:style-name="ce10">
            <text:p>223<text:s/></text:p>
          </table:table-cell>
          <table:table-cell office:value-type="float" office:value="247678.87" table:style-name="ce10">
            <text:p>248<text:s/></text:p>
          </table:table-cell>
          <table:table-cell office:value-type="float" office:value="324545.5600000007" table:style-name="ce10">
            <text:p>325<text:s/></text:p>
          </table:table-cell>
          <table:table-cell office:value-type="float" office:value="382641.39000000106" table:style-name="ce10">
            <text:p>383<text:s/></text:p>
          </table:table-cell>
          <table:table-cell office:value-type="float" office:value="505835" table:style-name="ce10">
            <text:p>506<text:s/></text:p>
          </table:table-cell>
          <table:table-cell office:value-type="float" office:value="578788" table:style-name="ce10">
            <text:p>579<text:s/></text:p>
          </table:table-cell>
          <table:table-cell office:value-type="float" office:value="632273" table:style-name="ce10">
            <text:p>632<text:s/></text:p>
          </table:table-cell>
          <table:table-cell office:value-type="float" office:value="694820" table:style-name="ce10">
            <text:p>695<text:s/></text:p>
          </table:table-cell>
          <table:table-cell table:style-name="ce11"/>
          <table:table-cell table:number-columns-repeated="16374"/>
        </table:table-row>
        <table:table-row table:style-name="ro5">
          <table:table-cell office:value-type="string" table:style-name="ce16">
            <text:p>Weiblich</text:p>
          </table:table-cell>
          <table:table-cell office:value-type="float" office:value="545345.29999999737" table:style-name="ce10">
            <text:p>545<text:s/></text:p>
          </table:table-cell>
          <table:table-cell office:value-type="float" office:value="566737.92999999784" table:style-name="ce10">
            <text:p>567<text:s/></text:p>
          </table:table-cell>
          <table:table-cell office:value-type="float" office:value="568000.82000000239" table:style-name="ce10">
            <text:p>568<text:s/></text:p>
          </table:table-cell>
          <table:table-cell office:value-type="float" office:value="593988.84000000404" table:style-name="ce10">
            <text:p>594<text:s/></text:p>
          </table:table-cell>
          <table:table-cell office:value-type="float" office:value="692642" table:style-name="ce10">
            <text:p>693<text:s/></text:p>
          </table:table-cell>
          <table:table-cell office:value-type="float" office:value="721379" table:style-name="ce20">
            <text:p>721<text:s/></text:p>
          </table:table-cell>
          <table:table-cell office:value-type="float" office:value="786176" table:style-name="ce20">
            <text:p>786<text:s/></text:p>
          </table:table-cell>
          <table:table-cell office:value-type="float" office:value="830915" table:style-name="ce20">
            <text:p>831<text:s/></text:p>
          </table:table-cell>
          <table:table-cell table:style-name="ce11"/>
          <table:table-cell table:number-columns-repeated="16374"/>
        </table:table-row>
        <table:table-row table:style-name="ro5">
          <table:table-cell office:value-type="string" table:style-name="ce15">
            <text:p>Mehrpersonenhaushalte</text:p>
          </table:table-cell>
          <table:table-cell office:value-type="float" office:value="64435.989999999896" table:style-name="ce10">
            <text:p>64<text:s/></text:p>
          </table:table-cell>
          <table:table-cell office:value-type="float" office:value="65099.21" table:style-name="ce10">
            <text:p>65<text:s/></text:p>
          </table:table-cell>
          <table:table-cell office:value-type="float" office:value="56972.3" table:style-name="ce10">
            <text:p>57<text:s/></text:p>
          </table:table-cell>
          <table:table-cell office:value-type="float" office:value="58057.09" table:style-name="ce10">
            <text:p>58<text:s/></text:p>
          </table:table-cell>
          <table:table-cell office:value-type="float" office:value="52196" table:style-name="ce10">
            <text:p>52<text:s/></text:p>
          </table:table-cell>
          <table:table-cell office:value-type="float" office:value="55213" table:style-name="ce20">
            <text:p>55<text:s/></text:p>
          </table:table-cell>
          <table:table-cell office:value-type="float" office:value="70598" table:style-name="ce20">
            <text:p>71<text:s/></text:p>
          </table:table-cell>
          <table:table-cell office:value-type="float" office:value="81441" table:style-name="ce20">
            <text:p>81<text:s/></text:p>
          </table:table-cell>
          <table:table-cell table:style-name="ce11"/>
          <table:table-cell table:number-columns-repeated="16374"/>
        </table:table-row>
        <table:table-row table:style-name="ro8">
          <table:table-cell office:value-type="string" table:number-columns-spanned="9" table:number-rows-spanned="1" table:style-name="ce89">
            <text:p>Q: STATISTIK AUSTRIA, bis 2003 Mikrozensus (Durchschnitt der Monate März, Juni, September und Dezember); ab 2004 Mikrozensus-Arbeitskräfteerhebung (Durchschnitt aller Wochen eines Jahres). Erstellt am 18.03.2022. - Die hier verwendete Definition von Familie entspricht dem Kernfamilien-Konzept. Dieser Familienbegriff umfasst damit grundsätzlich nur im selben Haushalt lebende Personen. - ( ) Werte mit weniger als hochgerechnet 6 000 Haushalten sind sehr stark zufallsbehaftet.</text:p>
          </table:table-cell>
          <table:covered-table-cell table:number-columns-repeated="8"/>
          <table:table-cell table:number-columns-repeated="16375" table:style-name="ce5"/>
        </table:table-row>
        <table:table-row table:style-name="ro5">
          <table:table-cell table:style-name="ce23"/>
          <table:table-cell table:number-columns-repeated="5" table:style-name="ce24"/>
          <table:table-cell table:style-name="ce14"/>
          <table:table-cell table:number-columns-repeated="16377" table:style-name="ce5"/>
        </table:table-row>
        <table:table-row table:style-name="ro5">
          <table:table-cell table:style-name="ce25"/>
          <table:table-cell table:number-columns-repeated="5" table:style-name="ce26"/>
          <table:table-cell table:style-name="ce14"/>
          <table:table-cell table:number-columns-repeated="16377" table:style-name="ce5"/>
        </table:table-row>
        <table:table-row table:number-rows-repeated="2" table:style-name="ro5">
          <table:table-cell table:style-name="ce23"/>
          <table:table-cell table:number-columns-repeated="5" table:style-name="ce26"/>
          <table:table-cell table:style-name="ce14"/>
          <table:table-cell table:number-columns-repeated="16377" table:style-name="ce5"/>
        </table:table-row>
        <table:table-row table:style-name="ro5">
          <table:table-cell table:style-name="ce23"/>
          <table:table-cell table:number-columns-repeated="5" table:style-name="ce26"/>
          <table:table-cell table:style-name="ce14"/>
          <table:table-cell table:number-columns-repeated="16377"/>
        </table:table-row>
        <table:table-row table:number-rows-repeated="8" table:style-name="ro5">
          <table:table-cell table:number-columns-repeated="7" table:style-name="ce27"/>
          <table:table-cell table:number-columns-repeated="16377"/>
        </table:table-row>
        <table:table-row table:style-name="ro5">
          <table:table-cell table:style-name="ce14"/>
          <table:table-cell table:number-columns-repeated="5" table:style-name="ce26"/>
          <table:table-cell table:style-name="ce14"/>
          <table:table-cell table:number-columns-repeated="16377"/>
        </table:table-row>
        <table:table-row table:number-rows-repeated="3" table:style-name="ro5">
          <table:table-cell table:number-columns-repeated="7" table:style-name="ce14"/>
          <table:table-cell table:number-columns-repeated="16377"/>
        </table:table-row>
        <table:table-row table:number-rows-repeated="1048531" table:style-name="ro5">
          <table:table-cell table:number-columns-repeated="16384"/>
        </table:table-row>
      </table:table>
      <table:table table:name="3" table:style-name="ta4">
        <table:table-column table:style-name="co8" table:default-cell-style-name="ce39"/>
        <table:table-column table:style-name="co9" table:default-cell-style-name="ce39"/>
        <table:table-column table:style-name="co10" table:number-columns-repeated="2" table:default-cell-style-name="ce39"/>
        <table:table-column table:style-name="co11" table:number-columns-repeated="5" table:default-cell-style-name="ce39"/>
        <table:table-column table:style-name="co12" table:default-cell-style-name="ce39"/>
        <table:table-column table:style-name="co13" table:default-cell-style-name="ce39"/>
        <table:table-column table:style-name="co11" table:number-columns-repeated="5" table:default-cell-style-name="ce39"/>
        <table:table-column table:style-name="co4" table:number-columns-repeated="16368" table:default-cell-style-name="ce39"/>
        <table:table-row table:style-name="ro9">
          <table:table-cell office:value-type="string" table:number-columns-spanned="9" table:number-rows-spanned="1" table:style-name="ce95">
            <text:p>Privathaushalte nach Geburtsland der Haushaltsreferenzperson, Haushaltsgröße und Bundesland Jahresdurchschnitt 2021 – in Tausend</text:p>
          </table:table-cell>
          <table:covered-table-cell table:number-columns-repeated="8"/>
          <table:table-cell table:number-columns-repeated="9" table:style-name="ce62"/>
          <table:table-cell table:number-columns-repeated="16366" table:style-name="ce1"/>
        </table:table-row>
        <table:table-row table:style-name="ro10">
          <table:table-cell office:value-type="string" table:style-name="ce87">
            <text:p>Haushaltsgröße, Bundesland</text:p>
          </table:table-cell>
          <table:table-cell office:value-type="string" table:style-name="ce81">
            <text:p>Privat-</text:p>
            <text:p>haushalte</text:p>
            <text:p>insgesamt</text:p>
            <text:p/>
          </table:table-cell>
          <table:table-cell office:value-type="string" table:style-name="ce80">
            <text:p>Österreich</text:p>
          </table:table-cell>
          <table:table-cell office:value-type="string" table:style-name="ce80">
            <text:p>Nicht-</text:p>
            <text:p>österreich</text:p>
          </table:table-cell>
          <table:table-cell office:value-type="string" table:style-name="ce61">
            <text:p>EU-Staaten<text:s/></text:p>
            <text:p>vor 2004</text:p>
          </table:table-cell>
          <table:table-cell office:value-type="string" table:style-name="ce61">
            <text:p>EU-Beitritts-</text:p>
            <text:p>staaten</text:p>
            <text:p>ab 2004</text:p>
          </table:table-cell>
          <table:table-cell office:value-type="string" table:style-name="ce61">
            <text:p>Ehem.-Jugo-</text:p>
            <text:p>slawien (ohne</text:p>
            <text:p>Slowenien und</text:p>
            <text:p>Kroatien)<text:s/></text:p>
          </table:table-cell>
          <table:table-cell office:value-type="string" table:style-name="ce61">
            <text:p>Türkei</text:p>
          </table:table-cell>
          <table:table-cell office:value-type="string" table:style-name="ce60">
            <text:p>andere</text:p>
          </table:table-cell>
          <table:table-cell table:style-name="ce41"/>
          <table:table-cell table:number-columns-repeated="2" table:style-name="ce8"/>
          <table:table-cell table:style-name="ce41"/>
          <table:table-cell table:number-columns-repeated="5" table:style-name="ce8"/>
          <table:table-cell table:number-columns-repeated="16366" table:style-name="ce5"/>
        </table:table-row>
        <table:table-row table:style-name="ro5">
          <table:table-cell office:value-type="string" table:style-name="ce6">
            <text:p>Privathaushalte insgesamt</text:p>
          </table:table-cell>
          <table:table-cell office:value-type="float" office:value="4019744" table:style-name="ce96">
            <text:p>4 019,7<text:s/></text:p>
          </table:table-cell>
          <table:table-cell office:value-type="float" office:value="3160588" table:style-name="ce96">
            <text:p>3 160,6<text:s/></text:p>
          </table:table-cell>
          <table:table-cell office:value-type="float" office:value="859156" table:style-name="ce96">
            <text:p>859,2<text:s/></text:p>
          </table:table-cell>
          <table:table-cell office:value-type="float" office:value="171897" table:style-name="ce96">
            <text:p>171,9<text:s/></text:p>
          </table:table-cell>
          <table:table-cell office:value-type="float" office:value="229961" table:style-name="ce96">
            <text:p>230,0<text:s/></text:p>
          </table:table-cell>
          <table:table-cell office:value-type="float" office:value="189075" table:style-name="ce96">
            <text:p>189,1<text:s/></text:p>
          </table:table-cell>
          <table:table-cell office:value-type="float" office:value="80516" table:style-name="ce96">
            <text:p>80,5<text:s/></text:p>
          </table:table-cell>
          <table:table-cell office:value-type="float" office:value="187706" table:style-name="ce96">
            <text:p>187,7<text:s/></text:p>
          </table:table-cell>
          <table:table-cell table:style-name="ce41"/>
          <table:table-cell table:number-columns-repeated="2" table:style-name="ce8"/>
          <table:table-cell table:style-name="ce41"/>
          <table:table-cell table:number-columns-repeated="5" table:style-name="ce8"/>
          <table:table-cell table:number-columns-repeated="16366" table:style-name="ce5"/>
        </table:table-row>
        <table:table-row table:style-name="ro5">
          <table:table-cell office:value-type="string" table:style-name="ce6">
            <text:p>Haushaltsgröße</text:p>
          </table:table-cell>
          <table:table-cell table:number-columns-repeated="8" table:style-name="ce55"/>
          <table:table-cell table:style-name="ce41"/>
          <table:table-cell table:number-columns-repeated="8" table:style-name="ce8"/>
          <table:table-cell table:number-columns-repeated="16366" table:style-name="ce5"/>
        </table:table-row>
        <table:table-row table:style-name="ro5">
          <table:table-cell office:value-type="string" table:style-name="ce14">
            <text:p>1 Person</text:p>
          </table:table-cell>
          <table:table-cell office:value-type="float" office:value="1525735" table:style-name="ce55">
            <text:p>1 525,7<text:s/></text:p>
          </table:table-cell>
          <table:table-cell office:value-type="float" office:value="1264883" table:style-name="ce55">
            <text:p>1 264,9<text:s/></text:p>
          </table:table-cell>
          <table:table-cell office:value-type="float" office:value="260852" table:style-name="ce97">
            <text:p>260,9<text:s/></text:p>
          </table:table-cell>
          <table:table-cell office:value-type="float" office:value="70397" table:style-name="ce55">
            <text:p>70,4<text:s/></text:p>
          </table:table-cell>
          <table:table-cell office:value-type="float" office:value="74559" table:style-name="ce55">
            <text:p>74,6<text:s/></text:p>
          </table:table-cell>
          <table:table-cell office:value-type="float" office:value="45611" table:style-name="ce55">
            <text:p>45,6<text:s/></text:p>
          </table:table-cell>
          <table:table-cell office:value-type="float" office:value="9000" table:style-name="ce55">
            <text:p>9,0<text:s/></text:p>
          </table:table-cell>
          <table:table-cell office:value-type="float" office:value="61284" table:style-name="ce55">
            <text:p>61,3<text:s/></text:p>
          </table:table-cell>
          <table:table-cell table:number-columns-repeated="9" table:style-name="ce8"/>
          <table:table-cell table:number-columns-repeated="16366" table:style-name="ce5"/>
        </table:table-row>
        <table:table-row table:style-name="ro5">
          <table:table-cell office:value-type="string" table:style-name="ce14">
            <text:p>2 Personen</text:p>
          </table:table-cell>
          <table:table-cell office:value-type="float" office:value="1222031" table:style-name="ce97">
            <text:p>1 222,0<text:s/></text:p>
          </table:table-cell>
          <table:table-cell office:value-type="float" office:value="993204" table:style-name="ce97">
            <text:p>993,2<text:s/></text:p>
          </table:table-cell>
          <table:table-cell office:value-type="float" office:value="228827" table:style-name="ce97">
            <text:p>228,8<text:s/></text:p>
          </table:table-cell>
          <table:table-cell office:value-type="float" office:value="54781" table:style-name="ce97">
            <text:p>54,8<text:s/></text:p>
          </table:table-cell>
          <table:table-cell office:value-type="float" office:value="69967" table:style-name="ce97">
            <text:p>70,0<text:s/></text:p>
          </table:table-cell>
          <table:table-cell office:value-type="float" office:value="47365" table:style-name="ce97">
            <text:p>47,4<text:s/></text:p>
          </table:table-cell>
          <table:table-cell office:value-type="float" office:value="16615" table:style-name="ce97">
            <text:p>16,6<text:s/></text:p>
          </table:table-cell>
          <table:table-cell office:value-type="float" office:value="40098" table:style-name="ce97">
            <text:p>40,1<text:s/></text:p>
          </table:table-cell>
          <table:table-cell table:number-columns-repeated="9" table:style-name="ce8"/>
          <table:table-cell table:number-columns-repeated="16366" table:style-name="ce5"/>
        </table:table-row>
        <table:table-row table:style-name="ro5">
          <table:table-cell office:value-type="string" table:style-name="ce14">
            <text:p>3 Personen</text:p>
          </table:table-cell>
          <table:table-cell office:value-type="float" office:value="581740" table:style-name="ce97">
            <text:p>581,7<text:s/></text:p>
          </table:table-cell>
          <table:table-cell office:value-type="float" office:value="435352" table:style-name="ce97">
            <text:p>435,4<text:s/></text:p>
          </table:table-cell>
          <table:table-cell office:value-type="float" office:value="146387" table:style-name="ce97">
            <text:p>146,4<text:s/></text:p>
          </table:table-cell>
          <table:table-cell office:value-type="float" office:value="20908" table:style-name="ce97">
            <text:p>20,9<text:s/></text:p>
          </table:table-cell>
          <table:table-cell office:value-type="float" office:value="41338" table:style-name="ce97">
            <text:p>41,3<text:s/></text:p>
          </table:table-cell>
          <table:table-cell office:value-type="float" office:value="37923" table:style-name="ce97">
            <text:p>37,9<text:s/></text:p>
          </table:table-cell>
          <table:table-cell office:value-type="float" office:value="17061" table:style-name="ce97">
            <text:p>17,1<text:s/></text:p>
          </table:table-cell>
          <table:table-cell office:value-type="float" office:value="29157" table:style-name="ce97">
            <text:p>29,2<text:s/></text:p>
          </table:table-cell>
          <table:table-cell table:number-columns-repeated="9" table:style-name="ce8"/>
          <table:table-cell table:number-columns-repeated="16366" table:style-name="ce5"/>
        </table:table-row>
        <table:table-row table:style-name="ro5">
          <table:table-cell office:value-type="string" table:style-name="ce14">
            <text:p>4 Personen</text:p>
          </table:table-cell>
          <table:table-cell office:value-type="float" office:value="450322" table:style-name="ce97">
            <text:p>450,3<text:s/></text:p>
          </table:table-cell>
          <table:table-cell office:value-type="float" office:value="327160" table:style-name="ce97">
            <text:p>327,2<text:s/></text:p>
          </table:table-cell>
          <table:table-cell office:value-type="float" office:value="123162" table:style-name="ce97">
            <text:p>123,2<text:s/></text:p>
          </table:table-cell>
          <table:table-cell office:value-type="float" office:value="18504" table:style-name="ce97">
            <text:p>18,5<text:s/></text:p>
          </table:table-cell>
          <table:table-cell office:value-type="float" office:value="27284" table:style-name="ce97">
            <text:p>27,3<text:s/></text:p>
          </table:table-cell>
          <table:table-cell office:value-type="float" office:value="32868" table:style-name="ce97">
            <text:p>32,9<text:s/></text:p>
          </table:table-cell>
          <table:table-cell office:value-type="float" office:value="18132" table:style-name="ce97">
            <text:p>18,1<text:s/></text:p>
          </table:table-cell>
          <table:table-cell office:value-type="float" office:value="26374" table:style-name="ce97">
            <text:p>26,4<text:s/></text:p>
          </table:table-cell>
          <table:table-cell table:number-columns-repeated="4" table:style-name="ce41"/>
          <table:table-cell table:number-columns-repeated="5" table:style-name="ce8"/>
          <table:table-cell table:number-columns-repeated="16366" table:style-name="ce5"/>
        </table:table-row>
        <table:table-row table:style-name="ro5">
          <table:table-cell office:value-type="string" table:style-name="ce14">
            <text:p>5 Personen</text:p>
          </table:table-cell>
          <table:table-cell office:value-type="float" office:value="176552" table:style-name="ce97">
            <text:p>176,6<text:s/></text:p>
          </table:table-cell>
          <table:table-cell office:value-type="float" office:value="110686" table:style-name="ce97">
            <text:p>110,7<text:s/></text:p>
          </table:table-cell>
          <table:table-cell office:value-type="float" office:value="65865" table:style-name="ce97">
            <text:p>65,9<text:s/></text:p>
          </table:table-cell>
          <table:table-cell office:value-type="float" office:value="5708" table:style-name="ce98">
            <text:p>(5,7)</text:p>
          </table:table-cell>
          <table:table-cell office:value-type="float" office:value="11922" table:style-name="ce97">
            <text:p>11,9<text:s/></text:p>
          </table:table-cell>
          <table:table-cell office:value-type="float" office:value="18910" table:style-name="ce97">
            <text:p>18,9<text:s/></text:p>
          </table:table-cell>
          <table:table-cell office:value-type="float" office:value="11226" table:style-name="ce97">
            <text:p>11,2<text:s/></text:p>
          </table:table-cell>
          <table:table-cell office:value-type="float" office:value="18099" table:style-name="ce97">
            <text:p>18,1<text:s/></text:p>
          </table:table-cell>
          <table:table-cell table:number-columns-repeated="4" table:style-name="ce41"/>
          <table:table-cell table:number-columns-repeated="5" table:style-name="ce8"/>
          <table:table-cell table:number-columns-repeated="16366" table:style-name="ce5"/>
        </table:table-row>
        <table:table-row table:style-name="ro5">
          <table:table-cell office:value-type="string" table:style-name="ce14">
            <text:p>6 und mehr Personen</text:p>
          </table:table-cell>
          <table:table-cell office:value-type="float" office:value="63364" table:style-name="ce97">
            <text:p>63,4<text:s/></text:p>
          </table:table-cell>
          <table:table-cell office:value-type="float" office:value="29302" table:style-name="ce97">
            <text:p>29,3<text:s/></text:p>
          </table:table-cell>
          <table:table-cell office:value-type="float" office:value="34062" table:style-name="ce97">
            <text:p>34,1<text:s/></text:p>
          </table:table-cell>
          <table:table-cell office:value-type="float" office:value="1599" table:style-name="ce99">
            <text:p>(x)</text:p>
          </table:table-cell>
          <table:table-cell office:value-type="float" office:value="4892" table:style-name="ce100">
            <text:p>(x)</text:p>
          </table:table-cell>
          <table:table-cell office:value-type="float" office:value="6397" table:style-name="ce97">
            <text:p>6,4<text:s/></text:p>
          </table:table-cell>
          <table:table-cell office:value-type="float" office:value="8481" table:style-name="ce101">
            <text:p>(8,5)</text:p>
          </table:table-cell>
          <table:table-cell office:value-type="float" office:value="12693" table:style-name="ce97">
            <text:p>12,7<text:s/></text:p>
          </table:table-cell>
          <table:table-cell table:number-columns-repeated="4" table:style-name="ce41"/>
          <table:table-cell table:number-columns-repeated="5" table:style-name="ce8"/>
          <table:table-cell table:number-columns-repeated="16366" table:style-name="ce5"/>
        </table:table-row>
        <table:table-row table:style-name="ro5">
          <table:table-cell office:value-type="string" table:style-name="ce54">
            <text:p>Bundesland</text:p>
          </table:table-cell>
          <table:table-cell table:number-columns-repeated="8" table:style-name="ce55"/>
          <table:table-cell table:number-columns-repeated="3" table:style-name="ce43"/>
          <table:table-cell table:number-columns-repeated="2" table:style-name="ce41"/>
          <table:table-cell table:number-columns-repeated="4" table:style-name="ce8"/>
          <table:table-cell table:number-columns-repeated="16366" table:style-name="ce5"/>
        </table:table-row>
        <table:table-row table:style-name="ro5">
          <table:table-cell office:value-type="string" table:style-name="ce14">
            <text:p>Burgenland</text:p>
          </table:table-cell>
          <table:table-cell office:value-type="float" office:value="129052" table:style-name="ce97">
            <text:p>129,1<text:s/></text:p>
          </table:table-cell>
          <table:table-cell office:value-type="float" office:value="113134" table:style-name="ce97">
            <text:p>113,1<text:s/></text:p>
          </table:table-cell>
          <table:table-cell office:value-type="float" office:value="15918" table:style-name="ce97">
            <text:p>15,9<text:s/></text:p>
          </table:table-cell>
          <table:table-cell office:value-type="float" office:value="2831" table:style-name="ce97">
            <text:p>2,8<text:s/></text:p>
          </table:table-cell>
          <table:table-cell office:value-type="float" office:value="7882" table:style-name="ce97">
            <text:p>7,9<text:s/></text:p>
          </table:table-cell>
          <table:table-cell office:value-type="float" office:value="2562" table:style-name="ce97">
            <text:p>2,6<text:s/></text:p>
          </table:table-cell>
          <table:table-cell office:value-type="float" office:value="387" table:style-name="ce99">
            <text:p>(x)</text:p>
          </table:table-cell>
          <table:table-cell office:value-type="float" office:value="2256" table:style-name="ce98">
            <text:p>(2,3)</text:p>
          </table:table-cell>
          <table:table-cell table:number-columns-repeated="2" table:style-name="ce39"/>
          <table:table-cell table:style-name="ce43"/>
          <table:table-cell table:number-columns-repeated="2" table:style-name="ce41"/>
          <table:table-cell table:number-columns-repeated="4" table:style-name="ce8"/>
          <table:table-cell table:number-columns-repeated="16366" table:style-name="ce5"/>
        </table:table-row>
        <table:table-row table:style-name="ro5">
          <table:table-cell office:value-type="string" table:style-name="ce14">
            <text:p>Kärnten</text:p>
          </table:table-cell>
          <table:table-cell office:value-type="float" office:value="258108" table:style-name="ce55">
            <text:p>258,1<text:s/></text:p>
          </table:table-cell>
          <table:table-cell office:value-type="float" office:value="221994" table:style-name="ce55">
            <text:p>222,0<text:s/></text:p>
          </table:table-cell>
          <table:table-cell office:value-type="float" office:value="36114" table:style-name="ce97">
            <text:p>36,1<text:s/></text:p>
          </table:table-cell>
          <table:table-cell office:value-type="float" office:value="10397" table:style-name="ce55">
            <text:p>10,4<text:s/></text:p>
          </table:table-cell>
          <table:table-cell office:value-type="float" office:value="10002" table:style-name="ce55">
            <text:p>10,0<text:s/></text:p>
          </table:table-cell>
          <table:table-cell office:value-type="float" office:value="8387" table:style-name="ce55">
            <text:p>8,4<text:s/></text:p>
          </table:table-cell>
          <table:table-cell office:value-type="float" office:value="882" table:style-name="ce49">
            <text:p>(x)</text:p>
          </table:table-cell>
          <table:table-cell office:value-type="float" office:value="6445" table:style-name="ce55">
            <text:p>6,4<text:s/></text:p>
          </table:table-cell>
          <table:table-cell table:number-columns-repeated="2" table:style-name="ce39"/>
          <table:table-cell table:style-name="ce43"/>
          <table:table-cell table:number-columns-repeated="2" table:style-name="ce41"/>
          <table:table-cell table:number-columns-repeated="4" table:style-name="ce8"/>
          <table:table-cell table:number-columns-repeated="16366" table:style-name="ce5"/>
        </table:table-row>
        <table:table-row table:style-name="ro5">
          <table:table-cell office:value-type="string" table:style-name="ce14">
            <text:p>Niederösterreich</text:p>
          </table:table-cell>
          <table:table-cell office:value-type="float" office:value="742348" table:style-name="ce97">
            <text:p>742,3<text:s/></text:p>
          </table:table-cell>
          <table:table-cell office:value-type="float" office:value="643769" table:style-name="ce97">
            <text:p>643,8<text:s/></text:p>
          </table:table-cell>
          <table:table-cell office:value-type="float" office:value="98578" table:style-name="ce97">
            <text:p>98,6<text:s/></text:p>
          </table:table-cell>
          <table:table-cell office:value-type="float" office:value="16013" table:style-name="ce97">
            <text:p>16,0<text:s/></text:p>
          </table:table-cell>
          <table:table-cell office:value-type="float" office:value="36620" table:style-name="ce97">
            <text:p>36,6<text:s/></text:p>
          </table:table-cell>
          <table:table-cell office:value-type="float" office:value="20652" table:style-name="ce97">
            <text:p>20,7<text:s/></text:p>
          </table:table-cell>
          <table:table-cell office:value-type="float" office:value="11127" table:style-name="ce97">
            <text:p>11,1<text:s/></text:p>
          </table:table-cell>
          <table:table-cell office:value-type="float" office:value="14166" table:style-name="ce97">
            <text:p>14,2<text:s/></text:p>
          </table:table-cell>
          <table:table-cell table:number-columns-repeated="2" table:style-name="ce39"/>
          <table:table-cell table:style-name="ce43"/>
          <table:table-cell table:number-columns-repeated="2" table:style-name="ce41"/>
          <table:table-cell table:number-columns-repeated="4" table:style-name="ce8"/>
          <table:table-cell table:number-columns-repeated="16366" table:style-name="ce5"/>
        </table:table-row>
        <table:table-row table:style-name="ro5">
          <table:table-cell office:value-type="string" table:style-name="ce14">
            <text:p>Oberösterreich</text:p>
          </table:table-cell>
          <table:table-cell office:value-type="float" office:value="651274" table:style-name="ce97">
            <text:p>651,3<text:s/></text:p>
          </table:table-cell>
          <table:table-cell office:value-type="float" office:value="538494" table:style-name="ce97">
            <text:p>538,5<text:s/></text:p>
          </table:table-cell>
          <table:table-cell office:value-type="float" office:value="112781" table:style-name="ce97">
            <text:p>112,8<text:s/></text:p>
          </table:table-cell>
          <table:table-cell office:value-type="float" office:value="20248" table:style-name="ce97">
            <text:p>20,2<text:s/></text:p>
          </table:table-cell>
          <table:table-cell office:value-type="float" office:value="32111" table:style-name="ce97">
            <text:p>32,1<text:s/></text:p>
          </table:table-cell>
          <table:table-cell office:value-type="float" office:value="32653" table:style-name="ce97">
            <text:p>32,7<text:s/></text:p>
          </table:table-cell>
          <table:table-cell office:value-type="float" office:value="9640" table:style-name="ce97">
            <text:p>9,6<text:s/></text:p>
          </table:table-cell>
          <table:table-cell office:value-type="float" office:value="18129" table:style-name="ce97">
            <text:p>18,1<text:s/></text:p>
          </table:table-cell>
          <table:table-cell table:number-columns-repeated="2" table:style-name="ce39"/>
          <table:table-cell table:style-name="ce43"/>
          <table:table-cell table:number-columns-repeated="2" table:style-name="ce41"/>
          <table:table-cell table:number-columns-repeated="4" table:style-name="ce8"/>
          <table:table-cell table:number-columns-repeated="16366" table:style-name="ce5"/>
        </table:table-row>
        <table:table-row table:style-name="ro5">
          <table:table-cell office:value-type="string" table:style-name="ce14">
            <text:p>Salzburg</text:p>
          </table:table-cell>
          <table:table-cell office:value-type="float" office:value="246739" table:style-name="ce97">
            <text:p>246,7<text:s/></text:p>
          </table:table-cell>
          <table:table-cell office:value-type="float" office:value="193695" table:style-name="ce97">
            <text:p>193,7<text:s/></text:p>
          </table:table-cell>
          <table:table-cell office:value-type="float" office:value="53044" table:style-name="ce97">
            <text:p>53,0<text:s/></text:p>
          </table:table-cell>
          <table:table-cell office:value-type="float" office:value="14863" table:style-name="ce97">
            <text:p>14,9<text:s/></text:p>
          </table:table-cell>
          <table:table-cell office:value-type="float" office:value="10987" table:style-name="ce97">
            <text:p>11,0<text:s/></text:p>
          </table:table-cell>
          <table:table-cell office:value-type="float" office:value="13754" table:style-name="ce97">
            <text:p>13,8<text:s/></text:p>
          </table:table-cell>
          <table:table-cell office:value-type="float" office:value="3626" table:style-name="ce97">
            <text:p>3,6<text:s/></text:p>
          </table:table-cell>
          <table:table-cell office:value-type="float" office:value="9814" table:style-name="ce97">
            <text:p>9,8<text:s/></text:p>
          </table:table-cell>
          <table:table-cell table:number-columns-repeated="2" table:style-name="ce39"/>
          <table:table-cell table:style-name="ce43"/>
          <table:table-cell table:number-columns-repeated="2" table:style-name="ce41"/>
          <table:table-cell table:number-columns-repeated="4" table:style-name="ce8"/>
          <table:table-cell table:number-columns-repeated="16366" table:style-name="ce5"/>
        </table:table-row>
        <table:table-row table:style-name="ro5">
          <table:table-cell office:value-type="string" table:style-name="ce14">
            <text:p>Steiermark</text:p>
          </table:table-cell>
          <table:table-cell office:value-type="float" office:value="558550" table:style-name="ce97">
            <text:p>558,6<text:s/></text:p>
          </table:table-cell>
          <table:table-cell office:value-type="float" office:value="481497" table:style-name="ce97">
            <text:p>481,5<text:s/></text:p>
          </table:table-cell>
          <table:table-cell office:value-type="float" office:value="77053" table:style-name="ce97">
            <text:p>77,1<text:s/></text:p>
          </table:table-cell>
          <table:table-cell office:value-type="float" office:value="14701" table:style-name="ce97">
            <text:p>14,7<text:s/></text:p>
          </table:table-cell>
          <table:table-cell office:value-type="float" office:value="26302" table:style-name="ce97">
            <text:p>26,3<text:s/></text:p>
          </table:table-cell>
          <table:table-cell office:value-type="float" office:value="14020" table:style-name="ce97">
            <text:p>14,0<text:s/></text:p>
          </table:table-cell>
          <table:table-cell office:value-type="float" office:value="4357" table:style-name="ce98">
            <text:p>(4,4)</text:p>
          </table:table-cell>
          <table:table-cell office:value-type="float" office:value="17673" table:style-name="ce97">
            <text:p>17,7<text:s/></text:p>
          </table:table-cell>
          <table:table-cell table:number-columns-repeated="2" table:style-name="ce39"/>
          <table:table-cell table:style-name="ce43"/>
          <table:table-cell table:number-columns-repeated="2" table:style-name="ce41"/>
          <table:table-cell table:number-columns-repeated="4" table:style-name="ce8"/>
          <table:table-cell table:number-columns-repeated="16366" table:style-name="ce5"/>
        </table:table-row>
        <table:table-row table:style-name="ro5">
          <table:table-cell office:value-type="string" table:style-name="ce14">
            <text:p>Tirol</text:p>
          </table:table-cell>
          <table:table-cell office:value-type="float" office:value="335285" table:style-name="ce97">
            <text:p>335,3<text:s/></text:p>
          </table:table-cell>
          <table:table-cell office:value-type="float" office:value="267810" table:style-name="ce97">
            <text:p>267,8<text:s/></text:p>
          </table:table-cell>
          <table:table-cell office:value-type="float" office:value="67475" table:style-name="ce97">
            <text:p>67,5<text:s/></text:p>
          </table:table-cell>
          <table:table-cell office:value-type="float" office:value="30797" table:style-name="ce97">
            <text:p>30,8<text:s/></text:p>
          </table:table-cell>
          <table:table-cell office:value-type="float" office:value="10994" table:style-name="ce97">
            <text:p>11,0<text:s/></text:p>
          </table:table-cell>
          <table:table-cell office:value-type="float" office:value="8123" table:style-name="ce97">
            <text:p>8,1<text:s/></text:p>
          </table:table-cell>
          <table:table-cell office:value-type="float" office:value="8701" table:style-name="ce97">
            <text:p>8,7<text:s/></text:p>
          </table:table-cell>
          <table:table-cell office:value-type="float" office:value="8860" table:style-name="ce97">
            <text:p>8,9<text:s/></text:p>
          </table:table-cell>
          <table:table-cell table:number-columns-repeated="2" table:style-name="ce39"/>
          <table:table-cell table:number-columns-repeated="3" table:style-name="ce41"/>
          <table:table-cell table:number-columns-repeated="4" table:style-name="ce8"/>
          <table:table-cell table:number-columns-repeated="16366" table:style-name="ce5"/>
        </table:table-row>
        <table:table-row table:style-name="ro5">
          <table:table-cell office:value-type="string" table:style-name="ce14">
            <text:p>Vorarlberg</text:p>
          </table:table-cell>
          <table:table-cell office:value-type="float" office:value="172436" table:style-name="ce97">
            <text:p>172,4<text:s/></text:p>
          </table:table-cell>
          <table:table-cell office:value-type="float" office:value="130367" table:style-name="ce97">
            <text:p>130,4<text:s/></text:p>
          </table:table-cell>
          <table:table-cell office:value-type="float" office:value="42069" table:style-name="ce97">
            <text:p>42,1<text:s/></text:p>
          </table:table-cell>
          <table:table-cell office:value-type="float" office:value="13392" table:style-name="ce97">
            <text:p>13,4<text:s/></text:p>
          </table:table-cell>
          <table:table-cell office:value-type="float" office:value="6411" table:style-name="ce97">
            <text:p>6,4<text:s/></text:p>
          </table:table-cell>
          <table:table-cell office:value-type="float" office:value="5631" table:style-name="ce97">
            <text:p>5,6<text:s/></text:p>
          </table:table-cell>
          <table:table-cell office:value-type="float" office:value="8615" table:style-name="ce97">
            <text:p>8,6<text:s/></text:p>
          </table:table-cell>
          <table:table-cell office:value-type="float" office:value="8019" table:style-name="ce97">
            <text:p>8,0<text:s/></text:p>
          </table:table-cell>
          <table:table-cell table:number-columns-repeated="2" table:style-name="ce39"/>
          <table:table-cell table:number-columns-repeated="3" table:style-name="ce41"/>
          <table:table-cell table:number-columns-repeated="4" table:style-name="ce8"/>
          <table:table-cell table:number-columns-repeated="16366" table:style-name="ce5"/>
        </table:table-row>
        <table:table-row table:style-name="ro5">
          <table:table-cell office:value-type="string" table:style-name="ce14">
            <text:p>Wien</text:p>
          </table:table-cell>
          <table:table-cell office:value-type="float" office:value="925951" table:style-name="ce97">
            <text:p>926,0<text:s/></text:p>
          </table:table-cell>
          <table:table-cell office:value-type="float" office:value="569827" table:style-name="ce97">
            <text:p>569,8<text:s/></text:p>
          </table:table-cell>
          <table:table-cell office:value-type="float" office:value="356123" table:style-name="ce97">
            <text:p>356,1<text:s/></text:p>
          </table:table-cell>
          <table:table-cell office:value-type="float" office:value="48655" table:style-name="ce97">
            <text:p>48,7<text:s/></text:p>
          </table:table-cell>
          <table:table-cell office:value-type="float" office:value="88652" table:style-name="ce97">
            <text:p>88,7<text:s/></text:p>
          </table:table-cell>
          <table:table-cell office:value-type="float" office:value="83292" table:style-name="ce97">
            <text:p>83,3<text:s/></text:p>
          </table:table-cell>
          <table:table-cell office:value-type="float" office:value="33180" table:style-name="ce97">
            <text:p>33,2<text:s/></text:p>
          </table:table-cell>
          <table:table-cell office:value-type="float" office:value="102344" table:style-name="ce97">
            <text:p>102,3<text:s/></text:p>
          </table:table-cell>
          <table:table-cell table:number-columns-repeated="2" table:style-name="ce39"/>
          <table:table-cell table:number-columns-repeated="3" table:style-name="ce41"/>
          <table:table-cell table:number-columns-repeated="4" table:style-name="ce8"/>
          <table:table-cell table:number-columns-repeated="16366" table:style-name="ce5"/>
        </table:table-row>
        <table:table-row table:style-name="ro5">
          <table:table-cell office:value-type="string" table:style-name="ce54">
            <text:p>Durchschnittliche Haushaltsgröße</text:p>
          </table:table-cell>
          <table:table-cell table:style-name="ce53"/>
          <table:table-cell table:number-columns-repeated="7" table:style-name="ce8"/>
          <table:table-cell table:number-columns-repeated="2" table:style-name="ce39"/>
          <table:table-cell table:number-columns-repeated="2" table:style-name="ce41"/>
          <table:table-cell table:number-columns-repeated="5" table:style-name="ce8"/>
          <table:table-cell table:number-columns-repeated="16366" table:style-name="ce5"/>
        </table:table-row>
        <table:table-row table:style-name="ro5">
          <table:table-cell office:value-type="string" table:style-name="ce52">
            <text:p>Österreich</text:p>
          </table:table-cell>
          <table:table-cell office:value-type="float" office:value="2.1909999999999998" table:style-name="ce45">
            <text:p>2,19<text:s/></text:p>
          </table:table-cell>
          <table:table-cell office:value-type="float" office:value="2.09" table:style-name="ce45">
            <text:p>2,09<text:s/></text:p>
          </table:table-cell>
          <table:table-cell office:value-type="float" office:value="2.5626000000000002" table:style-name="ce45">
            <text:p>2,56<text:s/></text:p>
          </table:table-cell>
          <table:table-cell office:value-type="float" office:value="2.0687000000000002" table:style-name="ce45">
            <text:p>2,07<text:s/></text:p>
          </table:table-cell>
          <table:table-cell office:value-type="float" office:value="2.3580000000000001" table:style-name="ce45">
            <text:p>2,36<text:s/></text:p>
          </table:table-cell>
          <table:table-cell office:value-type="float" office:value="2.7465999999999999" table:style-name="ce45">
            <text:p>2,75<text:s/></text:p>
          </table:table-cell>
          <table:table-cell office:value-type="float" office:value="3.4279999999999999" table:style-name="ce51">
            <text:p>(x)</text:p>
          </table:table-cell>
          <table:table-cell office:value-type="float" office:value="2.7092000000000001" table:style-name="ce47">
            <text:p>(2,71)</text:p>
          </table:table-cell>
          <table:table-cell table:number-columns-repeated="2" table:style-name="ce44"/>
          <table:table-cell table:number-columns-repeated="2" table:style-name="ce41"/>
          <table:table-cell table:number-columns-repeated="5" table:style-name="ce8"/>
          <table:table-cell table:number-columns-repeated="16366" table:style-name="ce5"/>
        </table:table-row>
        <table:table-row table:style-name="ro5">
          <table:table-cell office:value-type="string" table:style-name="ce14">
            <text:p>Burgenland</text:p>
          </table:table-cell>
          <table:table-cell office:value-type="float" office:value="2.2677" table:style-name="ce45">
            <text:p>2,27<text:s/></text:p>
          </table:table-cell>
          <table:table-cell office:value-type="float" office:value="2.2128999999999999" table:style-name="ce45">
            <text:p>2,21<text:s/></text:p>
          </table:table-cell>
          <table:table-cell office:value-type="float" office:value="2.6575000000000002" table:style-name="ce45">
            <text:p>2,66<text:s/></text:p>
          </table:table-cell>
          <table:table-cell office:value-type="float" office:value="1.8705000000000001" table:style-name="ce50">
            <text:p>1,87<text:s/></text:p>
          </table:table-cell>
          <table:table-cell office:value-type="float" office:value="2.6621999999999999" table:style-name="ce45">
            <text:p>2,66<text:s/></text:p>
          </table:table-cell>
          <table:table-cell office:value-type="float" office:value="3.0415999999999999" table:style-name="ce46">
            <text:p>3,04<text:s/></text:p>
          </table:table-cell>
          <table:table-cell office:value-type="float" office:value="3.6354000000000002" table:style-name="ce103">
            <text:p>(x)</text:p>
          </table:table-cell>
          <table:table-cell office:value-type="float" office:value="3.0245000000000002" table:style-name="ce46">
            <text:p>3,02<text:s/></text:p>
          </table:table-cell>
          <table:table-cell table:number-columns-repeated="2" table:style-name="ce39"/>
          <table:table-cell table:number-columns-repeated="2" table:style-name="ce41"/>
          <table:table-cell table:number-columns-repeated="5" table:style-name="ce8"/>
          <table:table-cell table:number-columns-repeated="16366" table:style-name="ce5"/>
        </table:table-row>
        <table:table-row table:style-name="ro5">
          <table:table-cell office:value-type="string" table:style-name="ce14">
            <text:p>Kärnten</text:p>
          </table:table-cell>
          <table:table-cell office:value-type="float" office:value="2.1476000000000002" table:style-name="ce45">
            <text:p>2,15<text:s/></text:p>
          </table:table-cell>
          <table:table-cell office:value-type="float" office:value="2.1044999999999998" table:style-name="ce45">
            <text:p>2,10<text:s/></text:p>
          </table:table-cell>
          <table:table-cell office:value-type="float" office:value="2.4121999999999999" table:style-name="ce45">
            <text:p>2,41<text:s/></text:p>
          </table:table-cell>
          <table:table-cell office:value-type="float" office:value="2.0409999999999999" table:style-name="ce45">
            <text:p>2,04<text:s/></text:p>
          </table:table-cell>
          <table:table-cell office:value-type="float" office:value="2.1133000000000002" table:style-name="ce45">
            <text:p>2,11<text:s/></text:p>
          </table:table-cell>
          <table:table-cell office:value-type="float" office:value="2.8835000000000002" table:style-name="ce45">
            <text:p>2,88<text:s/></text:p>
          </table:table-cell>
          <table:table-cell office:value-type="float" office:value="4.3285" table:style-name="ce104">
            <text:p>4,33<text:s/></text:p>
          </table:table-cell>
          <table:table-cell office:value-type="float" office:value="2.5989" table:style-name="ce45">
            <text:p>2,60<text:s/></text:p>
          </table:table-cell>
          <table:table-cell table:number-columns-repeated="2" table:style-name="ce44"/>
          <table:table-cell table:number-columns-repeated="2" table:style-name="ce41"/>
          <table:table-cell table:number-columns-repeated="5" table:style-name="ce8"/>
          <table:table-cell table:number-columns-repeated="16366" table:style-name="ce5"/>
        </table:table-row>
        <table:table-row table:style-name="ro5">
          <table:table-cell office:value-type="string" table:style-name="ce14">
            <text:p>Niederösterreich</text:p>
          </table:table-cell>
          <table:table-cell office:value-type="float" office:value="2.2561" table:style-name="ce45">
            <text:p>2,26<text:s/></text:p>
          </table:table-cell>
          <table:table-cell office:value-type="float" office:value="2.1762000000000001" table:style-name="ce45">
            <text:p>2,18<text:s/></text:p>
          </table:table-cell>
          <table:table-cell office:value-type="float" office:value="2.778" table:style-name="ce45">
            <text:p>2,78<text:s/></text:p>
          </table:table-cell>
          <table:table-cell office:value-type="float" office:value="2.3189000000000002" table:style-name="ce45">
            <text:p>2,32<text:s/></text:p>
          </table:table-cell>
          <table:table-cell office:value-type="float" office:value="2.6798000000000002" table:style-name="ce45">
            <text:p>2,68<text:s/></text:p>
          </table:table-cell>
          <table:table-cell office:value-type="float" office:value="2.7841999999999998" table:style-name="ce45">
            <text:p>2,78<text:s/></text:p>
          </table:table-cell>
          <table:table-cell office:value-type="float" office:value="3.4973000000000001" table:style-name="ce45">
            <text:p>3,50<text:s/></text:p>
          </table:table-cell>
          <table:table-cell office:value-type="float" office:value="2.9769000000000001" table:style-name="ce45">
            <text:p>2,98<text:s/></text:p>
          </table:table-cell>
          <table:table-cell table:number-columns-repeated="2" table:style-name="ce44"/>
          <table:table-cell table:number-columns-repeated="2" table:style-name="ce41"/>
          <table:table-cell table:number-columns-repeated="5" table:style-name="ce8"/>
          <table:table-cell table:number-columns-repeated="16366" table:style-name="ce5"/>
        </table:table-row>
        <table:table-row table:style-name="ro5">
          <table:table-cell office:value-type="string" table:style-name="ce14">
            <text:p>Oberösterreich</text:p>
          </table:table-cell>
          <table:table-cell office:value-type="float" office:value="2.2665999999999999" table:style-name="ce45">
            <text:p>2,27<text:s/></text:p>
          </table:table-cell>
          <table:table-cell office:value-type="float" office:value="2.1579000000000002" table:style-name="ce45">
            <text:p>2,16<text:s/></text:p>
          </table:table-cell>
          <table:table-cell office:value-type="float" office:value="2.7854999999999999" table:style-name="ce45">
            <text:p>2,79<text:s/></text:p>
          </table:table-cell>
          <table:table-cell office:value-type="float" office:value="2.1124000000000001" table:style-name="ce45">
            <text:p>2,11<text:s/></text:p>
          </table:table-cell>
          <table:table-cell office:value-type="float" office:value="2.5053000000000001" table:style-name="ce45">
            <text:p>2,51<text:s/></text:p>
          </table:table-cell>
          <table:table-cell office:value-type="float" office:value="3.2591999999999999" table:style-name="ce45">
            <text:p>3,26<text:s/></text:p>
          </table:table-cell>
          <table:table-cell office:value-type="float" office:value="3.8037000000000001" table:style-name="ce45">
            <text:p>3,80<text:s/></text:p>
          </table:table-cell>
          <table:table-cell office:value-type="float" office:value="2.6391" table:style-name="ce45">
            <text:p>2,64<text:s/></text:p>
          </table:table-cell>
          <table:table-cell table:number-columns-repeated="2" table:style-name="ce44"/>
          <table:table-cell table:number-columns-repeated="2" table:style-name="ce41"/>
          <table:table-cell table:number-columns-repeated="5" table:style-name="ce8"/>
          <table:table-cell table:number-columns-repeated="16366" table:style-name="ce5"/>
        </table:table-row>
        <table:table-row table:style-name="ro5">
          <table:table-cell office:value-type="string" table:style-name="ce14">
            <text:p>Salzburg</text:p>
          </table:table-cell>
          <table:table-cell office:value-type="float" office:value="2.2360000000000002" table:style-name="ce45">
            <text:p>2,24<text:s/></text:p>
          </table:table-cell>
          <table:table-cell office:value-type="float" office:value="2.1753" table:style-name="ce45">
            <text:p>2,18<text:s/></text:p>
          </table:table-cell>
          <table:table-cell office:value-type="float" office:value="2.4575" table:style-name="ce45">
            <text:p>2,46<text:s/></text:p>
          </table:table-cell>
          <table:table-cell office:value-type="float" office:value="2.0994999999999999" table:style-name="ce45">
            <text:p>2,10<text:s/></text:p>
          </table:table-cell>
          <table:table-cell office:value-type="float" office:value="2.1970000000000001" table:style-name="ce45">
            <text:p>2,20<text:s/></text:p>
          </table:table-cell>
          <table:table-cell office:value-type="float" office:value="2.8490000000000002" table:style-name="ce45">
            <text:p>2,85<text:s/></text:p>
          </table:table-cell>
          <table:table-cell office:value-type="float" office:value="2.7160000000000002" table:style-name="ce47">
            <text:p>(2,72)</text:p>
          </table:table-cell>
          <table:table-cell office:value-type="float" office:value="2.6471" table:style-name="ce45">
            <text:p>2,65<text:s/></text:p>
          </table:table-cell>
          <table:table-cell table:number-columns-repeated="2" table:style-name="ce44"/>
          <table:table-cell table:number-columns-repeated="2" table:style-name="ce41"/>
          <table:table-cell table:number-columns-repeated="5" table:style-name="ce8"/>
          <table:table-cell table:number-columns-repeated="16366" table:style-name="ce5"/>
        </table:table-row>
        <table:table-row table:style-name="ro5">
          <table:table-cell office:value-type="string" table:style-name="ce14">
            <text:p>Steiermark</text:p>
          </table:table-cell>
          <table:table-cell office:value-type="float" office:value="2.2000000000000002" table:style-name="ce45">
            <text:p>2,20<text:s/></text:p>
          </table:table-cell>
          <table:table-cell office:value-type="float" office:value="2.1339000000000001" table:style-name="ce45">
            <text:p>2,13<text:s/></text:p>
          </table:table-cell>
          <table:table-cell office:value-type="float" office:value="2.613" table:style-name="ce45">
            <text:p>2,61<text:s/></text:p>
          </table:table-cell>
          <table:table-cell office:value-type="float" office:value="2.2814999999999999" table:style-name="ce45">
            <text:p>2,28<text:s/></text:p>
          </table:table-cell>
          <table:table-cell office:value-type="float" office:value="2.3786999999999998" table:style-name="ce45">
            <text:p>2,38<text:s/></text:p>
          </table:table-cell>
          <table:table-cell office:value-type="float" office:value="2.9049999999999998" table:style-name="ce45">
            <text:p>2,91<text:s/></text:p>
          </table:table-cell>
          <table:table-cell office:value-type="float" office:value="4.0503" table:style-name="ce46">
            <text:p>4,05<text:s/></text:p>
          </table:table-cell>
          <table:table-cell office:value-type="float" office:value="2.6513" table:style-name="ce102">
            <text:p>2,65<text:s/></text:p>
          </table:table-cell>
          <table:table-cell table:number-columns-repeated="2" table:style-name="ce44"/>
          <table:table-cell table:number-columns-repeated="3" table:style-name="ce41"/>
          <table:table-cell table:number-columns-repeated="4" table:style-name="ce8"/>
          <table:table-cell table:number-columns-repeated="16366" table:style-name="ce5"/>
        </table:table-row>
        <table:table-row table:style-name="ro5">
          <table:table-cell office:value-type="string" table:style-name="ce14">
            <text:p>Tirol</text:p>
          </table:table-cell>
          <table:table-cell office:value-type="float" office:value="2.2319" table:style-name="ce45">
            <text:p>2,23<text:s/></text:p>
          </table:table-cell>
          <table:table-cell office:value-type="float" office:value="2.1713" table:style-name="ce45">
            <text:p>2,17<text:s/></text:p>
          </table:table-cell>
          <table:table-cell office:value-type="float" office:value="2.4725999999999999" table:style-name="ce45">
            <text:p>2,47<text:s/></text:p>
          </table:table-cell>
          <table:table-cell office:value-type="float" office:value="2.0724999999999998" table:style-name="ce45">
            <text:p>2,07<text:s/></text:p>
          </table:table-cell>
          <table:table-cell office:value-type="float" office:value="2.4258999999999999" table:style-name="ce45">
            <text:p>2,43<text:s/></text:p>
          </table:table-cell>
          <table:table-cell office:value-type="float" office:value="2.7696000000000001" table:style-name="ce45">
            <text:p>2,77<text:s/></text:p>
          </table:table-cell>
          <table:table-cell office:value-type="float" office:value="3.4489000000000001" table:style-name="ce45">
            <text:p>3,45<text:s/></text:p>
          </table:table-cell>
          <table:table-cell office:value-type="float" office:value="2.6905999999999999" table:style-name="ce45">
            <text:p>2,69<text:s/></text:p>
          </table:table-cell>
          <table:table-cell table:number-columns-repeated="2" table:style-name="ce44"/>
          <table:table-cell table:style-name="ce43"/>
          <table:table-cell table:number-columns-repeated="2" table:style-name="ce41"/>
          <table:table-cell table:number-columns-repeated="4" table:style-name="ce8"/>
          <table:table-cell table:number-columns-repeated="16366" table:style-name="ce5"/>
        </table:table-row>
        <table:table-row table:style-name="ro5">
          <table:table-cell office:value-type="string" table:style-name="ce14">
            <text:p>Vorarlberg</text:p>
          </table:table-cell>
          <table:table-cell office:value-type="float" office:value="2.2915000000000001" table:style-name="ce45">
            <text:p>2,29<text:s/></text:p>
          </table:table-cell>
          <table:table-cell office:value-type="float" office:value="2.2157" table:style-name="ce45">
            <text:p>2,22<text:s/></text:p>
          </table:table-cell>
          <table:table-cell office:value-type="float" office:value="2.5266999999999999" table:style-name="ce45">
            <text:p>2,53<text:s/></text:p>
          </table:table-cell>
          <table:table-cell office:value-type="float" office:value="2.0303" table:style-name="ce45">
            <text:p>2,03<text:s/></text:p>
          </table:table-cell>
          <table:table-cell office:value-type="float" office:value="2.2753000000000001" table:style-name="ce45">
            <text:p>2,28<text:s/></text:p>
          </table:table-cell>
          <table:table-cell office:value-type="float" office:value="2.5565000000000002" table:style-name="ce45">
            <text:p>2,56<text:s/></text:p>
          </table:table-cell>
          <table:table-cell office:value-type="float" office:value="3.3048000000000002" table:style-name="ce45">
            <text:p>3,30<text:s/></text:p>
          </table:table-cell>
          <table:table-cell office:value-type="float" office:value="2.6998000000000002" table:style-name="ce45">
            <text:p>2,70<text:s/></text:p>
          </table:table-cell>
          <table:table-cell table:number-columns-repeated="2" table:style-name="ce44"/>
          <table:table-cell table:style-name="ce43"/>
          <table:table-cell table:number-columns-repeated="2" table:style-name="ce41"/>
          <table:table-cell table:number-columns-repeated="4" table:style-name="ce8"/>
          <table:table-cell table:number-columns-repeated="16366" table:style-name="ce5"/>
        </table:table-row>
        <table:table-row table:style-name="ro5">
          <table:table-cell office:value-type="string" table:style-name="ce14">
            <text:p>Wien</text:p>
          </table:table-cell>
          <table:table-cell office:value-type="float" office:value="2.0362" table:style-name="ce45">
            <text:p>2,04<text:s/></text:p>
          </table:table-cell>
          <table:table-cell office:value-type="float" office:value="1.7654000000000001" table:style-name="ce45">
            <text:p>1,77<text:s/></text:p>
          </table:table-cell>
          <table:table-cell office:value-type="float" office:value="2.4695" table:style-name="ce45">
            <text:p>2,47<text:s/></text:p>
          </table:table-cell>
          <table:table-cell office:value-type="float" office:value="1.9198999999999999" table:style-name="ce45">
            <text:p>1,92<text:s/></text:p>
          </table:table-cell>
          <table:table-cell office:value-type="float" office:value="2.1836000000000002" table:style-name="ce45">
            <text:p>2,18<text:s/></text:p>
          </table:table-cell>
          <table:table-cell office:value-type="float" office:value="2.4803999999999999" table:style-name="ce45">
            <text:p>2,48<text:s/></text:p>
          </table:table-cell>
          <table:table-cell office:value-type="float" office:value="3.2917999999999998" table:style-name="ce45">
            <text:p>3,29<text:s/></text:p>
          </table:table-cell>
          <table:table-cell office:value-type="float" office:value="2.7029000000000001" table:style-name="ce45">
            <text:p>2,70<text:s/></text:p>
          </table:table-cell>
          <table:table-cell table:number-columns-repeated="2" table:style-name="ce44"/>
          <table:table-cell table:style-name="ce43"/>
          <table:table-cell table:number-columns-repeated="2" table:style-name="ce41"/>
          <table:table-cell table:number-columns-repeated="4" table:style-name="ce8"/>
          <table:table-cell table:number-columns-repeated="16366" table:style-name="ce5"/>
        </table:table-row>
        <table:table-row table:style-name="ro11">
          <table:table-cell office:value-type="string" table:number-columns-spanned="9" table:number-rows-spanned="1" table:style-name="ce89">
            <text:p>Q: STATISTIK AUSTRIA, Mikrozensus-Arbeitskräfteerhebung 2021 (Durchschnitt aller Wochen eines Jahres). Erstellt am 18.03.2022. - ( ) Werte mit weniger als hochgerechnet 6 000 Haushalten für Österreich (Burgenland 2 000, Kärnten 3 000, Niederösterreich 7 000, Oberösterreich 7 000, Salzburg 3 000, Steiermark 6 000, Tirol 4 000, Vorarlberg 2 000 und Wien 8 000) sind sehr stark zufallsbehaftet. - (x) Werte mit weniger als 3 000 Haushalten für Österreich (Burgenland 1 000, Kärnten 1 000, Niederösterreich 3 000, Oberösterreich 3 000, Salzburg 1 000, Steiermark 3 000, Tirol 2 000, Vorarlberg 1 000 und Wien 4 000) sind statistisch nicht interpretierbar.</text:p>
          </table:table-cell>
          <table:covered-table-cell table:number-columns-repeated="8"/>
          <table:table-cell table:style-name="ce41"/>
          <table:table-cell table:number-columns-repeated="8" table:style-name="ce8"/>
          <table:table-cell table:number-columns-repeated="16366" table:style-name="ce5"/>
        </table:table-row>
        <table:table-row table:style-name="ro5">
          <table:table-cell office:value-type="string" table:style-name="ce8">
            <text:p><text:s/></text:p>
          </table:table-cell>
          <table:table-cell table:number-columns-repeated="8" table:style-name="ce8"/>
          <table:table-cell table:style-name="ce41"/>
          <table:table-cell table:number-columns-repeated="8" table:style-name="ce8"/>
          <table:table-cell table:number-columns-repeated="16366" table:style-name="ce5"/>
        </table:table-row>
        <table:table-row table:style-name="ro5">
          <table:table-cell table:number-columns-repeated="9" table:style-name="ce8"/>
          <table:table-cell table:style-name="ce41"/>
          <table:table-cell table:number-columns-repeated="8" table:style-name="ce8"/>
          <table:table-cell table:number-columns-repeated="16366" table:style-name="ce5"/>
        </table:table-row>
        <table:table-row table:style-name="ro5">
          <table:table-cell table:style-name="ce42"/>
          <table:table-cell table:number-columns-repeated="9" table:style-name="ce41"/>
          <table:table-cell table:number-columns-repeated="8" table:style-name="ce8"/>
          <table:table-cell table:number-columns-repeated="16366" table:style-name="ce5"/>
        </table:table-row>
        <table:table-row table:number-rows-repeated="5" table:style-name="ro5">
          <table:table-cell table:style-name="ce8"/>
          <table:table-cell table:number-columns-repeated="9" table:style-name="ce41"/>
          <table:table-cell table:number-columns-repeated="8" table:style-name="ce8"/>
          <table:table-cell table:number-columns-repeated="16366" table:style-name="ce5"/>
        </table:table-row>
        <table:table-row table:number-rows-repeated="2" table:style-name="ro5">
          <table:table-cell table:style-name="ce39"/>
          <table:table-cell table:number-columns-repeated="8" table:style-name="ce40"/>
          <table:table-cell table:number-columns-repeated="9" table:style-name="ce39"/>
          <table:table-cell table:number-columns-repeated="16366" table:style-name="ce5"/>
        </table:table-row>
        <table:table-row table:number-rows-repeated="1048534" table:style-name="ro5">
          <table:table-cell table:number-columns-repeated="16384"/>
        </table:table-row>
      </table:table>
      <table:table table:name="4" table:style-name="ta2">
        <table:table-column table:style-name="co14" table:default-cell-style-name="ce5"/>
        <table:table-column table:style-name="co15" table:number-columns-repeated="11" table:default-cell-style-name="ce5"/>
        <table:table-column table:style-name="co16" table:number-columns-repeated="4" table:default-cell-style-name="ce40"/>
        <table:table-column table:style-name="co4" table:number-columns-repeated="16368" table:default-cell-style-name="ce5"/>
        <table:table-row table:style-name="ro12">
          <table:table-cell office:value-type="string" table:number-columns-spanned="11" table:number-rows-spanned="1" table:style-name="ce94">
            <text:p>Privathaushalte nach Haushaltsgröße, Bundesland und Alter der Haushaltsreferenzperson Jahresdurchschnitt 2021 – in Tausend</text:p>
          </table:table-cell>
          <table:covered-table-cell table:number-columns-repeated="10"/>
          <table:table-cell table:style-name="ce76"/>
          <table:table-cell table:number-columns-repeated="4" table:style-name="ce77"/>
          <table:table-cell table:number-columns-repeated="4" table:style-name="ce76"/>
          <table:table-cell table:number-columns-repeated="16364" table:style-name="ce1"/>
        </table:table-row>
        <table:table-row table:style-name="ro13">
          <table:table-cell office:value-type="string" table:style-name="ce82">
            <text:p>Bundesland, Alter der Haushalts-</text:p>
            <text:p>referenzperson</text:p>
          </table:table-cell>
          <table:table-cell office:value-type="string" table:style-name="ce83">
            <text:p>Privat-haushalte insgesamt</text:p>
          </table:table-cell>
          <table:table-cell office:value-type="string" table:style-name="ce83">
            <text:p>Ein-personen-haushalte</text:p>
          </table:table-cell>
          <table:table-cell office:value-type="string" table:style-name="ce83">
            <text:p>Männliche Einpersonenhaushalte</text:p>
          </table:table-cell>
          <table:table-cell office:value-type="string" table:style-name="ce83">
            <text:p>Weibliche Einpersonenhaushalte</text:p>
          </table:table-cell>
          <table:table-cell office:value-type="string" table:style-name="ce83">
            <text:p>Mehr-personen-haushalte</text:p>
          </table:table-cell>
          <table:table-cell office:value-type="string" table:style-name="ce83">
            <text:p>2-Personen-</text:p>
            <text:p>haushalte</text:p>
          </table:table-cell>
          <table:table-cell office:value-type="string" table:style-name="ce83">
            <text:p>3-Personen-</text:p>
            <text:p>haushalte</text:p>
          </table:table-cell>
          <table:table-cell office:value-type="string" table:style-name="ce83">
            <text:p>4-Personen-</text:p>
            <text:p>haushalte</text:p>
          </table:table-cell>
          <table:table-cell office:value-type="string" table:style-name="ce83">
            <text:p>5 und mehr-Personen-</text:p>
            <text:p>haushalte</text:p>
          </table:table-cell>
          <table:table-cell office:value-type="string" table:style-name="ce84">
            <text:p>Durch-</text:p>
            <text:p>schnittl. <text:s/>Haushalts-</text:p>
            <text:p>größe</text:p>
          </table:table-cell>
          <table:table-cell table:style-name="ce75"/>
          <table:table-cell table:number-columns-repeated="4" table:style-name="ce41"/>
          <table:table-cell table:number-columns-repeated="4" table:style-name="ce14"/>
          <table:table-cell table:number-columns-repeated="16364" table:style-name="ce63"/>
        </table:table-row>
        <table:table-row table:style-name="ro7">
          <table:table-cell office:value-type="string" table:style-name="ce85">
            <text:p>Privathaushalte<text:s/></text:p>
            <text:p>insgesamt</text:p>
          </table:table-cell>
          <table:table-cell office:value-type="float" office:value="4019744" table:style-name="ce59">
            <text:p>4 019,7<text:s/></text:p>
          </table:table-cell>
          <table:table-cell office:value-type="float" office:value="1525735" table:style-name="ce59">
            <text:p>1 525,7<text:s/></text:p>
          </table:table-cell>
          <table:table-cell office:value-type="float" office:value="694820" table:style-name="ce59">
            <text:p>694,8<text:s/></text:p>
          </table:table-cell>
          <table:table-cell office:value-type="float" office:value="830915" table:style-name="ce59">
            <text:p>830,9<text:s/></text:p>
          </table:table-cell>
          <table:table-cell office:value-type="float" office:value="2494009" table:style-name="ce105">
            <text:p>2 494,0<text:s/></text:p>
          </table:table-cell>
          <table:table-cell office:value-type="float" office:value="1222031" table:style-name="ce59">
            <text:p>1 222,0<text:s/></text:p>
          </table:table-cell>
          <table:table-cell office:value-type="float" office:value="581740" table:style-name="ce59">
            <text:p>581,7<text:s/></text:p>
          </table:table-cell>
          <table:table-cell office:value-type="float" office:value="450322" table:style-name="ce59">
            <text:p>450,3<text:s/></text:p>
          </table:table-cell>
          <table:table-cell office:value-type="float" office:value="239916" table:style-name="ce59">
            <text:p>239,9<text:s/></text:p>
          </table:table-cell>
          <table:table-cell office:value-type="float" office:value="2.1909999999999998" table:style-name="ce74">
            <text:p>2,19<text:s/></text:p>
          </table:table-cell>
          <table:table-cell table:style-name="ce73"/>
          <table:table-cell table:number-columns-repeated="4" table:style-name="ce41"/>
          <table:table-cell table:number-columns-repeated="4" table:style-name="ce14"/>
          <table:table-cell table:number-columns-repeated="16364" table:style-name="ce63"/>
        </table:table-row>
        <table:table-row table:style-name="ro14">
          <table:table-cell office:value-type="string" table:style-name="ce54">
            <text:p>Bundesland</text:p>
          </table:table-cell>
          <table:table-cell table:number-columns-repeated="4" table:style-name="ce72"/>
          <table:table-cell table:style-name="ce106"/>
          <table:table-cell table:number-columns-repeated="4" table:style-name="ce72"/>
          <table:table-cell table:style-name="ce69"/>
          <table:table-cell table:style-name="ce14"/>
          <table:table-cell table:style-name="ce41"/>
          <table:table-cell table:style-name="ce71"/>
          <table:table-cell table:number-columns-repeated="2" table:style-name="ce8"/>
          <table:table-cell table:number-columns-repeated="4" table:style-name="ce14"/>
          <table:table-cell table:number-columns-repeated="16364" table:style-name="ce63"/>
        </table:table-row>
        <table:table-row table:style-name="ro14">
          <table:table-cell office:value-type="string" table:style-name="ce8">
            <text:p>Burgenland</text:p>
          </table:table-cell>
          <table:table-cell office:value-type="float" office:value="129052" table:style-name="ce55">
            <text:p>129,1<text:s/></text:p>
          </table:table-cell>
          <table:table-cell office:value-type="float" office:value="42110" table:style-name="ce55">
            <text:p>42,1<text:s/></text:p>
          </table:table-cell>
          <table:table-cell office:value-type="float" office:value="19745" table:style-name="ce55">
            <text:p>19,7<text:s/></text:p>
          </table:table-cell>
          <table:table-cell office:value-type="float" office:value="22364" table:style-name="ce55">
            <text:p>22,4<text:s/></text:p>
          </table:table-cell>
          <table:table-cell office:value-type="float" office:value="86942" table:style-name="ce107">
            <text:p>86,9<text:s/></text:p>
          </table:table-cell>
          <table:table-cell office:value-type="float" office:value="41858" table:style-name="ce55">
            <text:p>41,9<text:s/></text:p>
          </table:table-cell>
          <table:table-cell office:value-type="float" office:value="21847" table:style-name="ce55">
            <text:p>21,8<text:s/></text:p>
          </table:table-cell>
          <table:table-cell office:value-type="float" office:value="16568" table:style-name="ce55">
            <text:p>16,6<text:s/></text:p>
          </table:table-cell>
          <table:table-cell office:value-type="float" office:value="6670" table:style-name="ce55">
            <text:p>6,7<text:s/></text:p>
          </table:table-cell>
          <table:table-cell office:value-type="float" office:value="2.2677" table:style-name="ce45">
            <text:p>2,27<text:s/></text:p>
          </table:table-cell>
          <table:table-cell table:style-name="ce14"/>
          <table:table-cell table:style-name="ce41"/>
          <table:table-cell table:style-name="ce71"/>
          <table:table-cell table:number-columns-repeated="2" table:style-name="ce41"/>
          <table:table-cell table:number-columns-repeated="4" table:style-name="ce14"/>
          <table:table-cell table:number-columns-repeated="16364" table:style-name="ce63"/>
        </table:table-row>
        <table:table-row table:style-name="ro14">
          <table:table-cell office:value-type="string" table:style-name="ce8">
            <text:p>Kärnten</text:p>
          </table:table-cell>
          <table:table-cell office:value-type="float" office:value="258108" table:style-name="ce55">
            <text:p>258,1<text:s/></text:p>
          </table:table-cell>
          <table:table-cell office:value-type="float" office:value="100548" table:style-name="ce55">
            <text:p>100,5<text:s/></text:p>
          </table:table-cell>
          <table:table-cell office:value-type="float" office:value="43741" table:style-name="ce55">
            <text:p>43,7<text:s/></text:p>
          </table:table-cell>
          <table:table-cell office:value-type="float" office:value="56808" table:style-name="ce55">
            <text:p>56,8<text:s/></text:p>
          </table:table-cell>
          <table:table-cell office:value-type="float" office:value="157560" table:style-name="ce107">
            <text:p>157,6<text:s/></text:p>
          </table:table-cell>
          <table:table-cell office:value-type="float" office:value="78160" table:style-name="ce55">
            <text:p>78,2<text:s/></text:p>
          </table:table-cell>
          <table:table-cell office:value-type="float" office:value="37996" table:style-name="ce55">
            <text:p>38,0<text:s/></text:p>
          </table:table-cell>
          <table:table-cell office:value-type="float" office:value="26819" table:style-name="ce55">
            <text:p>26,8<text:s/></text:p>
          </table:table-cell>
          <table:table-cell office:value-type="float" office:value="14585" table:style-name="ce55">
            <text:p>14,6<text:s/></text:p>
          </table:table-cell>
          <table:table-cell office:value-type="float" office:value="2.1476000000000002" table:style-name="ce45">
            <text:p>2,15<text:s/></text:p>
          </table:table-cell>
          <table:table-cell table:style-name="ce14"/>
          <table:table-cell table:style-name="ce41"/>
          <table:table-cell table:style-name="ce71"/>
          <table:table-cell table:number-columns-repeated="6" table:style-name="ce14"/>
          <table:table-cell table:number-columns-repeated="16364" table:style-name="ce63"/>
        </table:table-row>
        <table:table-row table:style-name="ro14">
          <table:table-cell office:value-type="string" table:style-name="ce8">
            <text:p>Niederösterreich</text:p>
          </table:table-cell>
          <table:table-cell office:value-type="float" office:value="742348" table:style-name="ce55">
            <text:p>742,3<text:s/></text:p>
          </table:table-cell>
          <table:table-cell office:value-type="float" office:value="258802" table:style-name="ce55">
            <text:p>258,8<text:s/></text:p>
          </table:table-cell>
          <table:table-cell office:value-type="float" office:value="117928" table:style-name="ce55">
            <text:p>117,9<text:s/></text:p>
          </table:table-cell>
          <table:table-cell office:value-type="float" office:value="140874" table:style-name="ce55">
            <text:p>140,9<text:s/></text:p>
          </table:table-cell>
          <table:table-cell office:value-type="float" office:value="483546" table:style-name="ce107">
            <text:p>483,5<text:s/></text:p>
          </table:table-cell>
          <table:table-cell office:value-type="float" office:value="236951" table:style-name="ce55">
            <text:p>237,0<text:s/></text:p>
          </table:table-cell>
          <table:table-cell office:value-type="float" office:value="111996" table:style-name="ce55">
            <text:p>112,0<text:s/></text:p>
          </table:table-cell>
          <table:table-cell office:value-type="float" office:value="89040" table:style-name="ce55">
            <text:p>89,0<text:s/></text:p>
          </table:table-cell>
          <table:table-cell office:value-type="float" office:value="45559" table:style-name="ce55">
            <text:p>45,6<text:s/></text:p>
          </table:table-cell>
          <table:table-cell office:value-type="float" office:value="2.2561" table:style-name="ce45">
            <text:p>2,26<text:s/></text:p>
          </table:table-cell>
          <table:table-cell table:style-name="ce14"/>
          <table:table-cell table:style-name="ce41"/>
          <table:table-cell table:style-name="ce71"/>
          <table:table-cell table:number-columns-repeated="2" table:style-name="ce41"/>
          <table:table-cell table:number-columns-repeated="4" table:style-name="ce14"/>
          <table:table-cell table:number-columns-repeated="16364" table:style-name="ce63"/>
        </table:table-row>
        <table:table-row table:style-name="ro14">
          <table:table-cell office:value-type="string" table:style-name="ce8">
            <text:p>Oberösterreich</text:p>
          </table:table-cell>
          <table:table-cell office:value-type="float" office:value="651274" table:style-name="ce55">
            <text:p>651,3<text:s/></text:p>
          </table:table-cell>
          <table:table-cell office:value-type="float" office:value="230664" table:style-name="ce55">
            <text:p>230,7<text:s/></text:p>
          </table:table-cell>
          <table:table-cell office:value-type="float" office:value="108432" table:style-name="ce55">
            <text:p>108,4<text:s/></text:p>
          </table:table-cell>
          <table:table-cell office:value-type="float" office:value="122233" table:style-name="ce55">
            <text:p>122,2<text:s/></text:p>
          </table:table-cell>
          <table:table-cell office:value-type="float" office:value="420610" table:style-name="ce107">
            <text:p>420,6<text:s/></text:p>
          </table:table-cell>
          <table:table-cell office:value-type="float" office:value="199697" table:style-name="ce55">
            <text:p>199,7<text:s/></text:p>
          </table:table-cell>
          <table:table-cell office:value-type="float" office:value="95569" table:style-name="ce55">
            <text:p>95,6<text:s/></text:p>
          </table:table-cell>
          <table:table-cell office:value-type="float" office:value="81310" table:style-name="ce55">
            <text:p>81,3<text:s/></text:p>
          </table:table-cell>
          <table:table-cell office:value-type="float" office:value="44035" table:style-name="ce55">
            <text:p>44,0<text:s/></text:p>
          </table:table-cell>
          <table:table-cell office:value-type="float" office:value="2.2665999999999999" table:style-name="ce45">
            <text:p>2,27<text:s/></text:p>
          </table:table-cell>
          <table:table-cell table:style-name="ce14"/>
          <table:table-cell table:number-columns-repeated="4" table:style-name="ce41"/>
          <table:table-cell table:number-columns-repeated="4" table:style-name="ce14"/>
          <table:table-cell table:number-columns-repeated="16364" table:style-name="ce63"/>
        </table:table-row>
        <table:table-row table:style-name="ro14">
          <table:table-cell office:value-type="string" table:style-name="ce8">
            <text:p>Salzburg</text:p>
          </table:table-cell>
          <table:table-cell office:value-type="float" office:value="246739" table:style-name="ce55">
            <text:p>246,7<text:s/></text:p>
          </table:table-cell>
          <table:table-cell office:value-type="float" office:value="91116" table:style-name="ce55">
            <text:p>91,1<text:s/></text:p>
          </table:table-cell>
          <table:table-cell office:value-type="float" office:value="39601" table:style-name="ce55">
            <text:p>39,6<text:s/></text:p>
          </table:table-cell>
          <table:table-cell office:value-type="float" office:value="51514" table:style-name="ce55">
            <text:p>51,5<text:s/></text:p>
          </table:table-cell>
          <table:table-cell office:value-type="float" office:value="155624" table:style-name="ce107">
            <text:p>155,6<text:s/></text:p>
          </table:table-cell>
          <table:table-cell office:value-type="float" office:value="72894" table:style-name="ce55">
            <text:p>72,9<text:s/></text:p>
          </table:table-cell>
          <table:table-cell office:value-type="float" office:value="36569" table:style-name="ce55">
            <text:p>36,6<text:s/></text:p>
          </table:table-cell>
          <table:table-cell office:value-type="float" office:value="29961" table:style-name="ce55">
            <text:p>30,0<text:s/></text:p>
          </table:table-cell>
          <table:table-cell office:value-type="float" office:value="16199" table:style-name="ce55">
            <text:p>16,2<text:s/></text:p>
          </table:table-cell>
          <table:table-cell office:value-type="float" office:value="2.2360000000000002" table:style-name="ce45">
            <text:p>2,24<text:s/></text:p>
          </table:table-cell>
          <table:table-cell table:style-name="ce14"/>
          <table:table-cell table:number-columns-repeated="4" table:style-name="ce41"/>
          <table:table-cell table:number-columns-repeated="4" table:style-name="ce14"/>
          <table:table-cell table:number-columns-repeated="16364" table:style-name="ce63"/>
        </table:table-row>
        <table:table-row table:style-name="ro14">
          <table:table-cell office:value-type="string" table:style-name="ce8">
            <text:p>Steiermark</text:p>
          </table:table-cell>
          <table:table-cell office:value-type="float" office:value="558550" table:style-name="ce55">
            <text:p>558,6<text:s/></text:p>
          </table:table-cell>
          <table:table-cell office:value-type="float" office:value="206538" table:style-name="ce55">
            <text:p>206,5<text:s/></text:p>
          </table:table-cell>
          <table:table-cell office:value-type="float" office:value="93327" table:style-name="ce55">
            <text:p>93,3<text:s/></text:p>
          </table:table-cell>
          <table:table-cell office:value-type="float" office:value="113211" table:style-name="ce55">
            <text:p>113,2<text:s/></text:p>
          </table:table-cell>
          <table:table-cell office:value-type="float" office:value="352012" table:style-name="ce107">
            <text:p>352,0<text:s/></text:p>
          </table:table-cell>
          <table:table-cell office:value-type="float" office:value="174677" table:style-name="ce55">
            <text:p>174,7<text:s/></text:p>
          </table:table-cell>
          <table:table-cell office:value-type="float" office:value="83023" table:style-name="ce55">
            <text:p>83,0<text:s/></text:p>
          </table:table-cell>
          <table:table-cell office:value-type="float" office:value="59731" table:style-name="ce55">
            <text:p>59,7<text:s/></text:p>
          </table:table-cell>
          <table:table-cell office:value-type="float" office:value="34581" table:style-name="ce55">
            <text:p>34,6<text:s/></text:p>
          </table:table-cell>
          <table:table-cell office:value-type="float" office:value="2.2000000000000002" table:style-name="ce45">
            <text:p>2,20<text:s/></text:p>
          </table:table-cell>
          <table:table-cell table:style-name="ce14"/>
          <table:table-cell table:number-columns-repeated="4" table:style-name="ce41"/>
          <table:table-cell table:number-columns-repeated="4" table:style-name="ce14"/>
          <table:table-cell table:number-columns-repeated="16364" table:style-name="ce63"/>
        </table:table-row>
        <table:table-row table:style-name="ro14">
          <table:table-cell office:value-type="string" table:style-name="ce8">
            <text:p>Tirol</text:p>
          </table:table-cell>
          <table:table-cell office:value-type="float" office:value="335285" table:style-name="ce55">
            <text:p>335,3<text:s/></text:p>
          </table:table-cell>
          <table:table-cell office:value-type="float" office:value="122402" table:style-name="ce55">
            <text:p>122,4<text:s/></text:p>
          </table:table-cell>
          <table:table-cell office:value-type="float" office:value="55538" table:style-name="ce55">
            <text:p>55,5<text:s/></text:p>
          </table:table-cell>
          <table:table-cell office:value-type="float" office:value="66863" table:style-name="ce55">
            <text:p>66,9<text:s/></text:p>
          </table:table-cell>
          <table:table-cell office:value-type="float" office:value="212884" table:style-name="ce107">
            <text:p>212,9<text:s/></text:p>
          </table:table-cell>
          <table:table-cell office:value-type="float" office:value="99435" table:style-name="ce55">
            <text:p>99,4<text:s/></text:p>
          </table:table-cell>
          <table:table-cell office:value-type="float" office:value="51148" table:style-name="ce55">
            <text:p>51,1<text:s/></text:p>
          </table:table-cell>
          <table:table-cell office:value-type="float" office:value="43057" table:style-name="ce55">
            <text:p>43,1<text:s/></text:p>
          </table:table-cell>
          <table:table-cell office:value-type="float" office:value="19243" table:style-name="ce55">
            <text:p>19,2<text:s/></text:p>
          </table:table-cell>
          <table:table-cell office:value-type="float" office:value="2.2319" table:style-name="ce45">
            <text:p>2,23<text:s/></text:p>
          </table:table-cell>
          <table:table-cell table:style-name="ce14"/>
          <table:table-cell table:number-columns-repeated="4" table:style-name="ce41"/>
          <table:table-cell table:number-columns-repeated="4" table:style-name="ce14"/>
          <table:table-cell table:number-columns-repeated="16364" table:style-name="ce63"/>
        </table:table-row>
        <table:table-row table:style-name="ro14">
          <table:table-cell office:value-type="string" table:style-name="ce8">
            <text:p>Vorarlberg</text:p>
          </table:table-cell>
          <table:table-cell office:value-type="float" office:value="172436" table:style-name="ce55">
            <text:p>172,4<text:s/></text:p>
          </table:table-cell>
          <table:table-cell office:value-type="float" office:value="59312" table:style-name="ce55">
            <text:p>59,3<text:s/></text:p>
          </table:table-cell>
          <table:table-cell office:value-type="float" office:value="28066" table:style-name="ce55">
            <text:p>28,1<text:s/></text:p>
          </table:table-cell>
          <table:table-cell office:value-type="float" office:value="31247" table:style-name="ce55">
            <text:p>31,2<text:s/></text:p>
          </table:table-cell>
          <table:table-cell office:value-type="float" office:value="113123" table:style-name="ce107">
            <text:p>113,1<text:s/></text:p>
          </table:table-cell>
          <table:table-cell office:value-type="float" office:value="53226" table:style-name="ce55">
            <text:p>53,2<text:s/></text:p>
          </table:table-cell>
          <table:table-cell office:value-type="float" office:value="25550" table:style-name="ce55">
            <text:p>25,6<text:s/></text:p>
          </table:table-cell>
          <table:table-cell office:value-type="float" office:value="22966" table:style-name="ce55">
            <text:p>23,0<text:s/></text:p>
          </table:table-cell>
          <table:table-cell office:value-type="float" office:value="11381" table:style-name="ce55">
            <text:p>11,4<text:s/></text:p>
          </table:table-cell>
          <table:table-cell office:value-type="float" office:value="2.2915000000000001" table:style-name="ce45">
            <text:p>2,29<text:s/></text:p>
          </table:table-cell>
          <table:table-cell table:style-name="ce14"/>
          <table:table-cell table:number-columns-repeated="4" table:style-name="ce41"/>
          <table:table-cell table:number-columns-repeated="4" table:style-name="ce14"/>
          <table:table-cell table:number-columns-repeated="16364" table:style-name="ce63"/>
        </table:table-row>
        <table:table-row table:style-name="ro14">
          <table:table-cell office:value-type="string" table:style-name="ce8">
            <text:p>Wien</text:p>
          </table:table-cell>
          <table:table-cell office:value-type="float" office:value="925951" table:style-name="ce55">
            <text:p>926,0<text:s/></text:p>
          </table:table-cell>
          <table:table-cell office:value-type="float" office:value="414243" table:style-name="ce55">
            <text:p>414,2<text:s/></text:p>
          </table:table-cell>
          <table:table-cell office:value-type="float" office:value="188441" table:style-name="ce55">
            <text:p>188,4<text:s/></text:p>
          </table:table-cell>
          <table:table-cell office:value-type="float" office:value="225801" table:style-name="ce55">
            <text:p>225,8<text:s/></text:p>
          </table:table-cell>
          <table:table-cell office:value-type="float" office:value="511708" table:style-name="ce107">
            <text:p>511,7<text:s/></text:p>
          </table:table-cell>
          <table:table-cell office:value-type="float" office:value="265134" table:style-name="ce55">
            <text:p>265,1<text:s/></text:p>
          </table:table-cell>
          <table:table-cell office:value-type="float" office:value="118041" table:style-name="ce55">
            <text:p>118,0<text:s/></text:p>
          </table:table-cell>
          <table:table-cell office:value-type="float" office:value="80870" table:style-name="ce55">
            <text:p>80,9<text:s/></text:p>
          </table:table-cell>
          <table:table-cell office:value-type="float" office:value="47663" table:style-name="ce55">
            <text:p>47,7<text:s/></text:p>
          </table:table-cell>
          <table:table-cell office:value-type="float" office:value="2.0362" table:style-name="ce45">
            <text:p>2,04<text:s/></text:p>
          </table:table-cell>
          <table:table-cell table:style-name="ce14"/>
          <table:table-cell table:number-columns-repeated="4" table:style-name="ce41"/>
          <table:table-cell table:number-columns-repeated="4" table:style-name="ce14"/>
          <table:table-cell table:number-columns-repeated="16364" table:style-name="ce63"/>
        </table:table-row>
        <table:table-row table:style-name="ro14">
          <table:table-cell office:value-type="string" table:style-name="ce70">
            <text:p>Alter der Haushaltsreferenzperson (vollendete Jahre)</text:p>
          </table:table-cell>
          <table:table-cell table:number-columns-repeated="9" table:style-name="ce55"/>
          <table:table-cell table:style-name="ce69"/>
          <table:table-cell table:style-name="ce14"/>
          <table:table-cell table:number-columns-repeated="4" table:style-name="ce41"/>
          <table:table-cell table:number-columns-repeated="4" table:style-name="ce14"/>
          <table:table-cell table:number-columns-repeated="16364" table:style-name="ce63"/>
        </table:table-row>
        <table:table-row table:style-name="ro14">
          <table:table-cell office:value-type="string" table:style-name="ce8">
            <text:p>Unter 20</text:p>
          </table:table-cell>
          <table:table-cell office:value-type="float" office:value="2994" table:style-name="ce56">
            <text:p>(3,0)</text:p>
          </table:table-cell>
          <table:table-cell office:value-type="float" office:value="1989" table:style-name="ce58">
            <text:p>(x)</text:p>
          </table:table-cell>
          <table:table-cell office:value-type="float" office:value="780" table:style-name="ce108">
            <text:p>(x)</text:p>
          </table:table-cell>
          <table:table-cell office:value-type="float" office:value="1209" table:style-name="ce108">
            <text:p>(x)</text:p>
          </table:table-cell>
          <table:table-cell office:value-type="float" office:value="1005" table:style-name="ce108">
            <text:p>(x)</text:p>
          </table:table-cell>
          <table:table-cell office:value-type="float" office:value="523" table:style-name="ce49">
            <text:p>(x)</text:p>
          </table:table-cell>
          <table:table-cell office:value-type="float" office:value="252" table:style-name="ce49">
            <text:p>(x)</text:p>
          </table:table-cell>
          <table:table-cell office:value-type="float" office:value="182" table:style-name="ce49">
            <text:p>(x)</text:p>
          </table:table-cell>
          <table:table-cell office:value-type="float" office:value="49" table:style-name="ce49">
            <text:p>(x)</text:p>
          </table:table-cell>
          <table:table-cell office:value-type="float" office:value="1.6063000000000001" table:style-name="ce68">
            <text:p>(1,61)</text:p>
          </table:table-cell>
          <table:table-cell table:style-name="ce14"/>
          <table:table-cell table:number-columns-repeated="4" table:style-name="ce41"/>
          <table:table-cell table:number-columns-repeated="4" table:style-name="ce14"/>
          <table:table-cell table:number-columns-repeated="16364" table:style-name="ce63"/>
        </table:table-row>
        <table:table-row table:style-name="ro14">
          <table:table-cell office:value-type="string" table:style-name="ce8">
            <text:p>20 - 24</text:p>
          </table:table-cell>
          <table:table-cell office:value-type="float" office:value="96513" table:style-name="ce55">
            <text:p>96,5<text:s/></text:p>
          </table:table-cell>
          <table:table-cell office:value-type="float" office:value="54000" table:style-name="ce55">
            <text:p>54,0<text:s/></text:p>
          </table:table-cell>
          <table:table-cell office:value-type="float" office:value="28493" table:style-name="ce55">
            <text:p>28,5<text:s/></text:p>
          </table:table-cell>
          <table:table-cell office:value-type="float" office:value="25507" table:style-name="ce55">
            <text:p>25,5<text:s/></text:p>
          </table:table-cell>
          <table:table-cell office:value-type="float" office:value="42513" table:style-name="ce107">
            <text:p>42,5<text:s/></text:p>
          </table:table-cell>
          <table:table-cell office:value-type="float" office:value="28218" table:style-name="ce55">
            <text:p>28,2<text:s/></text:p>
          </table:table-cell>
          <table:table-cell office:value-type="float" office:value="7720" table:style-name="ce55">
            <text:p>7,7<text:s/></text:p>
          </table:table-cell>
          <table:table-cell office:value-type="float" office:value="2477" table:style-name="ce56">
            <text:p>(2,5)</text:p>
          </table:table-cell>
          <table:table-cell office:value-type="float" office:value="4098" table:style-name="ce65">
            <text:p>(4,1)</text:p>
          </table:table-cell>
          <table:table-cell office:value-type="float" office:value="1.7176" table:style-name="ce45">
            <text:p>1,72<text:s/></text:p>
          </table:table-cell>
          <table:table-cell table:style-name="ce14"/>
          <table:table-cell table:number-columns-repeated="4" table:style-name="ce41"/>
          <table:table-cell table:number-columns-repeated="4" table:style-name="ce14"/>
          <table:table-cell table:number-columns-repeated="16364" table:style-name="ce63"/>
        </table:table-row>
        <table:table-row table:style-name="ro14">
          <table:table-cell office:value-type="string" table:style-name="ce8">
            <text:p>25 - 29</text:p>
          </table:table-cell>
          <table:table-cell office:value-type="float" office:value="254523" table:style-name="ce55">
            <text:p>254,5<text:s/></text:p>
          </table:table-cell>
          <table:table-cell office:value-type="float" office:value="122093" table:style-name="ce55">
            <text:p>122,1<text:s/></text:p>
          </table:table-cell>
          <table:table-cell office:value-type="float" office:value="67408" table:style-name="ce55">
            <text:p>67,4<text:s/></text:p>
          </table:table-cell>
          <table:table-cell office:value-type="float" office:value="54685" table:style-name="ce55">
            <text:p>54,7<text:s/></text:p>
          </table:table-cell>
          <table:table-cell office:value-type="float" office:value="132430" table:style-name="ce107">
            <text:p>132,4<text:s/></text:p>
          </table:table-cell>
          <table:table-cell office:value-type="float" office:value="73363" table:style-name="ce55">
            <text:p>73,4<text:s/></text:p>
          </table:table-cell>
          <table:table-cell office:value-type="float" office:value="28065" table:style-name="ce55">
            <text:p>28,1<text:s/></text:p>
          </table:table-cell>
          <table:table-cell office:value-type="float" office:value="20038" table:style-name="ce55">
            <text:p>20,0<text:s/></text:p>
          </table:table-cell>
          <table:table-cell office:value-type="float" office:value="10964" table:style-name="ce67">
            <text:p>11,0<text:s/></text:p>
          </table:table-cell>
          <table:table-cell office:value-type="float" office:value="1.9378" table:style-name="ce45">
            <text:p>1,94<text:s/></text:p>
          </table:table-cell>
          <table:table-cell table:style-name="ce14"/>
          <table:table-cell table:number-columns-repeated="2" table:style-name="ce41"/>
          <table:table-cell table:number-columns-repeated="5" table:style-name="ce55"/>
          <table:table-cell table:style-name="ce14"/>
          <table:table-cell table:number-columns-repeated="16364" table:style-name="ce63"/>
        </table:table-row>
        <table:table-row table:style-name="ro14">
          <table:table-cell office:value-type="string" table:style-name="ce8">
            <text:p>30 - 34</text:p>
          </table:table-cell>
          <table:table-cell office:value-type="float" office:value="316631" table:style-name="ce55">
            <text:p>316,6<text:s/></text:p>
          </table:table-cell>
          <table:table-cell office:value-type="float" office:value="112888" table:style-name="ce55">
            <text:p>112,9<text:s/></text:p>
          </table:table-cell>
          <table:table-cell office:value-type="float" office:value="68778" table:style-name="ce55">
            <text:p>68,8<text:s/></text:p>
          </table:table-cell>
          <table:table-cell office:value-type="float" office:value="44110" table:style-name="ce55">
            <text:p>44,1<text:s/></text:p>
          </table:table-cell>
          <table:table-cell office:value-type="float" office:value="203744" table:style-name="ce107">
            <text:p>203,7<text:s/></text:p>
          </table:table-cell>
          <table:table-cell office:value-type="float" office:value="78784" table:style-name="ce55">
            <text:p>78,8<text:s/></text:p>
          </table:table-cell>
          <table:table-cell office:value-type="float" office:value="59044" table:style-name="ce55">
            <text:p>59,0<text:s/></text:p>
          </table:table-cell>
          <table:table-cell office:value-type="float" office:value="45188" table:style-name="ce55">
            <text:p>45,2<text:s/></text:p>
          </table:table-cell>
          <table:table-cell office:value-type="float" office:value="20727" table:style-name="ce55">
            <text:p>20,7<text:s/></text:p>
          </table:table-cell>
          <table:table-cell office:value-type="float" office:value="2.3275999999999999" table:style-name="ce45">
            <text:p>2,33<text:s/></text:p>
          </table:table-cell>
          <table:table-cell table:style-name="ce14"/>
          <table:table-cell table:number-columns-repeated="4" table:style-name="ce41"/>
          <table:table-cell table:number-columns-repeated="4" table:style-name="ce14"/>
          <table:table-cell table:number-columns-repeated="16364" table:style-name="ce63"/>
        </table:table-row>
        <table:table-row table:style-name="ro14">
          <table:table-cell office:value-type="string" table:style-name="ce8">
            <text:p>35 - 39</text:p>
          </table:table-cell>
          <table:table-cell office:value-type="float" office:value="344149" table:style-name="ce55">
            <text:p>344,1<text:s/></text:p>
          </table:table-cell>
          <table:table-cell office:value-type="float" office:value="94753" table:style-name="ce55">
            <text:p>94,8<text:s/></text:p>
          </table:table-cell>
          <table:table-cell office:value-type="float" office:value="59322" table:style-name="ce55">
            <text:p>59,3<text:s/></text:p>
          </table:table-cell>
          <table:table-cell office:value-type="float" office:value="35431" table:style-name="ce55">
            <text:p>35,4<text:s/></text:p>
          </table:table-cell>
          <table:table-cell office:value-type="float" office:value="249396" table:style-name="ce107">
            <text:p>249,4<text:s/></text:p>
          </table:table-cell>
          <table:table-cell office:value-type="float" office:value="56424" table:style-name="ce55">
            <text:p>56,4<text:s/></text:p>
          </table:table-cell>
          <table:table-cell office:value-type="float" office:value="69824" table:style-name="ce55">
            <text:p>69,8<text:s/></text:p>
          </table:table-cell>
          <table:table-cell office:value-type="float" office:value="82983" table:style-name="ce55">
            <text:p>83,0<text:s/></text:p>
          </table:table-cell>
          <table:table-cell office:value-type="float" office:value="40165" table:style-name="ce55">
            <text:p>40,2<text:s/></text:p>
          </table:table-cell>
          <table:table-cell office:value-type="float" office:value="2.8012999999999999" table:style-name="ce45">
            <text:p>2,80<text:s/></text:p>
          </table:table-cell>
          <table:table-cell table:style-name="ce14"/>
          <table:table-cell table:number-columns-repeated="4" table:style-name="ce41"/>
          <table:table-cell table:number-columns-repeated="4" table:style-name="ce14"/>
          <table:table-cell table:number-columns-repeated="16364" table:style-name="ce63"/>
        </table:table-row>
        <table:table-row table:style-name="ro14">
          <table:table-cell office:value-type="string" table:style-name="ce8">
            <text:p>40 - 44</text:p>
          </table:table-cell>
          <table:table-cell office:value-type="float" office:value="339589" table:style-name="ce55">
            <text:p>339,6<text:s/></text:p>
          </table:table-cell>
          <table:table-cell office:value-type="float" office:value="81375" table:style-name="ce55">
            <text:p>81,4<text:s/></text:p>
          </table:table-cell>
          <table:table-cell office:value-type="float" office:value="52066" table:style-name="ce55">
            <text:p>52,1<text:s/></text:p>
          </table:table-cell>
          <table:table-cell office:value-type="float" office:value="29308" table:style-name="ce55">
            <text:p>29,3<text:s/></text:p>
          </table:table-cell>
          <table:table-cell office:value-type="float" office:value="258214" table:style-name="ce107">
            <text:p>258,2<text:s/></text:p>
          </table:table-cell>
          <table:table-cell office:value-type="float" office:value="53137" table:style-name="ce55">
            <text:p>53,1<text:s/></text:p>
          </table:table-cell>
          <table:table-cell office:value-type="float" office:value="65019" table:style-name="ce55">
            <text:p>65,0<text:s/></text:p>
          </table:table-cell>
          <table:table-cell office:value-type="float" office:value="87433" table:style-name="ce55">
            <text:p>87,4<text:s/></text:p>
          </table:table-cell>
          <table:table-cell office:value-type="float" office:value="52625" table:style-name="ce55">
            <text:p>52,6<text:s/></text:p>
          </table:table-cell>
          <table:table-cell office:value-type="float" office:value="2.9965999999999999" table:style-name="ce45">
            <text:p>3,00<text:s/></text:p>
          </table:table-cell>
          <table:table-cell table:style-name="ce14"/>
          <table:table-cell table:number-columns-repeated="4" table:style-name="ce41"/>
          <table:table-cell table:number-columns-repeated="4" table:style-name="ce14"/>
          <table:table-cell table:number-columns-repeated="16364" table:style-name="ce63"/>
        </table:table-row>
        <table:table-row table:style-name="ro14">
          <table:table-cell office:value-type="string" table:style-name="ce8">
            <text:p>45 - 49</text:p>
          </table:table-cell>
          <table:table-cell office:value-type="float" office:value="359811" table:style-name="ce55">
            <text:p>359,8<text:s/></text:p>
          </table:table-cell>
          <table:table-cell office:value-type="float" office:value="89107" table:style-name="ce55">
            <text:p>89,1<text:s/></text:p>
          </table:table-cell>
          <table:table-cell office:value-type="float" office:value="55849" table:style-name="ce55">
            <text:p>55,8<text:s/></text:p>
          </table:table-cell>
          <table:table-cell office:value-type="float" office:value="33258" table:style-name="ce55">
            <text:p>33,3<text:s/></text:p>
          </table:table-cell>
          <table:table-cell office:value-type="float" office:value="270703" table:style-name="ce107">
            <text:p>270,7<text:s/></text:p>
          </table:table-cell>
          <table:table-cell office:value-type="float" office:value="70076" table:style-name="ce55">
            <text:p>70,1<text:s/></text:p>
          </table:table-cell>
          <table:table-cell office:value-type="float" office:value="71904" table:style-name="ce55">
            <text:p>71,9<text:s/></text:p>
          </table:table-cell>
          <table:table-cell office:value-type="float" office:value="83097" table:style-name="ce55">
            <text:p>83,1<text:s/></text:p>
          </table:table-cell>
          <table:table-cell office:value-type="float" office:value="45626" table:style-name="ce55">
            <text:p>45,6<text:s/></text:p>
          </table:table-cell>
          <table:table-cell office:value-type="float" office:value="2.8441999999999998" table:style-name="ce45">
            <text:p>2,84<text:s/></text:p>
          </table:table-cell>
          <table:table-cell table:style-name="ce14"/>
          <table:table-cell table:number-columns-repeated="4" table:style-name="ce41"/>
          <table:table-cell table:number-columns-repeated="4" table:style-name="ce14"/>
          <table:table-cell table:number-columns-repeated="16364" table:style-name="ce63"/>
        </table:table-row>
        <table:table-row table:style-name="ro14">
          <table:table-cell office:value-type="string" table:style-name="ce8">
            <text:p>50 - 54</text:p>
          </table:table-cell>
          <table:table-cell office:value-type="float" office:value="425392" table:style-name="ce55">
            <text:p>425,4<text:s/></text:p>
          </table:table-cell>
          <table:table-cell office:value-type="float" office:value="124092" table:style-name="ce55">
            <text:p>124,1<text:s/></text:p>
          </table:table-cell>
          <table:table-cell office:value-type="float" office:value="72561" table:style-name="ce55">
            <text:p>72,6<text:s/></text:p>
          </table:table-cell>
          <table:table-cell office:value-type="float" office:value="51530" table:style-name="ce55">
            <text:p>51,5<text:s/></text:p>
          </table:table-cell>
          <table:table-cell office:value-type="float" office:value="301300" table:style-name="ce107">
            <text:p>301,3<text:s/></text:p>
          </table:table-cell>
          <table:table-cell office:value-type="float" office:value="111644" table:style-name="ce55">
            <text:p>111,6<text:s/></text:p>
          </table:table-cell>
          <table:table-cell office:value-type="float" office:value="88785" table:style-name="ce55">
            <text:p>88,8<text:s/></text:p>
          </table:table-cell>
          <table:table-cell office:value-type="float" office:value="69095" table:style-name="ce55">
            <text:p>69,1<text:s/></text:p>
          </table:table-cell>
          <table:table-cell office:value-type="float" office:value="31776" table:style-name="ce55">
            <text:p>31,8<text:s/></text:p>
          </table:table-cell>
          <table:table-cell office:value-type="float" office:value="2.4929999999999999" table:style-name="ce45">
            <text:p>2,49<text:s/></text:p>
          </table:table-cell>
          <table:table-cell table:style-name="ce14"/>
          <table:table-cell table:number-columns-repeated="4" table:style-name="ce41"/>
          <table:table-cell table:number-columns-repeated="4" table:style-name="ce14"/>
          <table:table-cell table:number-columns-repeated="16364" table:style-name="ce63"/>
        </table:table-row>
        <table:table-row table:style-name="ro14">
          <table:table-cell office:value-type="string" table:style-name="ce8">
            <text:p>55 - 59</text:p>
          </table:table-cell>
          <table:table-cell office:value-type="float" office:value="441276" table:style-name="ce55">
            <text:p>441,3<text:s/></text:p>
          </table:table-cell>
          <table:table-cell office:value-type="float" office:value="148580" table:style-name="ce55">
            <text:p>148,6<text:s/></text:p>
          </table:table-cell>
          <table:table-cell office:value-type="float" office:value="69546" table:style-name="ce55">
            <text:p>69,5<text:s/></text:p>
          </table:table-cell>
          <table:table-cell office:value-type="float" office:value="79034" table:style-name="ce55">
            <text:p>79,0<text:s/></text:p>
          </table:table-cell>
          <table:table-cell office:value-type="float" office:value="292696" table:style-name="ce107">
            <text:p>292,7<text:s/></text:p>
          </table:table-cell>
          <table:table-cell office:value-type="float" office:value="150233" table:style-name="ce55">
            <text:p>150,2<text:s/></text:p>
          </table:table-cell>
          <table:table-cell office:value-type="float" office:value="85185" table:style-name="ce55">
            <text:p>85,2<text:s/></text:p>
          </table:table-cell>
          <table:table-cell office:value-type="float" office:value="36231" table:style-name="ce55">
            <text:p>36,2<text:s/></text:p>
          </table:table-cell>
          <table:table-cell office:value-type="float" office:value="21048" table:style-name="ce55">
            <text:p>21,0<text:s/></text:p>
          </table:table-cell>
          <table:table-cell office:value-type="float" office:value="2.1796000000000002" table:style-name="ce45">
            <text:p>2,18<text:s/></text:p>
          </table:table-cell>
          <table:table-cell table:style-name="ce14"/>
          <table:table-cell table:number-columns-repeated="3" table:style-name="ce41"/>
          <table:table-cell table:style-name="ce66"/>
          <table:table-cell table:number-columns-repeated="4" table:style-name="ce14"/>
          <table:table-cell table:number-columns-repeated="16364" table:style-name="ce63"/>
        </table:table-row>
        <table:table-row table:style-name="ro14">
          <table:table-cell office:value-type="string" table:style-name="ce8">
            <text:p>60 - 64</text:p>
          </table:table-cell>
          <table:table-cell office:value-type="float" office:value="375948" table:style-name="ce55">
            <text:p>375,9<text:s/></text:p>
          </table:table-cell>
          <table:table-cell office:value-type="float" office:value="131026" table:style-name="ce55">
            <text:p>131,0<text:s/></text:p>
          </table:table-cell>
          <table:table-cell office:value-type="float" office:value="54064" table:style-name="ce55">
            <text:p>54,1<text:s/></text:p>
          </table:table-cell>
          <table:table-cell office:value-type="float" office:value="76962" table:style-name="ce55">
            <text:p>77,0<text:s/></text:p>
          </table:table-cell>
          <table:table-cell office:value-type="float" office:value="244922" table:style-name="ce107">
            <text:p>244,9<text:s/></text:p>
          </table:table-cell>
          <table:table-cell office:value-type="float" office:value="168634" table:style-name="ce55">
            <text:p>168,6<text:s/></text:p>
          </table:table-cell>
          <table:table-cell office:value-type="float" office:value="51989" table:style-name="ce55">
            <text:p>52,0<text:s/></text:p>
          </table:table-cell>
          <table:table-cell office:value-type="float" office:value="14924" table:style-name="ce55">
            <text:p>14,9<text:s/></text:p>
          </table:table-cell>
          <table:table-cell office:value-type="float" office:value="9374" table:style-name="ce55">
            <text:p>9,4<text:s/></text:p>
          </table:table-cell>
          <table:table-cell office:value-type="float" office:value="1.9571000000000001" table:style-name="ce45">
            <text:p>1,96<text:s/></text:p>
          </table:table-cell>
          <table:table-cell table:style-name="ce14"/>
          <table:table-cell table:number-columns-repeated="4" table:style-name="ce41"/>
          <table:table-cell table:number-columns-repeated="4" table:style-name="ce14"/>
          <table:table-cell table:number-columns-repeated="16364" table:style-name="ce63"/>
        </table:table-row>
        <table:table-row table:style-name="ro14">
          <table:table-cell office:value-type="string" table:style-name="ce8">
            <text:p>65 - 69</text:p>
          </table:table-cell>
          <table:table-cell office:value-type="float" office:value="287979" table:style-name="ce55">
            <text:p>288,0<text:s/></text:p>
          </table:table-cell>
          <table:table-cell office:value-type="float" office:value="128946" table:style-name="ce55">
            <text:p>128,9<text:s/></text:p>
          </table:table-cell>
          <table:table-cell office:value-type="float" office:value="47805" table:style-name="ce55">
            <text:p>47,8<text:s/></text:p>
          </table:table-cell>
          <table:table-cell office:value-type="float" office:value="81141" table:style-name="ce55">
            <text:p>81,1<text:s/></text:p>
          </table:table-cell>
          <table:table-cell office:value-type="float" office:value="159033" table:style-name="ce107">
            <text:p>159,0<text:s/></text:p>
          </table:table-cell>
          <table:table-cell office:value-type="float" office:value="125022" table:style-name="ce55">
            <text:p>125,0<text:s/></text:p>
          </table:table-cell>
          <table:table-cell office:value-type="float" office:value="24698" table:style-name="ce55">
            <text:p>24,7<text:s/></text:p>
          </table:table-cell>
          <table:table-cell office:value-type="float" office:value="6534" table:style-name="ce57">
            <text:p>(6,5)</text:p>
          </table:table-cell>
          <table:table-cell office:value-type="float" office:value="2779" table:style-name="ce58">
            <text:p>(x)</text:p>
          </table:table-cell>
          <table:table-cell office:value-type="float" office:value="1.7170000000000001" table:style-name="ce45">
            <text:p>1,72<text:s/></text:p>
          </table:table-cell>
          <table:table-cell table:style-name="ce14"/>
          <table:table-cell table:number-columns-repeated="4" table:style-name="ce41"/>
          <table:table-cell table:number-columns-repeated="4" table:style-name="ce14"/>
          <table:table-cell table:number-columns-repeated="16364" table:style-name="ce63"/>
        </table:table-row>
        <table:table-row table:style-name="ro14">
          <table:table-cell office:value-type="string" table:style-name="ce8">
            <text:p>70 - 74</text:p>
          </table:table-cell>
          <table:table-cell office:value-type="float" office:value="240372" table:style-name="ce55">
            <text:p>240,4<text:s/></text:p>
          </table:table-cell>
          <table:table-cell office:value-type="float" office:value="119731" table:style-name="ce55">
            <text:p>119,7<text:s/></text:p>
          </table:table-cell>
          <table:table-cell office:value-type="float" office:value="37347" table:style-name="ce55">
            <text:p>37,3<text:s/></text:p>
          </table:table-cell>
          <table:table-cell office:value-type="float" office:value="82384" table:style-name="ce55">
            <text:p>82,4<text:s/></text:p>
          </table:table-cell>
          <table:table-cell office:value-type="float" office:value="120641" table:style-name="ce107">
            <text:p>120,6<text:s/></text:p>
          </table:table-cell>
          <table:table-cell office:value-type="float" office:value="103270" table:style-name="ce55">
            <text:p>103,3<text:s/></text:p>
          </table:table-cell>
          <table:table-cell office:value-type="float" office:value="15145" table:style-name="ce55">
            <text:p>15,1<text:s/></text:p>
          </table:table-cell>
          <table:table-cell office:value-type="float" office:value="1640" table:style-name="ce49">
            <text:p>(x)</text:p>
          </table:table-cell>
          <table:table-cell office:value-type="float" office:value="585" table:style-name="ce49">
            <text:p>(x)</text:p>
          </table:table-cell>
          <table:table-cell office:value-type="float" office:value="1.5872999999999999" table:style-name="ce45">
            <text:p>1,59<text:s/></text:p>
          </table:table-cell>
          <table:table-cell table:style-name="ce14"/>
          <table:table-cell table:number-columns-repeated="4" table:style-name="ce41"/>
          <table:table-cell table:number-columns-repeated="4" table:style-name="ce14"/>
          <table:table-cell table:number-columns-repeated="16364" table:style-name="ce63"/>
        </table:table-row>
        <table:table-row table:style-name="ro14">
          <table:table-cell office:value-type="string" table:style-name="ce8">
            <text:p>75 - 79</text:p>
          </table:table-cell>
          <table:table-cell office:value-type="float" office:value="213936" table:style-name="ce55">
            <text:p>213,9<text:s/></text:p>
          </table:table-cell>
          <table:table-cell office:value-type="float" office:value="111965" table:style-name="ce55">
            <text:p>112,0<text:s/></text:p>
          </table:table-cell>
          <table:table-cell office:value-type="float" office:value="31468" table:style-name="ce55">
            <text:p>31,5<text:s/></text:p>
          </table:table-cell>
          <table:table-cell office:value-type="float" office:value="80498" table:style-name="ce55">
            <text:p>80,5<text:s/></text:p>
          </table:table-cell>
          <table:table-cell office:value-type="float" office:value="101970" table:style-name="ce107">
            <text:p>102,0<text:s/></text:p>
          </table:table-cell>
          <table:table-cell office:value-type="float" office:value="92185" table:style-name="ce55">
            <text:p>92,2<text:s/></text:p>
          </table:table-cell>
          <table:table-cell office:value-type="float" office:value="9481" table:style-name="ce55">
            <text:p>9,5<text:s/></text:p>
          </table:table-cell>
          <table:table-cell office:value-type="float" office:value="265" table:style-name="ce49">
            <text:p>(x)</text:p>
          </table:table-cell>
          <table:table-cell office:value-type="float" office:value="39" table:style-name="ce49">
            <text:p>(x)</text:p>
          </table:table-cell>
          <table:table-cell office:value-type="float" office:value="1.524" table:style-name="ce45">
            <text:p>1,52<text:s/></text:p>
          </table:table-cell>
          <table:table-cell table:style-name="ce14"/>
          <table:table-cell table:number-columns-repeated="4" table:style-name="ce41"/>
          <table:table-cell table:number-columns-repeated="4" table:style-name="ce14"/>
          <table:table-cell table:number-columns-repeated="16364" table:style-name="ce63"/>
        </table:table-row>
        <table:table-row table:style-name="ro14">
          <table:table-cell office:value-type="string" table:style-name="ce8">
            <text:p>80 - 84</text:p>
          </table:table-cell>
          <table:table-cell office:value-type="float" office:value="181955" table:style-name="ce55">
            <text:p>182,0<text:s/></text:p>
          </table:table-cell>
          <table:table-cell office:value-type="float" office:value="105514" table:style-name="ce55">
            <text:p>105,5<text:s/></text:p>
          </table:table-cell>
          <table:table-cell office:value-type="float" office:value="28319" table:style-name="ce55">
            <text:p>28,3<text:s/></text:p>
          </table:table-cell>
          <table:table-cell office:value-type="float" office:value="77195" table:style-name="ce55">
            <text:p>77,2<text:s/></text:p>
          </table:table-cell>
          <table:table-cell office:value-type="float" office:value="76440" table:style-name="ce109">
            <text:p>76,4<text:s/></text:p>
          </table:table-cell>
          <table:table-cell office:value-type="float" office:value="72540" table:style-name="ce55">
            <text:p>72,5<text:s/></text:p>
          </table:table-cell>
          <table:table-cell office:value-type="float" office:value="3766" table:style-name="ce65">
            <text:p>(3,8)</text:p>
          </table:table-cell>
          <table:table-cell office:value-type="float" office:value="74" table:style-name="ce49">
            <text:p>(x)</text:p>
          </table:table-cell>
          <table:table-cell office:value-type="float" office:value="60" table:style-name="ce49">
            <text:p>(x)</text:p>
          </table:table-cell>
          <table:table-cell office:value-type="float" office:value="1.4426000000000001" table:style-name="ce45">
            <text:p>1,44<text:s/></text:p>
          </table:table-cell>
          <table:table-cell table:style-name="ce14"/>
          <table:table-cell table:number-columns-repeated="4" table:style-name="ce41"/>
          <table:table-cell table:number-columns-repeated="4" table:style-name="ce14"/>
          <table:table-cell table:number-columns-repeated="16364" table:style-name="ce63"/>
        </table:table-row>
        <table:table-row table:style-name="ro14">
          <table:table-cell office:value-type="string" table:style-name="ce8">
            <text:p>85 und mehr</text:p>
          </table:table-cell>
          <table:table-cell office:value-type="float" office:value="138677" table:style-name="ce55">
            <text:p>138,7<text:s/></text:p>
          </table:table-cell>
          <table:table-cell office:value-type="float" office:value="99676" table:style-name="ce55">
            <text:p>99,7<text:s/></text:p>
          </table:table-cell>
          <table:table-cell office:value-type="float" office:value="21013" table:style-name="ce55">
            <text:p>21,0<text:s/></text:p>
          </table:table-cell>
          <table:table-cell office:value-type="float" office:value="78663" table:style-name="ce55">
            <text:p>78,7<text:s/></text:p>
          </table:table-cell>
          <table:table-cell office:value-type="float" office:value="39001" table:style-name="ce55">
            <text:p>39,0<text:s/></text:p>
          </table:table-cell>
          <table:table-cell office:value-type="float" office:value="37979" table:style-name="ce55">
            <text:p>38,0<text:s/></text:p>
          </table:table-cell>
          <table:table-cell office:value-type="float" office:value="862" table:style-name="ce49">
            <text:p>(x)</text:p>
          </table:table-cell>
          <table:table-cell office:value-type="float" office:value="160" table:style-name="ce64">
            <text:p>(x)</text:p>
          </table:table-cell>
          <table:table-cell office:value-type="string" table:style-name="ce72">
            <text:p>.</text:p>
          </table:table-cell>
          <table:table-cell office:value-type="float" office:value="1.2898000000000001" table:style-name="ce45">
            <text:p>1,29<text:s/></text:p>
          </table:table-cell>
          <table:table-cell table:style-name="ce14"/>
          <table:table-cell table:number-columns-repeated="4" table:style-name="ce41"/>
          <table:table-cell table:number-columns-repeated="4" table:style-name="ce14"/>
          <table:table-cell table:number-columns-repeated="16364" table:style-name="ce63"/>
        </table:table-row>
        <table:table-row table:style-name="ro15">
          <table:table-cell office:value-type="string" table:number-columns-spanned="11" table:number-rows-spanned="1" table:style-name="ce92">
            <text:p>Q: STATISTIK AUSTRIA, Mikrozensus-Arbeitskräfteerhebung 2021 (Durchschnitt aller Wochen eines Jahres). Erstellt am 18.03.2022. ( ) Werte mit weniger als hochgerechnet 6.000 Haushalten für Österreich, (Burgenland 2.000, Kärnten 3.000, Niederösterreich 7.000, Oberösterreich 7.000, Salzburg 3.000, Steiermark 6.000, Tirol 4.000, Vorarlberg 2.000 und Wien 8.000) sind sehr stark zufallsbehaftet. - (x) Werte mit weniger als 3.000 Haushalten für Österreich, (Burgenland 1.000, Kärnten 1.000, Niederösterreich 3.000, Oberösterreich 3.000, Salzburg 1.000, Steiermark 3.000, Tirol 2.000, Vorarlberg 1.000 und Wien 4.000) sind statistisch nicht interpretierbar.</text:p>
          </table:table-cell>
          <table:covered-table-cell table:number-columns-repeated="10"/>
          <table:table-cell table:style-name="ce14"/>
          <table:table-cell table:number-columns-repeated="4" table:style-name="ce41"/>
          <table:table-cell table:number-columns-repeated="4" table:style-name="ce14"/>
          <table:table-cell table:number-columns-repeated="16364" table:style-name="ce63"/>
        </table:table-row>
        <table:table-row table:number-rows-repeated="1048546" table:style-name="ro5">
          <table:table-cell table:number-columns-repeated="16384"/>
        </table:table-row>
      </table:table>
      <table:named-expressions>
        <table:named-expression table:name="_3d8ad378_STF_Dekoration_1_CN1" table:expression="of:=['4'.$A$4]~['4'.$A$14]" table:base-cell-address="Tabellenverzeichnis.$A$1"/>
        <table:named-range table:name="_3d8ad378_STF_Fuss_1_CN2" table:cell-range-address="4.$A$30:4.$K$30" table:base-cell-address="4.$A$1"/>
        <table:named-range table:name="_3d8ad378_STF_Gesamtsumme_1_CN1" table:cell-range-address="4.$A$3" table:base-cell-address="4.$A$1"/>
        <table:named-range table:name="_3d8ad378_STF_Gesamtsumme_1_CN2" table:cell-range-address="4.$B$3:4.$K$3" table:base-cell-address="4.$A$1"/>
        <table:named-range table:name="_3d8ad378_STF_Tabellenkopf_1_CN1" table:cell-range-address="4.$A$2:4.$K$2" table:base-cell-address="4.$A$1"/>
        <table:named-range table:name="_3d8ad378_STF_Titel_1_CN1" table:cell-range-address="4.$A$1:4.$K$1" table:base-cell-address="4.$A$1"/>
        <table:named-range table:name="_3d8ad378_STF_Vorspalte_1_CN1" table:cell-range-address="4.$A$3:4.$A$29" table:base-cell-address="4.$A$1"/>
        <table:named-range table:name="_4de027f7_STF_Dekoration_1_CN19" table:cell-range-address="1.$A$13" table:base-cell-address="1.$A$1"/>
        <table:named-range table:name="_4de027f7_STF_Dekoration_1_CN20" table:cell-range-address="1.$A$3" table:base-cell-address="1.$A$1"/>
        <table:named-range table:name="_4de027f7_STF_Dekoration_1_CN21" table:cell-range-address="1.$A$13" table:base-cell-address="1.$A$1"/>
        <table:named-range table:name="_4de027f7_STF_Dekoration_1_CN22" table:cell-range-address="1.$A$23" table:base-cell-address="1.$A$1"/>
        <table:named-range table:name="_4de027f7_STF_Dekoration_1_CN23" table:cell-range-address="1.$A$13" table:base-cell-address="1.$A$1"/>
        <table:named-range table:name="_4de027f7_STF_Dekoration_1_CN24" table:cell-range-address="1.$A$23" table:base-cell-address="1.$A$1"/>
        <table:named-range table:name="_4de027f7_STF_Fuss_1_CN1" table:cell-range-address="1.$A$34:1.$I$34" table:base-cell-address="1.$A$1"/>
        <table:named-range table:name="_4de027f7_STF_Gesamtsumme_1_CN3" table:cell-range-address="1.$B$3:1.$G$3" table:base-cell-address="1.$A$1"/>
        <table:named-range table:name="_4de027f7_STF_Gesamtsumme_1_CN4" table:cell-range-address="1.$H$3:1.$I$3" table:base-cell-address="1.$A$1"/>
        <table:named-range table:name="_4de027f7_STF_Tabellenkopf_1_CN4" table:cell-range-address="1.$A$2:1.$H$2" table:base-cell-address="1.$A$1"/>
        <table:named-range table:name="_4de027f7_STF_Tabellenkopf_1_CN5" table:cell-range-address="1.$A$2:1.$H$2" table:base-cell-address="1.$A$1"/>
        <table:named-range table:name="_4de027f7_STF_Tabellenkopf_1_CN6" table:cell-range-address="1.$I$2" table:base-cell-address="1.$A$1"/>
        <table:named-range table:name="_4de027f7_STF_Titel_1_CN1" table:cell-range-address="1.$A$1:1.$I$1" table:base-cell-address="1.$A$1"/>
        <table:named-range table:name="_4de027f7_STF_Vorspalte_1_CN27" table:cell-range-address="1.$A$4:1.$A$12" table:base-cell-address="1.$A$1"/>
        <table:named-range table:name="_4de027f7_STF_Vorspalte_1_CN28" table:cell-range-address="1.$A$14:1.$A$22" table:base-cell-address="1.$A$1"/>
        <table:named-range table:name="_4de027f7_STF_Vorspalte_1_CN29" table:cell-range-address="1.$A$24:1.$A$33" table:base-cell-address="1.$A$1"/>
        <table:named-range table:name="_4de027f7_STF_Vorspalte_1_CN30" table:cell-range-address="1.$A$3:1.$A$12" table:base-cell-address="1.$A$1"/>
        <table:named-range table:name="_4de027f7_STF_Vorspalte_1_CN31" table:cell-range-address="1.$A$14:1.$A$22" table:base-cell-address="1.$A$1"/>
        <table:named-range table:name="_4de027f7_STF_Vorspalte_1_CN32" table:cell-range-address="1.$A$13" table:base-cell-address="1.$A$1"/>
        <table:named-range table:name="_4de027f7_STF_Vorspalte_1_CN33" table:cell-range-address="1.$A$23" table:base-cell-address="1.$A$1"/>
        <table:named-expression table:name="_768c8b07_STF_Dekoration_1_CN1" table:expression="of:=['3'.$A$4]~['3'.$A$11]~['3'.$A$21]" table:base-cell-address="Tabellenverzeichnis.$A$1"/>
        <table:named-range table:name="_768c8b07_STF_Fuss_1_CN2" table:cell-range-address="3.$A$32:3.$I$32" table:base-cell-address="3.$A$1"/>
        <table:named-range table:name="_768c8b07_STF_Gesamtsumme_1_CN1" table:cell-range-address="3.$A$3" table:base-cell-address="3.$A$1"/>
        <table:named-range table:name="_768c8b07_STF_Gesamtsumme_1_CN2" table:cell-range-address="3.$B$3:3.$I$3" table:base-cell-address="3.$A$1"/>
        <table:named-range table:name="_768c8b07_STF_Tabellenkopf_1_CN1" table:cell-range-address="3.$A$2:3.$I$2" table:base-cell-address="3.$A$1"/>
        <table:named-range table:name="_768c8b07_STF_Titel_1_CN1" table:cell-range-address="3.$A$1:3.$I$1" table:base-cell-address="3.$A$1"/>
        <table:named-range table:name="_768c8b07_STF_Vorspalte_1_CN1" table:cell-range-address="3.$A$3:3.$A$31" table:base-cell-address="3.$A$1"/>
        <table:named-range table:name="_e15e528f_STF_Fuss_1_CN1" table:cell-range-address="2.$A$28:2.$G$28" table:base-cell-address="2.$A$1"/>
        <table:named-range table:name="_e15e528f_STF_Fuss_1_CN2" table:cell-range-address="2.$A$28:2.$I$28" table:base-cell-address="2.$A$1"/>
        <table:named-range table:name="_e15e528f_STF_Gesamtsumme_1_CN1" table:cell-range-address="2.$A$3:2.$I$3" table:base-cell-address="2.$A$1"/>
        <table:named-range table:name="_e15e528f_STF_Tabellenkopf_1_CN1" table:cell-range-address="2.$A$2:2.$I$2" table:base-cell-address="2.$A$1"/>
        <table:named-range table:name="_e15e528f_STF_Titel_1_CN1" table:cell-range-address="2.$A$1" table:base-cell-address="2.$A$1"/>
        <table:named-range table:name="_e15e528f_STF_Vorspalte_1_CN1" table:cell-range-address="2.$A$4:2.$A$27" table:base-cell-address="2.$A$1"/>
        <table:named-range table:name="_e15e528f_STF_Vorspalte_1_CN2" table:cell-range-address="2.$A$3" table:base-cell-address="2.$A$1"/>
        <table:named-range table:name="_e15e528f_STF_Vorspalte_1_CN3" table:cell-range-address="2.$A$4" table:base-cell-address="2.$A$1"/>
        <table:named-range table:name="_e15e528f_STF_Vorspalte_1_CN4" table:cell-range-address="2.$A$4" table:base-cell-address="2.$A$1"/>
        <table:named-range table:name="_e15e528f_STF_Zwischensumme_1_CN13" table:cell-range-address="2.$A$5:2.$I$5" table:base-cell-address="2.$A$1"/>
        <table:named-range table:name="_e15e528f_STF_Zwischensumme_1_CN14" table:cell-range-address="2.$A$22:2.$I$22" table:base-cell-address="2.$A$1"/>
        <table:named-range table:name="_e15e528f_STF_Zwischensumme_1_CN15" table:cell-range-address="2.$A$23:2.$I$23" table:base-cell-address="2.$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styles>
    <number:number-style style:name="N0">
      <number:number number:min-integer-digits="1"/>
    </number:number-style>
    <number:number-style style:name="N2">
      <number:number number:decimal-places="2" number:min-integer-digits="1"/>
    </number:number-style>
    <number:percentage-style style:name="N13">
      <number:number number:decimal-places="0" number:min-integer-digits="1"/>
      <number:text>%</number:text>
    </number:percentage-style>
    <number:text-style style:name="N30">
      <number:text-content/>
    </number:text-style>
    <number:number-style style:name="N36">
      <number:number number:decimal-places="0" number:min-integer-digits="1" number:grouping="true" number:display-factor="1000">
        <number:embedded-text number:position="0"> </number:embedded-text>
      </number:number>
    </number:number-style>
    <number:number-style style:name="N37">
      <number:number number:decimal-places="1" number:min-integer-digits="1"/>
    </number:number-style>
    <number:number-style style:name="N38">
      <number:text>(</number:text>
      <number:number number:decimal-places="0" number:min-integer-digits="1" number:grouping="true" number:display-factor="1000">
        <number:embedded-text number:position="0">)</number:embedded-text>
      </number:number>
    </number:number-style>
    <number:text-style style:name="N39">
      <number:text>(x) </number:text>
    </number:text-style>
    <number:text-style style:name="N40">
      <number:text>            </number:text>
      <number:text-content/>
    </number:text-style>
    <number:number-style style:name="N41">
      <number:number number:decimal-places="1" number:min-integer-digits="1" number:grouping="true"/>
    </number:number-style>
    <number:text-style style:name="N42">
      <number:text>      </number:text>
      <number:text-content/>
    </number:text-style>
    <number:text-style style:name="N43">
      <number:text-content/>
      <number:text>    </number:text>
    </number:text-style>
    <number:percentage-style style:name="N44">
      <number:number number:decimal-places="1" number:min-integer-digits="1"/>
      <number:text>%</number:text>
    </number:percentage-style>
    <number:number-style style:name="N45P0">
      <number:text> </number:text>
      <number:number number:decimal-places="2" number:min-integer-digits="1" number:grouping="true"/>
      <number:text> </number:text>
    </number:number-style>
    <number:number-style style:name="N45P1">
      <number:text>-</number:text>
      <number:number number:decimal-places="2" number:min-integer-digits="1" number:grouping="true"/>
      <number:text> </number:text>
    </number:number-style>
    <number:number-style style:name="N45P2">
      <number:text> -</number:text>
      <number:number number:decimal-places="0" number:min-integer-digits="2">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number-style style:name="N46">
      <number:number number:decimal-places="2" number:min-integer-digits="1"/>
      <number:text> </number:text>
    </number:number-style>
    <number:number-style style:name="N47">
      <number:number number:decimal-places="1" number:min-integer-digits="1" number:grouping="true" number:display-factor="1000"/>
    </number:number-style>
    <number:number-style style:name="N48">
      <number:number number:decimal-places="1" number:min-integer-digits="1"/>
      <number:text> </number:text>
    </number:number-style>
    <number:number-style style:name="N49P0">
      <number:text>(</number:text>
      <number:number number:decimal-places="1" number:min-integer-digits="1" number:grouping="true"/>
      <number:text>)</number:text>
    </number:number-style>
    <number:number-style style:name="N49P1">
      <number:text>(-</number:text>
      <number:number number:decimal-places="1" number:min-integer-digits="1" number:grouping="true"/>
      <number:text>)</number:text>
    </number:number-style>
    <number:text-style style:name="N49">
      <number:text-content/>
      <number:text> </number:text>
      <style:map style:condition="value()&gt;=0" style:apply-style-name="N49P0"/>
      <style:map style:condition="value()&lt;0" style:apply-style-name="N49P1"/>
    </number:text-style>
    <number:number-style style:name="N50">
      <number:text>(</number:text>
      <number:number number:decimal-places="2" number:min-integer-digits="1"/>
      <number:text>)</number:text>
    </number:number-style>
    <number:text-style style:name="N51">
      <number:text>(x)</number:text>
    </number:text-style>
    <number:text-style style:name="N52P0">
      <number:text>(x)</number:text>
    </number:text-style>
    <number:text-style style:name="N52">
      <number:text>(x)</number:text>
      <style:map style:condition="value()&gt;=0" style:apply-style-name="N52P0"/>
    </number:text-style>
    <number:number-style style:name="N53">
      <number:number number:decimal-places="1" number:min-integer-digits="1" number:grouping="true" number:display-factor="1000"/>
      <number:text> </number:text>
    </number:number-style>
    <number:number-style style:name="N54">
      <number:text>(</number:text>
      <number:number number:decimal-places="1" number:min-integer-digits="1" number:grouping="true" number:display-factor="1000"/>
      <number:text>)</number:text>
    </number:number-style>
    <number:number-style style:name="N55P0">
      <number:text>(</number:text>
      <number:number number:decimal-places="2" number:min-integer-digits="1" number:grouping="true"/>
      <number:text>)</number:text>
    </number:number-style>
    <number:number-style style:name="N55P1">
      <number:text>(-</number:text>
      <number:number number:decimal-places="2" number:min-integer-digits="1" number:grouping="true"/>
      <number:text>)</number:text>
    </number:number-style>
    <number:text-style style:name="N55">
      <number:text-content/>
      <number:text> </number:text>
      <style:map style:condition="value()&gt;=0" style:apply-style-name="N55P0"/>
      <style:map style:condition="value()&lt;0" style:apply-style-name="N55P1"/>
    </number:text-style>
    <number:number-style style:name="N56P0">
      <number:number number:decimal-places="2" number:min-integer-digits="1" number:grouping="true"/>
      <number:text> </number:text>
    </number:number-style>
    <number:text-style style:name="N56">
      <number:text>(x)</number:text>
      <style:map style:condition="value()&gt;=0" style:apply-style-name="N56P0"/>
    </number:text-style>
    <number:text-style style:name="N57">
      <number:text>   </number:text>
      <number:text-content/>
    </number:text-style>
    <style:style style:name="AZ1" style:family="table-cell" style:data-style-name="N36">
      <style:table-cell-properties style:vertical-align="automatic"/>
      <style:text-properties fo:color="#000000" fo:font-size="7pt" style:font-size-asian="7pt" style:font-size-complex="7pt"/>
    </style:style>
    <style:style style:name="AZ1_32_2" style:display-name="AZ1 2" style:family="table-cell" style:data-style-name="N36">
      <style:table-cell-properties style:vertical-align="automatic"/>
      <style:text-properties fo:color="#000000" fo:font-size="7pt" style:font-size-asian="7pt" style:font-size-complex="7pt"/>
    </style:style>
    <style:style style:name="AZ1_32_3" style:display-name="AZ1 3" style:family="table-cell" style:data-style-name="N53">
      <style:table-cell-properties style:vertical-align="automatic"/>
      <style:text-properties fo:color="#000000" fo:font-size="7pt" style:font-size-asian="7pt" style:font-size-complex="7pt"/>
    </style:style>
    <style:style style:name="AZ2" style:family="table-cell" style:data-style-name="N38">
      <style:table-cell-properties style:vertical-align="automatic"/>
      <style:text-properties fo:color="#000000" fo:font-size="8pt" style:font-size-asian="8pt" style:font-size-complex="8pt"/>
    </style:style>
    <style:style style:name="AZ2_32_2" style:display-name="AZ2 2" style:family="table-cell" style:data-style-name="N54">
      <style:table-cell-properties style:vertical-align="automatic"/>
      <style:text-properties fo:color="#000000" fo:font-size="7pt" style:font-size-asian="7pt" style:font-size-complex="7pt"/>
    </style:style>
    <style:style style:name="AZ3" style:family="table-cell" style:data-style-name="N39">
      <style:table-cell-properties style:vertical-align="automatic"/>
      <style:text-properties fo:color="#000000" fo:font-size="7pt" style:font-size-asian="7pt" style:font-size-complex="7pt"/>
    </style:style>
    <style:style style:name="AZ3_32_2" style:display-name="AZ3 2" style:family="table-cell" style:data-style-name="N51">
      <style:table-cell-properties style:vertical-align="automatic"/>
      <style:text-properties fo:color="#000000" fo:font-size="7pt" style:font-size-asian="7pt" style:font-size-complex="7pt"/>
    </style:style>
    <style:style style:name="Komma_32_2" style:display-name="Komma 2" style:family="table-cell" style:data-style-name="N45"/>
    <style:style style:name="Prozent_32_2" style:display-name="Prozent 2" style:family="table-cell" style:data-style-name="N13"/>
    <style:style style:name="PZ1" style:family="table-cell" style:data-style-name="N48">
      <style:table-cell-properties style:vertical-align="automatic"/>
      <style:text-properties fo:color="#000000" fo:font-size="7pt" style:font-size-asian="7pt" style:font-size-complex="7pt" fo:font-style="italic" style:font-style-asian="italic" style:font-style-complex="italic"/>
    </style:style>
    <style:style style:name="PZ2" style:family="table-cell" style:data-style-name="N49">
      <style:table-cell-properties style:vertical-align="automatic" fo:background-color="transparent"/>
      <style:text-properties fo:color="#000000" fo:font-size="7pt" style:font-size-asian="7pt" style:font-size-complex="7pt" fo:font-style="italic" style:font-style-asian="italic" style:font-style-complex="italic"/>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Standard_32_2" style:display-name="Standard 2" style:family="table-cell" style:data-style-name="N0">
      <style:table-cell-properties style:vertical-align="automatic" fo:background-color="transparent"/>
      <style:text-properties fo:color="#000000" fo:font-size="10pt" style:font-size-asian="10pt" style:font-size-complex="10pt"/>
    </style:style>
    <style:style style:name="cf1" style:family="table-cell">
      <style:table-cell-properties fo:background-color="#FF8080"/>
    </style:style>
    <style:style style:name="cf2" style:family="table-cell">
      <style:table-cell-properties fo:background-color="#FFFFC0"/>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87401575in" fo:margin-left="0.7in" fo:margin-right="0.7in" fo:margin-bottom="0in"/>
      </style:header-style>
      <style:footer-style>
        <style:header-footer-properties fo:min-height="0.487401575in" fo:margin-left="0.7in" fo:margin-right="0.7in" fo:margin-top="0in"/>
      </style:footer-style>
    </style:page-layout>
    <style:page-layout style:name="pm2">
      <style:page-layout-properties fo:margin-top="0.393700787401575in" fo:margin-bottom="0.393700787401575in" fo:margin-left="0.78740157480315in" fo:margin-right="0.78740157480315in" style:print-orientation="portrait" style:print-page-order="ttb" style:first-page-number="continue" style:scale-to="100%" style:table-centering="horizontal"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3">
      <style:page-layout-properties fo:margin-top="0.393700787401575in" fo:margin-bottom="0.393700787401575in" fo:margin-left="0.590551181102362in" fo:margin-right="0.590551181102362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4">
      <style:page-layout-properties fo:margin-top="0.393700787401575in" fo:margin-bottom="0.393700787401575in" fo:margin-left="0.590551181102362in" fo:margin-right="0.590551181102362in" style:print-orientation="portrait" style:print-page-order="ttb" style:first-page-number="continue" style:scale-to="100%" style:table-centering="horizontal"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POHL Pauline</meta:initial-creator>
    <dc:creator>POHL Pauline</dc:creator>
    <meta:creation-date>2022-06-01T14:02:55Z</meta:creation-date>
    <dc:date>2022-06-01T14:34:36Z</dc:date>
    <meta:editing-duration>PT0S</meta:editing-duration>
  </office:meta>
</office:document-meta>
</file>